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LiSong Pro Light" fo:font-size="12.0pt" fo:background-color="#e0e0e0"/>
    </style:style>
    <style:style style:name="P3" style:family="paragraph" style:parent-style-name="Standard">
      <style:paragraph-properties fo:margin-bottom="0.1667in"/>
      <style:text-properties style:font-name="LiSong Pro Light" fo:font-size="12.0pt" fo:background-color="#ececec"/>
    </style:style>
    <style:style style:name="P4" style:family="paragraph" style:parent-style-name="Standard">
      <style:paragraph-properties fo:margin-bottom="0.1667in"/>
      <style:text-properties style:font-name="STSong" fo:font-size="12.0pt" fo:background-color="#ececec"/>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STSong" fo:font-size="12.0pt" fo:background-color="#e0e0e0"/>
    </style:style>
    <style:style style:name="P8" style:family="paragraph" style:parent-style-name="Standard">
      <style:paragraph-properties fo:margin-bottom="0.1667in"/>
      <style:text-properties style:font-name="Times" fo:font-size="12.0pt" fo:background-color="#e0e0e0"/>
    </style:style>
    <style:style style:name="T1" style:family="text">
      <style:text-properties style:font-name="LiSong Pro Light"/>
    </style:style>
    <style:style style:name="T2" style:family="text">
      <style:text-properties fo:color="#052726"/>
    </style:style>
    <style:style style:name="T3" style:family="text">
      <style:text-properties style:font-name="Times"/>
    </style:style>
    <style:style style:name="T4" style:family="text">
      <style:text-properties style:font-name="STSong"/>
    </style:style>
    <style:style style:name="T5"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text:span text:style-name="T1">陳真</text:span><text:s/>  |  2019.02.28 02:09   |   <text:a xlink:type="simple" xlink:href="http://palinfo.habago.org/Entry?Command=Information_PrintForum&amp;iPage=32#FORUM37262"><text:span text:style-name="T2">#</text:span></text:a></text:p>
      <text:p text:style-name="P2">我已經看了差不多第<text:span text:style-name="T3">20</text:span>遍<text:span text:style-name="T3"><text:s/>"</text:span>新喜劇之王<text:span text:style-name="T3">"</text:span>。剛剛趁小朋友睡著，看了第<text:span text:style-name="T3">21</text:span>遍。很難得的是，向來很少看第二遍電影的學姊，幾天內也連看了兩遍。一個人會喜歡什麼，不喜歡什麼，其實多少都是可以想像與預料的。<text:span text:style-name="T3"><text:s/><text:line-break/><text:line-break/></text:span>在我看來，這毫無疑問是周星馳最好的一部電影了。如夢一般悲愴的喜劇結局，卻給了我莫大的安慰。夢既如此美好，現實何懼？一夢到底，何必甦醒？<text:span text:style-name="T3"><text:s/><text:line-break/><text:line-break/>"</text:span>新喜劇之王<text:span text:style-name="T3">" </text:span>跟<text:span text:style-name="T3">20</text:span>年前的<text:span text:style-name="T3"><text:s/>"</text:span>喜劇之王<text:span text:style-name="T3">" </text:span>一樣，都有著底下這首曲子：<text:span text:style-name="T3"><text:s/><text:line-break/><text:line-break/>https://goo.gl/VgG4mo <text:line-break/><text:line-break/></text:span>這曲子，十幾年來，我聽它都不知道聽了幾萬回了。很多東西，言語說不上，音符卻能表白。<text:span text:style-name="T3"><text:s/><text:line-break/><text:line-break/></text:span>我活著，但我從不害怕，因為我躲進夢裏，就算宇宙毀滅，我也不打算出來面對現實。</text:p>
      <text:p text:style-name="P1"><text:span text:style-name="T1">陳真</text:span><text:s/>  |  2019.02.27 20:50   |   <text:a xlink:type="simple" xlink:href="http://palinfo.habago.org/Entry?Command=Information_PrintForum&amp;iPage=32#FORUM37261"><text:span text:style-name="T2">#</text:span></text:a></text:p>
      <text:p text:style-name="P3"><text:span text:style-name="T3">(</text:span>續<text:span text:style-name="T3">) <text:line-break/><text:line-break/>"E</text:span>等於<text:span text:style-name="T3">MC</text:span>平方<text:span text:style-name="T3">"</text:span>，上帝聽了會不會發笑，我不知道。我猜應該會吧。<text:span text:style-name="T3"><text:s/><text:line-break/><text:line-break/>Chomsky</text:span>曾經說：<text:span text:style-name="T3"><text:s/><text:line-break/><text:line-break/>"</text:span>科學研究就好像一個醉漢在大街上有路燈的這一側尋找他遺失在另一側的鑰匙。但他別無選擇，畢竟只有這一側才有燈光。<text:span text:style-name="T3">" <text:line-break/><text:line-break/></text:span>這話聽起來很悲觀，但說不定這才是知識發展的真實樣貌：我們始終只是在一種別無指望的情境下尋找出路，卻一直原地鬼打牆。<text:span text:style-name="T3"><text:s/><text:line-break/><text:line-break/></text:span>但也有這麼一種我們從小被教育、幾乎是所有人認知下的科學觀或知識觀：科學或知識彷彿就在一條既定的跑道上，一直進步、進步、再進步，直通真理的終點。<text:span text:style-name="T3"><text:s/><text:line-break/><text:line-break/></text:span>這聽起來很樂觀，樂觀得十分<text:span text:style-name="T3"><text:s/>"</text:span>單純<text:span text:style-name="T3">"</text:span>，彷彿真理或知識就只是像被上帝所刻意藏起來的一些寶貝，藏在某個地方，就等著天才們去<text:span text:style-name="T3"><text:s/>"</text:span>發現<text:span text:style-name="T3">"</text:span>。倘若事物本質真是如此，未免也太無厘頭了吧？！<text:span text:style-name="T3"><text:s/><text:line-break/><text:line-break/></text:span>不妨想一想，如果時光倒流千百萬年，歷史再整個重來一遍，科學史是否還會在同一條跑道上，以同樣的知識內涵，一樣的定理呈現，走著一樣的足跡，進步、進步、再進步？我猜應該不會。我不相信知識或真理會是這樣一種東西。<text:span text:style-name="T3"><text:s/><text:line-break/><text:line-break/></text:span>我這類想法，在這個後後後現代的年頭，幾乎可說老生常談，不足為奇。但在<text:span text:style-name="T3"><text:s/>"</text:span>古時候<text:span text:style-name="T3">"</text:span>，能夠這麼看待事物本性者，也許不容易。<text:span text:style-name="T3"><text:s/><text:line-break/><text:line-break/></text:span>比方說叔本華，在他看來，眼前這些已經被<text:span text:style-name="T3"><text:s/>"</text:span>發現<text:span text:style-name="T3">" </text:span>的自然法則，也許就像覆蓋在地球上的一塊布，咱們透過它來理解世界。但他也質疑，非得這塊布不行嗎？不會有另一塊布存在的可能嗎？倘若時光倒流，整個重來一遍，科學史難道就只是像錄影帶倒帶那樣，同樣的劇情再重演一遍？同樣的寶物<text:span text:style-name="T3"><text:s/>(</text:span>知識<text:span text:style-name="T3">)</text:span>，包括各種顛撲不破<text:span text:style-name="T3"><text:s/>(</text:span>？<text:span text:style-name="T3">) </text:span>的定理法則，就被再重新一一<text:span text:style-name="T3"><text:s/>"</text:span>挖掘<text:span text:style-name="T3">" </text:span>出土？上帝真有這麼幼稚嗎？<text:span text:style-name="T3"><text:s/><text:line-break/><text:line-break/></text:span>我們對此沒法說個究竟，但可確定的是，知識這東西並不確定；它或許在<text:span text:style-name="T3"><text:s/>"</text:span>某種<text:span text:style-name="T3">" </text:span>條件下成立，但這只是偶然，而非必然。誰知道究竟存在多少種<text:span text:style-name="T3"><text:s/>"</text:span>條件<text:span text:style-name="T3">" </text:span>之可能？<text:span text:style-name="T3"><text:s/><text:line-break/><text:line-break/></text:span>經驗與實證科學這類軟科學特別可笑，例如醫學<text:span text:style-name="T3"><text:s/>(</text:span>充滿規範意義的精神醫學就更不用說了<text:span text:style-name="T3">)</text:span>，它的科學史幾乎可以當成笑話集來讀。但是，硬科學如物理，也許一樣也只是隨機且偶然地被建構出來的一塊布，覆蓋在地球上，人們透過它來理解世界，但誰知道這塊布是否惟一存在？即便是，它的內容物或許也只是在某種條件下才成立，而非邏輯之必然。<text:span text:style-name="T3"><text:s/><text:line-break/><text:line-break/>Spinoza </text:span>說，一顆被擲向空中的石頭如果會思考，他可能會以為是自己在飛翔。這個隱喻往往用來質疑自由意志的可能性與有效性。但它或許也同樣可以用來質疑人們的理性能力。<text:span text:style-name="T3"><text:s/><text:line-break/><text:line-break/></text:span>理性膨風者，例如霍金<text:span text:style-name="T3"><text:s/>(Stephen Hawking)</text:span>，膨風到以為人類終究不但可以抵達真理的終點，而且可以<text:span text:style-name="T3">"</text:span>找到<text:span text:style-name="T3">" </text:span>那個足以解釋萬物一切現象<text:span text:style-name="T3"><text:s/>(</text:span>甚至他還宣稱包括解釋路人甲為何會愛上路人乙<text:span text:style-name="T3">) </text:span>的終極式子，謂之<text:span text:style-name="T3"><text:s/>"</text:span>一切理論<text:span text:style-name="T3">" (theory of everything)</text:span>。<text:span text:style-name="T3"><text:s/><text:line-break/><text:line-break/></text:span>這聽起來真是很無厘頭，也許是好萊塢科幻片看太多了。有一回<text:span text:style-name="T3"><text:s/>"</text:span>星際大戰<text:span text:style-name="T3">" </text:span>重新搬上大銀幕，我和學姐也有去看，散場時，走出劍橋的電影院，差點撞到一個人，那個人就是霍金，他也騎著輪椅跑來看這電影。<text:span text:style-name="T3"><text:s/><text:line-break/><text:line-break/></text:span>十幾二十年前，我還曾幼稚到寫了篇學術論文批評他的這個<text:span text:style-name="T3"><text:s/>"</text:span>一切理論<text:span text:style-name="T3">"</text:span>。後來很快就發現，此人講話前言不罩後語，信口開河，聽聽便罷，沒法當真。我不明白他為何要一下說這樣，一下又說那樣，一下說<text:span text:style-name="T3"><text:s/>"</text:span>一切理論<text:span text:style-name="T3">" </text:span>即將發現，一下又說永遠不可能有這種理論。也許就如他所說，他很缺買奶粉錢，倘若不瞎掰一番，怎麼吸引大眾與媒體？這是題外話，但霍金所代表的科學主義<text:span text:style-name="T3"><text:s/>(scientism)</text:span>，恰恰就是這麼一回事，相當幼稚，別說上帝聽了發笑，連我都覺得可笑。<text:span text:style-name="T3"><text:s/><text:line-break/><text:line-break/></text:span>當然，霍金本身的這類思維，只能當笑話看，不值得批評。畢竟打擊一種東西，自然是應該打擊它的最強項，而非打擊它的無厘頭。比方說，如果你要說知識是一種建構之物，那麼，數學理當就該是你的首要敵人，而非打擊近乎迷信、根本挨不起打的什麼心理分析。<text:span text:style-name="T3"><text:s/><text:line-break/><text:line-break/></text:span>別人怎麼想的我管不著，但我對於那些帶著不確定性的人為造物，一如知識與各項技能，總是缺乏那最深沉的敬意。<text:span text:style-name="T3"><text:s/><text:line-break/><text:line-break/></text:span>我若是那顆被拋向空中的石頭，應該不會因此產生<text:span text:style-name="T3"><text:s/>"</text:span>俺擁有自由意志<text:span text:style-name="T3">" </text:span>的美麗幻想才對。可當石頭落地，碎掉了，受了傷，倘若石頭有知覺，能感受到痛，我做為這顆石頭，喊著<text:span text:style-name="T3"><text:s/>"</text:span>好痛<text:span text:style-name="T3">"</text:span>！這時候，我應該不會懷疑主義的疑心病發作，懷疑究竟是誰在痛，<text:span text:style-name="T3">"</text:span>是我嗎？<text:span text:style-name="T3">" <text:line-break/><text:line-break/></text:span>這事無可懷疑。當我說<text:span text:style-name="T3"><text:s/>"</text:span>好痛<text:span text:style-name="T3">"</text:span>，意思就是<text:span text:style-name="T3"><text:s/>"</text:span>我好痛<text:span text:style-name="T3">"</text:span>；除了我，不會有別人了。因此，<text:span text:style-name="T3"><text:s/>"</text:span>我好痛<text:span text:style-name="T3">" </text:span>的<text:span text:style-name="T3"><text:s/>"</text:span>我<text:span text:style-name="T3">" </text:span>不但可省略，而且這個痛，肯定相當真實而確定，我不會懷疑說：<text:span text:style-name="T3"><text:s/>"</text:span>我真的在痛嗎？<text:span text:style-name="T3">" "</text:span>我會不會搞錯了？也許我根本不痛，也許是我旁邊這個人在痛。<text:span text:style-name="T3">" </text:span>它是如此確定，以致於我根本不需要再另外尋找參照物才能確定自己是否疼痛。<text:span text:style-name="T3"><text:s/><text:line-break/><text:line-break/>"</text:span>我<text:span text:style-name="T3">" </text:span>是個奇怪的東西，是世上最大的謎。有我沒我差很大，使得人事物截然不同。比方說，所謂人如其文，一個人如何，<text:span text:style-name="T3">"</text:span>作品<text:span text:style-name="T3">" </text:span>便也如何。我會在一秒鐘之內，從一個完全沒讀過維根斯坦的人，僅僅因為他書上序言寫的一句話<text:span text:style-name="T3"><text:s/>( "</text:span>我想寫一本好書，但這樣的時光已經流逝。<text:span text:style-name="T3">") </text:span>而愛上他，決定此生與他共存亡，這並不奇怪，畢竟若不是那樣的人，不可能寫出那樣的話。<text:span text:style-name="T3"><text:s/><text:line-break/><text:line-break/></text:span>人和作品就像身體和他的影子，肉體如何，影子便如何，形影不離。我們會愛一個人的<text:span text:style-name="T3"><text:s/>"</text:span>作品<text:span text:style-name="T3">"</text:span>，是因為我們愛他；反之亦然。我們倘若真的愛一個人，就會愛他的一切<text:span text:style-name="T3"><text:s/>"</text:span>作品<text:span text:style-name="T3">"</text:span>。荷索說得對，<text:span text:style-name="T3">"</text:span>我就是我的電影<text:span text:style-name="T3">"</text:span>，倒過來說也一樣，我的電影就是我。生命和作品是分不開的。你可以複製或學習某種技術或知識，但你永遠都不可能複製某種生命造化。<text:span text:style-name="T3"><text:s/><text:line-break/><text:line-break/></text:span>我們不會因為一個人數學考一百分而愛上他，也不會因為他很會打籃球就對他傾心，畢竟知識技能和生命終究是兩回事。但<text:span text:style-name="T3"><text:s/>"</text:span>文<text:span text:style-name="T3">" </text:span>則不同。所謂人如其文，文既與生命形影相隨，因之是獨特的，唯一的，不可複製的。但某個人擁有某種技術、能力或知識，其實就像他身上穿的衣服那樣，我們總不會也不該因為某個人穿了件漂亮衣服而愛上他。<text:span text:style-name="T3"><text:s/><text:line-break/><text:line-break/></text:span>華服美衣之類的東西，終究是人事物的枝微末節，絲毫打動不了人心，至少打動不了我的心。我往往都是抱著看笑話的心態看待這類一直在進步、進步、再進步、充滿不確定性的東西。反之，我喜歡那些永遠不會進步、比江河萬古流還更穩定的東西，超脫時空之外，然後我明白：這就是永恆了。<text:span text:style-name="T3"><text:s/><text:line-break/><text:line-break/></text:span>看診零碎時間，沒頭沒腦隨便寫寫，各位不用太計較。再忍耐十分鐘就可以下班了。</text:p>
      <text:p text:style-name="P1"><text:span text:style-name="T1">陳真</text:span><text:s/>  |  2019.02.26 20:11   |   <text:a xlink:type="simple" xlink:href="http://palinfo.habago.org/Entry?Command=Information_PrintForum&amp;iPage=32#FORUM37260"><text:span text:style-name="T2">#</text:span></text:a></text:p>
      <text:p text:style-name="P2">捷克作家<text:span text:style-name="T3">Milan Kundera </text:span>有句名言說：<text:span text:style-name="T3">"</text:span>人類一思考，上帝就發笑。<text:span text:style-name="T3">" </text:span>其實別說上帝，許多時候連我都想笑；每當看到一些學者專家或文人雅士們裝模作樣故做深刻狀，論述一些有的沒的低能想法時，我就覺得很好笑；並非我的思考水平遠勝他們，而是因為我能看出你我之思考能力都不足以自豪；倘若有人缺乏這點自知之明，就會顯得很可笑。<text:span text:style-name="T3"><text:s/><text:line-break/><text:line-break/>"</text:span>人類一思考，上帝就發笑。<text:span text:style-name="T3">" </text:span>人看人尚且可笑，何況神看人。但我相信，人類一哀嚎，就連神明恐怕也會悲從中來。因為，就算細微如甲蟲，一如莎士比亞所說，牠的痛苦依然跟巨人的痛苦一樣巨大。生命透過己身的痛苦，取得一種神聖性。<text:span text:style-name="T3"><text:s/><text:line-break/><text:line-break/></text:span>另一方面，一如思考與認知能力，但凡具有高低比較性質者，觀看位置不同，所見亦不同。五十八樓當然比三樓高，但若站在穹蒼觀之，任憑你幾樓高，統統不過一個小不點。愛因斯坦再大，大不過天之皮毛。<text:span text:style-name="T3"><text:s/><text:line-break/><text:line-break/></text:span>維根斯坦對自己的思想曾下了一個根本註解，人們往往因其難以理解而略過，甚至視為不相干或不具重要性。維根斯坦是這麼說的，他說他不管寫什麼說什麼，<text:span text:style-name="T3">"</text:span>我沒辦法不從宗教的觀點來看待一切<text:span text:style-name="T3">"</text:span>。奇怪的是，千萬字著作中，他卻對於神或宗教隻字不提。<text:span text:style-name="T3"><text:s/><text:line-break/><text:line-break/></text:span>宗教的觀點，無非就是一種神的眼光。凡事在人看是這樣，在神看卻又是那樣，位置不同，所見亦不同。在神的眼裏，表面高低與進退不再具有任何意義。由此不難理解維根斯坦死後數年才出版的<text:span text:style-name="T3"><text:s/>"Philosophical Investigations" </text:span>一書的卷頭語如此寫著：<text:span text:style-name="T3">"</text:span>每一項進步，表面上看起來都比實際上的更偉大。<text:span text:style-name="T3">" <text:line-break/><text:line-break/></text:span>當然，我們希望能夠具有像神那樣一種眼光，不代表我們真的有可能做到。<text:span text:style-name="T3"><text:s/><text:line-break/><text:line-break/></text:span>三十年前當了醫生後，三餐不再憂愁，於是捐了些錢，買了數百捲錄音帶，到處送人。那是一捲由許多救援重生的雛妓所組成的合唱團所合唱的音樂帶，裏頭有一首歌，歌詞大約是這麼唱的：我們是一朵朵百合花，<text:span text:style-name="T3">"</text:span>在人們眼中只是普通的一朵，在神看不一樣<text:span text:style-name="T3">"</text:span>。<text:span text:style-name="T3"><text:s/><text:line-break/><text:line-break/></text:span>為何會不一樣？世上無數花朵，哪會有所不同？當然不同。這個人的媽媽，跟那個人的媽媽，雖然都是人，但她們怎麼會一樣？生命具有一種普世性，同時也具有一種獨特性<text:span text:style-name="T3"><text:s/>(UNIQUENESS)</text:span>，各有滄桑，無從比較。<text:span text:style-name="T3"><text:s/><text:line-break/><text:line-break/></text:span>我沒法評價愛因斯坦的物理學，但我相信，這類具有所謂<text:span text:style-name="T3"><text:s/>"</text:span>進展<text:span text:style-name="T3">" </text:span>或<text:span text:style-name="T3"><text:s/>"</text:span>進步<text:span text:style-name="T3">" </text:span>的東西，距離事物的真相之遙遠，很可能十萬八千億光年，說不定連皮毛都談不上。一千年前的人活在當今社會，肯定瞠目結舌；我們倘若活在一千年後，何嘗不也如此？誰也不知道究竟知識距離事物的本質還有多遠，但你總不會以為知識已到盡頭，誰知道往後還會有多少個也許更<text:span text:style-name="T3"><text:s/>"</text:span>偉大<text:span text:style-name="T3">" </text:span>的<text:span text:style-name="T3"><text:s/>"</text:span>愛因斯坦<text:span text:style-name="T3">"</text:span>？<text:span text:style-name="T3"><text:s/><text:line-break/><text:line-break/></text:span>因此，我能輕易想像這樣一種可能性：在往後千百年之中，人類倘若還沒滅亡，知識樣貌很可能又會<text:span text:style-name="T3"><text:s/>"</text:span>進步<text:span text:style-name="T3">" </text:span>到另一種與今截然不同的光景。<text:span text:style-name="T3"><text:s/><text:line-break/><text:line-break/></text:span>但我同時也能想像，任憑滄海桑田，生命悲歡卻亙古不變。幾千年前的人所留下的作品，絕不亞於當今作品，因為這類非關知識的東西並不具有累積性與進步性；它不像知識，它沒有<text:span text:style-name="T3"><text:s/>"</text:span>基礎<text:span text:style-name="T3">"</text:span>，它不需要累積與進步。或者說，它的基礎無非就是生命本身。倘若我們能留下數百萬年前人類的身影，相信眼淚是一樣的，笑容是一樣的，一模一樣的悲歡。<text:span text:style-name="T3"><text:s/><text:line-break/><text:line-break/></text:span>亙古不變的生命題材中，歡笑千古依舊，眼淚更是無從比較高下。在這樣一種無邊無際的<text:span text:style-name="T3"><text:s/>"</text:span>同一性<text:span text:style-name="T3">" </text:span>中，卻又各自有了獨特性。宇宙之間花朵無數，為何我偏愛某一朵？她之如此特別，難道是因為透過比較與競爭而來？從而也可被取代？當然不是。<text:span text:style-name="T3"><text:s/><text:line-break/><text:line-break/></text:span>在這個意義上，<text:span text:style-name="T3">"</text:span>我<text:span text:style-name="T3">" </text:span>相信沈從文就是永恆了，莫札特就是永恆了，乃至於周星馳也是永恆，甚至我自己、我的家人與親友以及阿憨和鹿鹿、阿乖、大頭仔<text:span text:style-name="T3">...</text:span>等等等所有我的動物親人們，全是永恆。<text:span text:style-name="T3"><text:s/><text:line-break/><text:line-break/></text:span>為什麼呢？因為，套句<text:span text:style-name="T3"><text:s/>"</text:span>小王子<text:span text:style-name="T3">" </text:span>的話，他們把我<text:span text:style-name="T3">--</text:span>或我把他們<text:span text:style-name="T3">--</text:span>給<text:span text:style-name="T3"><text:s/>"</text:span>馴服<text:span text:style-name="T3">" </text:span>了。一個東西，一旦被馴服，就此有了一種獨特性，一種根本價值，因此，在人們的眼裏，我可能只是千千萬萬個跑龍套之一，只是個卑微不堪聞問的雛妓，但在那獨特的眼光裏，我卻不一樣了，如許神聖，我成為一種永恆；宇宙有多遠，我就有多遠，獨一無二地存在。<text:span text:style-name="T3"><text:s/><text:line-break/><text:line-break/></text:span>我能毫無困難地想像，透過<text:span text:style-name="T3"><text:s/>AI (</text:span>人工智慧<text:span text:style-name="T3">) </text:span>的發展及其與生物體的結合，也許哪一天，如同愛因斯坦一般的大腦是可以訂製的。但我無法想像，別說訂製一個沈從文，一個莫札特，就連訂製一隻具有跟阿憨一樣滄桑生命的小狗都不可能。一切身外物都有可能複製，唯有生命獨特而無價。茫茫天地間，我馴服了那朵花；我與她，從而也將永恆。<text:span text:style-name="T3"><text:s/><text:line-break/><text:line-break/></text:span>我心如是卻說不清，只能說這樣。這一切敘述，如同家書情書，不離方寸之間，毫無公眾意義，無從驗證，自然也無從辯駁。</text:p>
      <text:p text:style-name="P1"><text:span text:style-name="T1">邹子恒</text:span><text:s/>  |  2019.02.26 11:14   |   <text:a xlink:type="simple" xlink:href="http://palinfo.habago.org/Entry?Command=Information_PrintForum&amp;iPage=32#FORUM37259"><text:span text:style-name="T2">#</text:span></text:a></text:p>
      <text:p text:style-name="P4"><text:span text:style-name="T1">我能想象将</text:span>来有一天，总会有戏剧天才的产生，因为人生命中的痛苦是永恒的。但是像爱因斯坦那样在恰当的时间<text:span text:style-name="T3">——“</text:span><text:span text:style-name="T1">两朵</text:span>乌云<text:span text:style-name="T3">”</text:span><text:span text:style-name="T1">中</text:span>诞生，又一口气只凭自己的天才将物理学往后连推动两步的巨人，我是不太相信能再有的。</text:p>
      <text:p text:style-name="P5"/>
      <text:p text:style-name="P1"><text:span text:style-name="T1">牧宜</text:span><text:s/>  |  2019.02.25 14:32   |   <text:a xlink:type="simple" xlink:href="http://palinfo.habago.org/Entry?Command=Information_PrintForum&amp;iPage=33#FORUM37258"><text:span text:style-name="T2">#</text:span></text:a></text:p>
      <text:p text:style-name="P3">關於習近平與小熊維尼，我覺得是小熊維尼很倒楣，被利用了。<text:span text:style-name="T3"><text:s/><text:line-break/><text:line-break/></text:span>一、小熊維尼很可愛<text:span text:style-name="T3"><text:s/><text:line-break/><text:line-break/></text:span>小熊維尼那部卡通的角色都很可愛。<text:span text:style-name="T3"><text:s/></text:span>如果完全不談政治，卡通角色本身很可愛。我曾經花錢買過其玩偶，送給朋友。<text:span text:style-name="T3"><text:s/><text:line-break/><text:line-break/><text:line-break/></text:span>二、不確定的部份<text:span text:style-name="T3"><text:s/><text:line-break/><text:line-break/></text:span>把「某個人」類比為小熊維尼，這樣做對嗎？<text:span text:style-name="T3"><text:s/><text:line-break/><text:line-break/></text:span>也許可分開討論。<text:span text:style-name="T3"><text:s/><text:line-break/><text:line-break/>(1)</text:span>隔壁張先生很善良，長相也可愛，鄰居稱他小熊維尼。<text:span text:style-name="T3"><text:s/><text:line-break/>(2)</text:span>工作職場上，某個人個性溫和，好好先生，大家都叫他小熊維尼。<text:span text:style-name="T3"><text:s/><text:line-break/>(3)</text:span>某個人是濫好人，老是被欺負，身材上又有小腹，被別人取笑為小熊維尼，還老是動手動腳玩弄他的肚子。<text:span text:style-name="T3"><text:s/><text:line-break/>(4)</text:span>把習近平類比小熊維尼，將安倍晉三類比那隻憂鬱的驢子<text:span text:style-name="T3">(</text:span>屹耳<text:span text:style-name="T3">)</text:span>，將歐巴馬類比跳跳虎。<text:span text:style-name="T3"><text:s/><text:line-break/><text:line-break/>…</text:span>因為情況背景多樣化。要個別討論。但不是扯到小熊維尼就萬事<text:span text:style-name="T3">ok</text:span>，善良無害。<text:span text:style-name="T3"><text:s/><text:line-break/><text:line-break/></text:span>三、政治上，不應該拿習近平與小熊維尼開玩笑<text:span text:style-name="T3"><text:s/><text:line-break/><text:line-break/></text:span>既然大陸人民在意這件事，那我們就應該少提或不提這件事。<text:span text:style-name="T3"><text:s/></text:span>若有台灣人整天把習近平與維尼連想在一起，並不是突顯個人自由，而是有兩種可能<text:span text:style-name="T3"><text:s/></text:span>：<text:span text:style-name="T3"><text:s/>(1)</text:span>突顯一個人的腦殘、與「跟風」，有人帶風向就一窩蜂跟著模仿。<text:span text:style-name="T3"><text:s/>(2) </text:span>突顯其政治上的惡意。<text:span text:style-name="T3"><text:s/><text:line-break/><text:line-break/></text:span>再一個類比。如果今天你的朋友，對於你給他取一個外號叫「維尼」並不開心，甚至生氣，你會避免再那樣叫他。因為你們是朋友，叫不叫他「維尼」相較於維繫你們的友誼，兩相比較權衡，根本是無關緊要的小事。<text:span text:style-name="T3"><text:s/></text:span>如果你還是一直叫他「維尼」，則證明<text:span text:style-name="T3">…</text:span>你們不是好朋友。<text:span text:style-name="T3"><text:s/></text:span>你對他大概積怨很深，想不斷激怒他。<text:span text:style-name="T3"><text:s/><text:line-break/><text:line-break/></text:span>習近平不是我私人上的朋友，我根本不認識他<text:span text:style-name="T3">(</text:span>這當然<text:span text:style-name="T3">)</text:span>。但他是中國領導人，他過得好不好，與你我的福祉息息相關。<text:span text:style-name="T3"><text:s/></text:span></text:p>
      <text:p text:style-name="P1"><text:span text:style-name="T1">王修亮</text:span><text:s/>  |  2019.02.24 23:18   |   <text:a xlink:type="simple" xlink:href="http://palinfo.habago.org/Entry?Command=Information_PrintForum&amp;iPage=33#FORUM37257"><text:span text:style-name="T2">#</text:span></text:a></text:p>
      <text:p text:style-name="P2">這幾天網路上大大吹掠著「還願」的訊息，是熊姐喜歡的遊戲，不是遊戲的玩法，而是結構與美術設計。<text:span text:style-name="T3"><text:s/><text:line-break/></text:span>「那裏面的建築起居，是我小時候在婆婆、阿公家熟悉親切的。」<text:span text:style-name="T3"><text:s/><text:line-break/></text:span>今天總算忙完了，撈起一篇略看了看，心中一念升起：啊！可惜了！<text:span text:style-name="T3"><text:s/><text:line-break/></text:span>轉了篇給熊姐，熊姐看罷，非常激動。<text:span text:style-name="T3"><text:s/><text:line-break/><text:line-break/></text:span>「這個遊戲對我來說原本是一件精緻、美好的藝術創作，像一座全新的橋樑，兩岸糾結了這麼多年這麼多事，這個遊戲即使隱藏了一些價值差異，但仍然可以做得如此美好，可是這個遊戲製作者的選擇，卻如此愚蠢而粗魯，把一切又變回了那些多年來不斷反覆、毫無希望的陳舊腐敗。」<text:span text:style-name="T3"><text:s/><text:line-break/><text:line-break/></text:span>「妹妹，這也無可奈何，偏見與謊言使人狹隘，即使雲遊過世界，即使親自走過，狹隘的心仍然困住親見的眼。」<text:span text:style-name="T3"><text:s/><text:line-break/><text:line-break/></text:span>「現代人這麼缺乏美好，但是卻總是故意親手破壞自己創造的美好。我創造一些東西時，是希望別人能理解我，而不是希望別人討厭我。即使是希望別人討厭我，我也必然是以真誠的心創造那個美好的希望。我為甚麼要去創造醜惡？我希望討厭我的人，一定是因為我覺得他醜惡，那我應該更展現我的美好，而不是模仿他的醜惡啊！<text:span text:style-name="T3"><text:s/><text:line-break/></text:span>這個遊戲我覺得畫面真美，但這種低級的羞辱卻如此醜惡，為甚麼上天會把這麼美好的創造能力，賦於會如此選擇低級的人們？我真的不明白啊！<text:span text:style-name="T3"><text:s/><text:line-break/></text:span>在一個遊戲裡放進一張那樣刻意羞辱某人的畫與字句，是在糟蹋自己的藝術，好像把自己的遊戲當成一個笑話。<text:span text:style-name="T3"><text:s/><text:line-break/></text:span>信任和希望是會被消磨殆盡的<text:span text:style-name="T3">……</text:span>我對人類本來就很厭惡了，這對我是加大的傷害。」<text:span text:style-name="T3"><text:s/><text:line-break/><text:line-break/></text:span>「也許有人認為這就是自由吧！也許有人認為，這只是開個玩笑，不是傷害！」<text:span text:style-name="T3"><text:s/><text:line-break/><text:line-break/></text:span>「如果有人說我的作品傷害到他，我會去思考原因，並且衡量他被傷害的程度與我的自由發表之間，有哪些可以均衡，可以避免。這需要很多時間與思考，也許現在的人，不想花這些時間與思考，只要堅持自己有自由就好。」<text:span text:style-name="T3"><text:s/><text:line-break/><text:line-break/></text:span>「有人會說這叫做自我設限，內心的小警總。」<text:span text:style-name="T3"><text:s/><text:line-break/><text:line-break/></text:span>「這種政治化多麼狹隘啊！發自真誠的創作不會有任何傷害，因為屬於純藝術，屬於純個人內在的美，本來就無須也無能和他人溝通。需要和人溝通的藝術，商業藝術，當然就要考慮、顧慮、均衡人情人心。商業藝術創作面對的是人心，如果連面對的是人心還是政治都不故意不去分辨，是一般人民還是政客都故意不去分辨，那創作出來的就不是藝術，是謊言。」<text:span text:style-name="T3"><text:s/><text:line-break/><text:line-break/></text:span>然後一整個下午，熊姐都很沮喪，甚麼事都不能做，開始偏頭痛。<text:span text:style-name="T3"><text:s/><text:line-break/><text:line-break/></text:span>「妹妹，試試看不要受外界影響？」<text:span text:style-name="T3"><text:s/><text:line-break/></text:span>明知這樣勸是沒有用的，我也只能這樣勸。<text:span text:style-name="T3"><text:s/><text:line-break/><text:line-break/></text:span>「我都不知道我還能怎麼做了，覺得好羞愧。對生在此地感到羞恥，但我完全不想移民，心理和現實上都有難以離開的理由。或許出生在這裡就是一種罪孽，我開始覺得自己是一個膽小懦弱的人，不論我存在或不存在，本身的價值根本不夠支撐任何東西，無能幫助這個世界更好，只有抱怨和情緒。」<text:span text:style-name="T3"><text:s/><text:line-break/><text:line-break/></text:span>「妹妹，我們是凡人，但是我們並非沒有作為只有情緒，你畫的許多圖畫會紓解人們的心，我做的教學會開啟人的思考。會使世界更好或更壞嗎？我們不知道，但是我們真誠而持續學習的做著，這也是很真誠的美啊！<text:span text:style-name="T3"><text:s/><text:line-break/></text:span>這個世界能夠更好，可能是少數菁英成為中流砥柱，辛苦的帶領出很好的風氣，但也是因為有我們這樣平凡的人，環繞著砥柱默默做著自己本分、能做的事，使中流砥柱不會太快速倒下。所以我們的微小，通常會成就某些人的偉大，進而使世界崩壞的速度減緩，使世界可能無法更好，但也不至於更壞。<text:span text:style-name="T3"><text:s/><text:line-break/></text:span>這也是一種平凡的價值，不要認為自己沒有價值，人只要真誠學習，就有價值。即使我們平凡到僅僅只對家人有價值，我們的家庭，就使世界的這個點，心靈安穩富足，這就是我倆的價值。」<text:span text:style-name="T3"><text:s/><text:line-break/><text:line-break/></text:span>熊姐走過來抱住我，兩人慢慢的，恢復溫暖與安寧。</text:p>
      <text:p text:style-name="P1"><text:span text:style-name="T1">楊宏</text:span><text:s/>  |  2019.02.23 11:43   |   <text:a xlink:type="simple" xlink:href="http://palinfo.habago.org/Entry?Command=Information_PrintForum&amp;iPage=33#FORUM37256"><text:span text:style-name="T2">#</text:span></text:a></text:p>
      <text:p text:style-name="P6"><text:span text:style-name="T1">火鍋大王用我最喜歡的思維方式給我上了一堂精彩的哲學課。</text:span><text:s/><text:line-break/><text:line-break/><text:span text:style-name="T1">摆脱邪教洗</text:span><text:span text:style-name="T4">脑的哲学讨论：现实的本质？</text:span><text:s/>&amp;;#124; Nothing is True <text:line-break/>https://youtu.be/YzJLynSilao <text:line-break/></text:p>
      <text:p text:style-name="P1"><text:span text:style-name="T1">王修亮</text:span><text:s/>  |  2019.02.22 16:57   |   <text:a xlink:type="simple" xlink:href="http://palinfo.habago.org/Entry?Command=Information_PrintForum&amp;iPage=33#FORUM37254"><text:span text:style-name="T2">#</text:span></text:a></text:p>
      <text:p text:style-name="P2">這是幾年前想過、寫過的文，這兩天看到許多討論，自己也重新思考了一次，再次記錄。<text:span text:style-name="T3"><text:s/><text:line-break/><text:line-break/></text:span>我一向認為靈魂沒有性別，當然也沒有情慾，是一種純真的愛。<text:span text:style-name="T3"><text:s/><text:line-break/></text:span>這純真的愛是廣大無私的，本來就無分性別種類，因為無關肉體。<text:span text:style-name="T3"><text:s/><text:line-break/></text:span>但是當靈魂轉變為人，進入胎兒的行程時，整個過程就是大自然物質的運作了。大自然只是一個自行運作的物質世界，負責為靈魂創造物質的身體。<text:span text:style-name="T3"><text:s/><text:line-break/></text:span>物質是身，靈魂是心。<text:span text:style-name="T3"><text:s/><text:line-break/></text:span>愛是本質，發於心是有情，發於身是慾。<text:span text:style-name="T3"><text:s/><text:line-break/></text:span>撇開聖人不談，最接近本質純愛的是父母親情，沒有任何條件，沒有物質的欲望，兄弟姊妹有若干條件，但也可以保有本質。最有條件的是友情，要昇華到知己至交不容易，但也不是沒有。最複雜的是愛情，身心情慾糾結，如果雙方不能同時是心靈的知己至交，依賴身慾的愛情是艱難而令人疲憊的。<text:span text:style-name="T3"><text:s/><text:line-break/><text:line-break/></text:span>肉體本來就只是地球上的過程，生命的肉體由大自然創作，也終會毀壞腐敗於大自然，靈魂與無限的愛仍然歸屬於未知的永恆。<text:span text:style-name="T3"><text:s/><text:line-break/></text:span>愛是靈魂，只是需要在肉體上實踐與表達。因此愛的原貌在心靈上並沒有分性別種類，有了身體以後，才因為生理的各種因素產生男女配偶的情慾。<text:span text:style-name="T3"><text:s/><text:line-break/></text:span>因為物質界的大自然不夠完美，某些先天或後天的錯置，便發生了同性慾情這一類的狀況。<text:span text:style-name="T3"><text:s/><text:line-break/><text:line-break/></text:span>物質是有形的，所以容易疏漏，生命偶而會因為大自然物質運作的疏漏而少了甚麼，或是錯置了甚麼<text:span text:style-name="T3">(</text:span>從大自然常態相對而言<text:span text:style-name="T3">)</text:span>，人如此，動物植物也如此。<text:span text:style-name="T3"><text:s/><text:line-break/></text:span>當然還有許多其他各種各樣的後天錯置<text:span text:style-name="T3">(</text:span>成長時環境的各種影響<text:span text:style-name="T3">)</text:span>。不論是先天或後天，都不應該再加以人為故意扭曲<text:span text:style-name="T3">(</text:span>例如人口販賣的孌童與古時的戲子或是中國南方的契兄契弟<text:span text:style-name="T3">)</text:span>，或是刻意引誘<text:span text:style-name="T3">(</text:span>例如只引導肉體情慾的多元嘗試，故意不同時教育心靈層次的愛與真誠<text:span text:style-name="T3">)</text:span>。<text:span text:style-name="T3"><text:s/><text:line-break/><text:line-break/></text:span>說起來似乎天然最好，然而人類早已脫離自然環境，制度上也早已進入半人工的人倫制度，生活於各種群體組織之內，沒有絕對的自由，所有外在的行為方式，都必然主動或被動受到拘束與限制。<text:span text:style-name="T3"><text:s/><text:line-break/></text:span>心與法律，內在自我提醒與外在強制約束。<text:span text:style-name="T3"><text:s/><text:line-break/><text:line-break/></text:span>父母家教是心靈培育和身體行為自我控制能力的第一個學習場域，協助他找到真誠的愛與性。<text:span text:style-name="T3"><text:s/><text:line-break/></text:span>學校教育是輔助，輔助家教得以接軌群體社會，取得個人家庭價值與社會的均衡。<text:span text:style-name="T3"><text:s/><text:line-break/></text:span>性教育當然也不可能獨立為一個課程，而是人格整體身心均衡教育的一部分，是愛在身體情慾上實踐的一部分，所以要從生活整體進行學習。<text:span text:style-name="T3"><text:s/><text:line-break/></text:span>例如你愛一個對象，如何分辨自己的感受與思考<text:span text:style-name="T3">?</text:span>如何認知他的感受思考<text:span text:style-name="T3">?</text:span>如何讓彼此應對相處<text:span text:style-name="T3">?</text:span>如何在挫折時自處與溝通<text:span text:style-name="T3">? <text:line-break/><text:line-break/></text:span>不論是大自然還是人為環境影響的各種錯置，只要是真誠的愛，愛的本質都是相同的，不應該使我們因為外在形式不同而刻意分化成各種對立團體，甚至相互厭惡輕視攻擊。<text:span text:style-name="T3"><text:s/><text:line-break/></text:span>重要的是真誠的愛如何發之於身體行為，發而皆中節，得到溝通的效果，不只不傷害彼此，還能有助。<text:span text:style-name="T3"><text:s/><text:line-break/><text:line-break/></text:span>法律本應是社會共識的約定，經由溝通完成，並隨著時間情境的推移而不斷修正，若沒有真誠，沒有溝通，法律就失去支援社會的意義，成為某些人的肉體或心靈自由，卻成為另一些人的心靈或身體迫害。<text:span text:style-name="T3"><text:s/><text:line-break/></text:span>法律會成為相互霸凌的幫兇，掌握在力量強權或知識強權的手中。<text:span text:style-name="T3"><text:s/><text:line-break/><text:line-break/></text:span>我不能確知：和我不同情欲的人們，到底有多少是天生，多少是後天影響<text:span text:style-name="T3">? <text:line-break/></text:span>但不論是先天錯置或是後天養成，如果已經無法改變，只要真誠真心，只要深知雙方靈魂的愛，那都是美好的，值得愛的。<text:span text:style-name="T3"><text:s/><text:line-break/><text:line-break/></text:span>我們應該都有愛，欠的只是溝通的學習，不論是彼此還是不同團體。</text:p>
      <text:p text:style-name="P1"><text:span text:style-name="T1">陳真</text:span><text:s/>  |  2019.02.22 10:51   |   <text:a xlink:type="simple" xlink:href="http://palinfo.habago.org/Entry?Command=Information_PrintForum&amp;iPage=33#FORUM37252"><text:span text:style-name="T2">#</text:span></text:a></text:p>
      <text:p text:style-name="P3"><text:span text:style-name="T3">"</text:span>同性戀是先天的，自然的。可惡護家盟，可以告他們違憲，怎麼現在還有人用假道學強押特定壓力給別人。<text:span text:style-name="T3">" <text:line-break/><text:line-break/></text:span>我看到一位同事在<text:span text:style-name="T3">Line</text:span>裏寫以上這些話，我給他寫了回應如下：<text:span text:style-name="T3"><text:s/><text:line-break/><text:line-break/>1. </text:span>同性戀在過去普遍被視為是一種病，直到上個世紀七零年代，<text:span text:style-name="T3">DSM</text:span>診斷標準才把它從精神疾病項目中去除，而世界衛生組織的<text:span text:style-name="T3"><text:s/>ICD</text:span>診斷系統則是直到<text:span text:style-name="T3">1990</text:span>年才除病化。<text:span text:style-name="T3"><text:s/><text:line-break/><text:line-break/>2. </text:span>同性戀過去不但是一種病，更是一種罪，直到現在，大部份國家仍未除罪化，並且在各項公民權利上受到種種限制。即便是除罪化的國家，也都只是晚近之事，即便是美國，也是直到<text:span text:style-name="T3">2003</text:span>年才全國合法化。<text:span text:style-name="T3"><text:s/><text:line-break/><text:line-break/>3. </text:span>說同性戀是一種罪，在我看來就好像說長得太高或太矮是一種罪一樣，但這並不意味著同性戀是<text:span text:style-name="T3"><text:s/>"</text:span>天生的<text:span text:style-name="T3">"</text:span>，就如同高矮並非全然天生所致。直到今天，科學界對於同性戀的成因仍無定論，但普遍相信它先天與後天環境因素兼具。<text:span text:style-name="T3"><text:s/><text:line-break/><text:line-break/>4. </text:span>如果同性戀<text:span text:style-name="T3"><text:s/>"</text:span>純粹<text:span text:style-name="T3">" </text:span>天生受基因影響，那它理當因為無法生產下一代而會越來越少才對，但事實上，同性戀人口始終維持一定比例。<text:span text:style-name="T3"><text:s/><text:line-break/><text:line-break/>5. </text:span>同性戀除病化之後，也逐漸除罪化，但他的各項權利依舊在全世界受到程度不一的限制。對此我想說的是，可別把反對同性婚姻者講得好像他們是什麼千年食古不化的道德罪人，畢竟相關概念仍在發展之中，而非定論。<text:span text:style-name="T3"><text:s/><text:line-break/><text:line-break/></text:span>即便是那些所謂西方先進國家，對於比方說同性婚姻的合法化，也不過是在最近幾年才通過。例如對同性戀算是比較友善的英國，直到<text:span text:style-name="T3">2014</text:span>年才允許同婚合法。德國與澳洲則是<text:span text:style-name="T3"><text:s/>2017</text:span>年才合法。美國是<text:span text:style-name="T3">2015</text:span>年。瑞士至今仍不合法。至於全世界第一個同婚合法的國家是荷蘭，也是直到<text:span text:style-name="T3">2001</text:span>年才合法。<text:span text:style-name="T3"><text:s/><text:line-break/><text:line-break/></text:span>對此我想說的是，同婚的合法性是一種新興事務，可別講得彷彿是什麼亙古皆然的道德天條，講得彷彿反對者都是食古不化、秉性卑劣、眾人皆應鳴鼓而攻之的道德敗類。同理，反對者也沒必要、更不應把同婚或同性戀者妖魔化。<text:span text:style-name="T3"><text:s/><text:line-break/><text:line-break/>6. </text:span>同婚與否，既然事涉人類文化與倫理根本，既然它是一種前所未見的新興事務，既然它如此重要而根本，那麼，相關一切議論與思索，涉及的理當是一個<text:span text:style-name="T3"><text:s/>"</text:span>理<text:span text:style-name="T3">" </text:span>字，而非一種無須思索的道德天條，更非一種無可挑戰的科學事實所導致的道德必然。我們不會花時間去議論大家是否應該孝順，更不會花時間去投票表決看看一加一是否等於二，但是，同婚與否，卻不具有這樣一種道德必然或科學必然的屬性。<text:span text:style-name="T3"><text:s/><text:line-break/><text:line-break/></text:span>因此，反對同婚者例如護家盟，他們並不<text:span text:style-name="T3"><text:s/>"</text:span>可惡<text:span text:style-name="T3">"</text:span>，更不是什麼<text:span text:style-name="T3"><text:s/>"</text:span>強加道德壓力<text:span text:style-name="T3">" </text:span>於他人之<text:span text:style-name="T3"><text:s/>"</text:span>假道學<text:span text:style-name="T3">"</text:span>。贊成一方若是出於善意，反對一方難道不也一樣秉持著一種關於公眾長遠福祉的善念？<text:span text:style-name="T3"><text:s/><text:line-break/><text:line-break/></text:span>越是根本<text:span text:style-name="T3"><text:s/>(fundamental) </text:span>的事物，就越是應該多方議論，以產生一種符合特定社會與文化情境的成熟思維。正反雙方競爭的理當是個<text:span text:style-name="T3"><text:s/>"</text:span>理<text:span text:style-name="T3">" </text:span>字，是一種利害考量，而非必然的善惡之爭，更不是比賽扣對方帽子，或一逕以無庸置疑的道德必然性視之。當然，更低級的就是正反雙方各自總想把它給政治正確化，變成一種污名化標籤，彷彿只要抹黑了異己，一切道理便大獲全勝似的。<text:span text:style-name="T3"><text:s/><text:line-break/><text:line-break/>7. </text:span>如上所述，同性戀隨著除病化與除罪化，進一步發展成一種人權概念，其實也不過是近二十幾年來的事。最有名的同性戀受害者之一，同時也是我的偶像與學長<text:span text:style-name="T3"><text:s/>Alan Turing</text:span>，因為同性戀而遭受刑罰，英國政府也是直到十年前才為之平反。<text:span text:style-name="T3"><text:s/><text:line-break/><text:line-break/>8. </text:span>同婚與否，當然也不是訴諸憲法來解決；憲法也是法，它不可能成為一種新興倫理事項的最後仲裁者。同婚之法律地位如何，需要的是各方協商，從而找出一種合乎特定社會文化的新規範，而非訴諸舊有的法律框架來仲裁。即便憲法明文規定反對同婚，倘若這規定需要改變，當然還是可以改變。控告誰違憲是毫無意義的，萬一大法官說同婚違憲，難道就這樣定了嗎？<text:span text:style-name="T3"><text:s/><text:line-break/><text:line-break/></text:span>至於罵人道德敗類，更是在根本上曲解了這類議題的性質，既無助於解決問題，反倒徒增誤解與衝突。<text:span text:style-name="T3"><text:s/><text:line-break/><text:line-break/></text:span>陳真<text:span text:style-name="T3"><text:s/>2019. 02. 22.</text:span></text:p>
      <text:p text:style-name="P1"><text:span text:style-name="T1">陳真</text:span><text:s/>  |  2019.02.21 11:04   |   <text:a xlink:type="simple" xlink:href="http://palinfo.habago.org/Entry?Command=Information_PrintForum&amp;iPage=33#FORUM37251"><text:span text:style-name="T2">#</text:span></text:a></text:p>
      <text:p text:style-name="P2">醫生的看診桌上有兩台電腦，讓醫生寫病歷，開處方，查報告，以及判讀電腦斷層或<text:span text:style-name="T3">X</text:span>光片子。但是，跟診護士自己桌上也有一台電腦。護士的電腦是幹啥用的我一直不明白，只知道她們常拿來看網路影片。最常看的影片就是一些所謂偶像劇，愛不釋手。<text:span text:style-name="T3"><text:s/><text:line-break/><text:line-break/></text:span>平常打開電視就會看到這樣一些偶像劇的廣告，非常可怕，那根本不能叫做演戲，擠眉弄眼裝模作態，非常彆扭噁心，光看幾秒鐘就起雞皮疙瘩，更不用說劇情之極度低能與做作了。我覺得，這已經不是一般人的水平，而是遠低於哪怕是個幼兒園學生的創造力和表演能力。<text:span text:style-name="T3"><text:s/><text:line-break/><text:line-break/></text:span>這些爛到爆的東西之所以能存在，並且大行其道，當然就是因為有市場，粉絲一堆。我不敢說全部，但是，周圍十之八九的女同事幾乎全是這類影劇的忠實粉絲。重點是，人文藝術跟科學一樣，都不講究多數決。爛片就是爛片，粉絲再多，票房再好，還是爛片。<text:span text:style-name="T3"><text:s/><text:line-break/><text:line-break/>"</text:span>流浪地球<text:span text:style-name="T3">" </text:span>差不多就是類似偶像劇這樣一種水平，藝術肯定是<text:span text:style-name="T3">0</text:span>分這不用說了。至於娛樂效果，那當然就沒有個標準了。對我而言，別說娛樂，感覺就像心靈的刑求那般折騰。但我明白<text:span text:style-name="T3"><text:s/>"</text:span>娛樂<text:span text:style-name="T3">" </text:span>這東西很主觀，比方說我有個姪子，只要電影上出現恐龍，他就樂了。他看電影只關心恐龍什麼時候會出場以及什麼時候吃人或踩扁一堆車子。<text:span text:style-name="T3"><text:s/><text:line-break/><text:line-break/></text:span>我很喜歡大島渚的<text:span text:style-name="T3"><text:s/>"</text:span>俘虜<text:span text:style-name="T3">" (Merry Christmas, Mr. Lawrence)</text:span>，光是大銀幕就看了幾十遍。但我當時很納悶，這樣一種肯定不會賣座的電影，為何觀眾席卻總是出現一些少女？有幾次還看見她們拿著相機往銀幕上拍。<text:span text:style-name="T3"><text:s/><text:line-break/><text:line-break/></text:span>後來才知道，原來主角大衛鮑伊是有名的偶像級大歌星。也就是說，這些少女不是真的來看電影，她們是來看偶像的，就跟我那姪子只要有恐龍的片都喜歡一樣。也許有些人只看有沒有辣妹、正妹，最好脫光光而且一刀未剪。比方說<text:span text:style-name="T3">Peter Greenaway </text:span>的<text:span text:style-name="T3"><text:s/>"</text:span>廚師、大盜、他的太太和她的情人<text:span text:style-name="T3">"</text:span>，當初上映時在台灣非常賣座，大大的廣告詞寫著什麼<text:span text:style-name="T3"><text:s/>"</text:span>正面全裸、一刀未剪<text:span text:style-name="T3">"</text:span>。<text:span text:style-name="T3"><text:s/><text:line-break/><text:line-break/></text:span>也許從小在電影院長大，習慣那一套什麼<text:span text:style-name="T3"><text:s/>"</text:span>特效大突破<text:span text:style-name="T3">" </text:span>的讚詞<text:span text:style-name="T3"><text:s/>(</text:span>我爸安排影片上映前後常會問我覺得這片的<text:span text:style-name="T3"><text:s/>"</text:span>特技效果<text:span text:style-name="T3">" </text:span>如何。有此一問是因為那是一種賣點<text:span text:style-name="T3">)</text:span>，我至今仍常衝著特效去看一些娛樂片，因此常遭學姊嘲笑沒水準。重點是，我知道那些東西沒什麼價值，看過就忘了。但是，娛樂畢竟還是很重要，並不是每部電影都應該拍得像柏格曼或安哲羅普洛斯那樣靈魂沉重孤獨。<text:span text:style-name="T3"><text:s/><text:line-break/><text:line-break/></text:span>而我想說的是：類似像這樣一些純屬個人唯心唯物或養眼的偏好，都跟一部電影的評價沒有任何關係。沒有人禁止你喜歡，但你總不能禁止別人說它是爛片吧。所謂什麼<text:span text:style-name="T3"><text:s/>"</text:span>青菜籮蔔各有所好因此不能批評<text:span text:style-name="T3">" </text:span>是荒唐的。如果是這樣，那麼天底下將沒有一件事可以批評，因為任何人事物總是會有人喜歡。<text:span text:style-name="T3"><text:s/><text:line-break/><text:line-break/></text:span>可是，很奇怪，批評<text:span text:style-name="T3"><text:s/>"</text:span>流浪地球<text:span text:style-name="T3">" </text:span>這部大爛片，居然會引來群眾怒火。請看底下：<text:span text:style-name="T3"><text:s/><text:line-break/><text:line-break/>https://user.guancha.cn/main/content?id=79113 <text:line-break/><text:line-break/></text:span>這位作者雁默<text:span text:style-name="T3"><text:s/>(</text:span>台灣人<text:span text:style-name="T3">) </text:span>寫得很客氣很含蓄，但你看看文末那四百多則留言，全是低能謾罵，像有殺父之仇似的，甚至連身為台灣人都變成一種原罪。<text:span text:style-name="T3"><text:s/><text:line-break/><text:line-break/></text:span>什麼時候居然連電影都不能批評了？而且，幾億人熱愛、吹捧的爛東西，難道就容不下極少數不怕死的人甚至僅有一、二人的一兩句批評？這樣你們就心碎了？對一部爛到難以想像的大爛片說出一點實話，祖國就受到威脅了？<text:span text:style-name="T3"><text:s/><text:line-break/><text:line-break/></text:span>大陸網上似乎有這麼一大批人<text:span text:style-name="T3"><text:s/>(</text:span>我不知道究竟有多少代表性<text:span text:style-name="T3">)</text:span>，非常敵視台灣人；只能說，這種同胞，真是不要也罷。</text:p>
      <text:p text:style-name="P1"><text:span text:style-name="T1">陳真</text:span><text:s/>  |  2019.02.20 11:07   |   <text:a xlink:type="simple" xlink:href="http://palinfo.habago.org/Entry?Command=Information_PrintForum&amp;iPage=33#FORUM37250"><text:span text:style-name="T2">#</text:span></text:a></text:p>
      <text:p text:style-name="P3">如果你還沒看過新喜劇之王，如果你不想事先知道一部份劇情，那就別看底下這視頻，只須看標題就好。<text:span text:style-name="T3"><text:s/><text:line-break/><text:line-break/>https://www.youtube.com/watch?v=YunEHgEU6oI <text:line-break/><text:line-break/></text:span>看周星馳，你不能光期待什麼搞笑畫面。事實上，也許你根本不該用某種類型化的心態去看任何一部電影。天底下沒有什麼喜劇電影不喜劇電影，而只有好電影和爛電影。周星馳曾經說過，他這年紀<text:span text:style-name="T3">(</text:span>大我一歲<text:span text:style-name="T3">)</text:span>，不管做什麼，只求興趣和熱情，樂意去做最重要，而不是為了錢。<text:span text:style-name="T3"><text:s/><text:line-break/><text:line-break/></text:span>所謂<text:span text:style-name="T3"><text:s/>"</text:span>不遭人謗是庸才<text:span text:style-name="T3">"</text:span>，市面上一堆罵周星馳的人，但那些罵，從沒罵出個道理來。一個人如何，作品便如何。一個不是那樣的人，就弄不出那樣的作品。<text:span text:style-name="T3"><text:s/><text:line-break/><text:line-break/></text:span>真難想像有一天，倘若周星馳死了，人們該怎麼活？當做新聞一則，嘆口氣，然後地球照樣旋轉，該上班上班，該打屁打屁，是這樣嗎？<text:span text:style-name="T3"><text:s/><text:line-break/><text:line-break/></text:span>李敖曾引陸游詩自況，揚言自己死了後，大家將會思念他，思念得要發狂。我自己呢，對李敖並沒有什麼思念，倒是陸放翁這詩用來形容周星馳卻很恰當。這世界應該會因為他的離去而更加冷清寂寞吧我覺得。<text:span text:style-name="T3"><text:s/><text:line-break/><text:line-break/></text:span>陸游詩云：「老子舞時不須拍，梅花亂插烏巾香，尊前作劇莫相笑，我死諸君思此狂。」意思是說，老子自我做賤，在酒席前為大家跳舞賣醜，取悅各位，隨興所至，沒什麼節拍；一邊說戲搞笑，頭上還胡亂插花弄得一身香。但你們可別真把我當傻子。哪一天我死了，你們將會思念我，思念得幾乎要發狂。</text:p>
      <text:p text:style-name="P1"><text:span text:style-name="T1">陳真</text:span><text:s/>  |  2019.02.19 20:29   |   <text:a xlink:type="simple" xlink:href="http://palinfo.habago.org/Entry?Command=Information_PrintForum&amp;iPage=33#FORUM37249"><text:span text:style-name="T2">#</text:span></text:a></text:p>
      <text:p text:style-name="P2">我能想像有一天，誕生一個像愛因斯坦那樣的物理天才，但我無法想像有一天會有另一個跟周星馳一樣偉大的喜劇天才產生。喜劇，做為一種項目類別，除了周星馳之外，裏頭還能放入多少人呢？卓別林，伍迪艾倫，然後應該就沒有了。比起這兩位大師，周星馳顯然更勝一籌。伍迪艾倫的電影也很好笑，但比較不耐看，理性成份太強。至於許冠文，我看應該是排不進去，匠氣太重，雖然周星馳多次宣稱受其啟發。<text:span text:style-name="T3"><text:s/><text:line-break/><text:line-break/></text:span>有人說，羅丹出現之後，雕塑才成為一種藝術。這話有點誇張，但我想，如果說周星馳出現之後，喜劇電影才成為一種藝術，卻是一種事實。不信你看市面上一堆笑鬧片，擠眉弄眼，看了起雞皮疙瘩，毫無幽默可言。特別是好萊塢的笑鬧片，更是做作噁心。<text:span text:style-name="T3"><text:s/><text:line-break/><text:line-break/></text:span>當然，喜劇做為一種藝術，有它先天上的不利因素與矛盾，因為藝術講究嚴肅性，但喜劇卻志在顛覆之。因此，凡事冠上一個藝術稱號，其實也不是什麼光采的事。或者應該說，喜劇是<text:span text:style-name="T3"><text:s/>"</text:span>另一種<text:span text:style-name="T3">" </text:span>藝術，說不定難度還更高，畢竟眼淚容易笑聲難。<text:span text:style-name="T3"><text:s/><text:line-break/><text:line-break/></text:span>喜劇在表達形式上的通俗本質，使得它難登大雅之堂，至少一開始總是如此，人們看過笑笑便罷，根本不當一回事，彷彿人類的思想、情感與靈魂的永恆篇章只能以一種嚴肅悲愴的形式來表達。也許得經過很長一段時間，去除了偏見，人們才會逐漸接受它不凡的存在價值。<text:span text:style-name="T3"><text:s/><text:line-break/><text:line-break/></text:span>除了沈從文的小說和吳承恩的西遊記之外，我最喜歡的洋人小說之一就是唐吉訶德，從小看到大，看到現在，依然愛不釋手。但它在當年卻只是被視為一種搞笑的通俗小說。小說就小說，前面還得加上<text:span text:style-name="T3"><text:s/>"</text:span>通俗<text:span text:style-name="T3">" </text:span>二字以示貶低，可見人們對於表達形式有著何等傲慢與偏見。<text:span text:style-name="T3"><text:s/><text:line-break/><text:line-break/></text:span>唐吉訶德當年通俗到這樣一種程度：青少年特別愛看，因為太搞笑了；小朋友玩遊戲時還會模彷唐吉訶德和他的隨從桑丘的傻樣以取樂。有一天，西班牙國王從皇宮陽台上看到一個小孩，邊走路邊看書，一邊看，一邊笑得樂不可支。國王告訴旁邊的人說：<text:span text:style-name="T3">"</text:span>我猜那小孩一定是在看唐吉訶德<text:span text:style-name="T3">"</text:span>。於是就派遣守衛前去查看，果然如此。<text:span text:style-name="T3"><text:s/><text:line-break/><text:line-break/></text:span>當年的西班牙家長，恐怕都不樂見自己的小孩閱讀這種沒水準的書。但是，現在如果有小朋友讀起這書，恐怕你會以為這小孩將來是文學天才呢，居然從小就喜歡閱讀世界文學名著。<text:span text:style-name="T3"><text:s/><text:line-break/><text:line-break/></text:span>至於<text:span text:style-name="T3"><text:s/>"</text:span>唐吉訶德<text:span text:style-name="T3">" </text:span>一書的地位，更是西方文壇首屈一指；古往今來，無數文人與哲學家，極度推崇，說是人類文明的瑰寶。我相信，如果作者塞萬提斯還活著，恐怕連自己都不敢相信，畢竟他當時寫這書，只是對於當時流行的裝模作樣的騎士文化與騎士文學很感冒，忍不住拿它來搞笑，提筆諷刺之。<text:span text:style-name="T3"><text:s/><text:line-break/><text:line-break/></text:span>西方如此，東方尤甚。比方說西遊記，夠通俗了吧，但誰能否定西遊記的文學價值？依我看，周星馳或金庸等等也一樣，早晚會得到他們應有的肯定，畢竟通俗並不等於淺薄。<text:span text:style-name="T3"><text:s/><text:line-break/><text:line-break/></text:span>其實，別說文學或電影，就連維根斯坦也一樣，西方哲學家應該沒有比他更偉大的吧？但他生前出版的唯一一本書<text:span text:style-name="T3"><text:s/>"Tractatus"</text:span>，卻被劍橋出版社諸位評審一致評價為<text:span text:style-name="T3">"</text:span>毫無學術價值<text:span text:style-name="T3">" </text:span>而拒絕出版，如果不是羅素以他個人舉世崇高聲望幫忙，說不定我們現在根本不知道維根斯坦是誰。<text:span text:style-name="T3"><text:s/><text:line-break/><text:line-break/></text:span>維根斯坦說：哲學是一種詩，<text:span text:style-name="T3">"</text:span>只能以詩的形式寫成<text:span text:style-name="T3">"</text:span>。他還說，<text:span text:style-name="T3">"</text:span>哲學當然也可以用寫笑話的方式來寫<text:span text:style-name="T3">"</text:span>。特別是維根斯坦重返哲學界之後寫的東西，更是通俗，上千萬字，讀起來根本就是大白話；通俗到連羅素都搖頭，覺得維根斯坦自甘墮落，罵他不好好思考，問他是不是累了，否則怎麼寫這些<text:span text:style-name="T3"><text:s/>"</text:span>看不出半點營養<text:span text:style-name="T3">" </text:span>的東西？我對維根斯坦寫過的幾乎每個字，滾瓜爛熟，但依舊捧讀再三，愛不釋手；許多時候感覺就像在聽維根斯坦<text:span text:style-name="T3"><text:s/>"</text:span>講話<text:span text:style-name="T3">"</text:span>，因為全是口語白話，常覺得挺好笑，挺有趣味，伴我渡過無數寂寞時光。<text:span text:style-name="T3"><text:s/><text:line-break/><text:line-break/></text:span>我想說的仍然還是表達形式的問題，它不是個技術性小問題，套句蘇格拉底的句子，<text:span text:style-name="T3">"</text:span>它是有關我們如何活下去的問題<text:span text:style-name="T3">"</text:span>。<text:span text:style-name="T3"><text:line-break/><text:line-break/></text:span>過去常有些學界的前輩或朋友跟我討文章，希望我把我寫的東西<text:span text:style-name="T3"><text:s/>"</text:span>全部<text:span text:style-name="T3">" </text:span>寄給他們<text:span text:style-name="T3"><text:s/>"</text:span>拜讀<text:span text:style-name="T3">"</text:span>。我曾答應過其中比較投合的三、四個人，其中一位就是當年非親非故、卻主動要把中研院的辦公室鑰匙交給我使用的林宗義教授。但我後來就不想寄了，主要原因是我很不習慣這樣做。把文章寄給別人看，對我來說，就好像露鳥小便給人看那種感覺，一來自知缺乏價值，二來個性害羞；人很畏光，就連文字都見不得人。每當我意識到這世界上有人在看我的文字時，我就有一種揮之不去受傷的感覺，就好像小鳥噴水的醜態被人看見一樣。<text:span text:style-name="T3"><text:s/><text:line-break/><text:line-break/></text:span>但我後來之所以不願意再寄文章給他們看，還有個原因是我發現：他們似乎只看重我以學術形式寫成的文字，卻對那些所謂通俗文字懷著輕忽態度。我當然不覺得自己寫得好，我要是這麼覺得的話，老早出版好幾百本書了，而不會至今著作掛零，拒絕所有出版邀約。<text:span text:style-name="T3"><text:s/><text:line-break/><text:line-break/></text:span>問題是，儘管寫得不好，但是，這樣一些朋友，顯然不知我心。我的心只有一顆，而不是分成兩半：一半學術，一半通俗。如果人們這樣看我，那意味著他們不可能理解我在寫什麼、想什麼以及在乎什麼。<text:span text:style-name="T3"><text:s/><text:line-break/><text:line-break/></text:span>再回到周星馳。今晚病人少，剛剛又把<text:span text:style-name="T3"><text:s/>"</text:span>新喜劇之王<text:span text:style-name="T3">" </text:span>給看了一遍。診間電腦設定無聲，但依舊好看。這電影始於一場車禍，也結束於一場車禍。奇怪的是，車禍之後卻冒出一段有點突兀的<text:span text:style-name="T3"><text:s/>"</text:span>如夢<text:span text:style-name="T3">" </text:span>幻境，連李小龍都跑出來鼓掌了。到底女主角死了沒？周星馳說，<text:span text:style-name="T3">"</text:span>應該沒有<text:span text:style-name="T3">" (</text:span>畢竟賀歲片不能太殘忍<text:span text:style-name="T3">)</text:span>；而那段美好結局，周星馳說，<text:span text:style-name="T3">"</text:span>很可能是女主角做了一場夢<text:span text:style-name="T3">"</text:span>。<text:span text:style-name="T3"><text:s/><text:line-break/><text:line-break/></text:span>其實我不相信周星馳會單純幼稚到相信什麼<text:span text:style-name="T3"><text:s/>"</text:span>努力就會成功<text:span text:style-name="T3">" </text:span>的傻道理。如果打雜及做家事全算在內，我一天<text:span text:style-name="T3"><text:s/>"</text:span>工作<text:span text:style-name="T3">" </text:span>十六到十八個小時，數十年如一日，夠努力了吧，卻總感覺自己越努力就越失敗，簡直成了失敗之王。我想，就如片中台詞所說，周星馳應該是這樣相信：<text:span text:style-name="T3">"</text:span>只要不投降，就是成功<text:span text:style-name="T3">"</text:span>，<text:span text:style-name="T3">"</text:span>每個人都應該認真生活，當自己的王<text:span text:style-name="T3">"</text:span>。<text:span text:style-name="T3"><text:s/><text:line-break/><text:line-break/></text:span>也許，有些失敗比成功還成功。或者說，有些成功，只能以失敗的形式來完成，就像齊克果和維根斯坦對於<text:span text:style-name="T3"><text:s/>"</text:span>意義<text:span text:style-name="T3">" </text:span>這些東西所暗示的那樣。許多時候，似乎也只能這樣安慰自己：期待在宇宙毀滅之前，世上的事情總是能逐漸向著一個好的方向走去。</text:p>
      <text:p text:style-name="P1"><text:span text:style-name="T1">鄭豐遠</text:span><text:s/>  |  2019.02.19 06:12   |   <text:a xlink:type="simple" xlink:href="http://palinfo.habago.org/Entry?Command=Information_PrintForum&amp;iPage=33#FORUM37248"><text:span text:style-name="T2">#</text:span></text:a></text:p>
      <text:p text:style-name="P3">楊宏轉貼的這個內地報導寫得不差。我從第一次在澳門的旅館內看到了鳳凰衛視，就開始關注內地的各種影音或文字資訊。台灣老是說什麼自己使用繁體字是正宗，對岸早就失去了中文的精髓云云，這幾年台灣還老是特別強調說咱們是<text:span text:style-name="T3">"</text:span>正體中文<text:span text:style-name="T3">"</text:span>喔<text:span text:style-name="T3"><text:s/>(</text:span>奇怪那你咋就不是中國人了<text:span text:style-name="T3">?)</text:span>，老實說，內地的各種影視文字水平，哪怕只是一齣電視影集或綜藝節目，都要比台灣強得太多了。<text:span text:style-name="T3"><text:s/><text:line-break/><text:line-break/></text:span>時至今日，說台灣和中國，說此岸和彼岸，其實已經沒有多大意義了，因為兩者已經沒有一種可比性。它們早已不是兩者，台灣其實就是整個中國之下一個因歷史和外部干預而形成的畸形自治地區。它以為它是個腕兒，其實它什麼也不是。能抱著這些所謂的<text:span text:style-name="T3">"</text:span>優勢<text:span text:style-name="T3">"</text:span>比如繁體中文和一些地方文化特色，早點回歸早省事，免得那些不必要的痛苦和悲劇。<text:span text:style-name="T3"><text:s/><text:line-break/><text:line-break/></text:span>新喜劇之王澳洲大概是看不到了，周星馳的作品喜歡的很多，近年最喜歡的是西游降魔和功夫，還有之前的少林足球。<text:span text:style-name="T3"><text:s/><text:line-break/><text:line-break/></text:span>我挺喜歡王晶說的那段話。<text:span text:style-name="T3">“</text:span>周星<text:span text:style-name="T4">驰的沧桑和忧郁是从头至尾的，他把所有的笑都留在了银幕上，好像生活中你想看见他笑就得先付钱一样。</text:span><text:span text:style-name="T3">” </text:span>看過周星馳的一些個人成長故事，這個人給我的感覺是很憂鬱的，看到螢幕上的他，常常都會覺得悲從中來。</text:p>
      <text:p text:style-name="P1"><text:span text:style-name="T1">楊宏</text:span><text:s/>  |  2019.02.18 23:56   |   <text:a xlink:type="simple" xlink:href="http://palinfo.habago.org/Entry?Command=Information_PrintForum&amp;iPage=33#FORUM37247"><text:span text:style-name="T2">#</text:span></text:a></text:p>
      <text:p text:style-name="P7"><text:span text:style-name="T1">以前第四台轉到周星馳的電影，我都會轉台跳過，不想將時間虛耗在無厘頭搞笑裡。直到看了長江七號後，驚覺周星馳不簡單。後來的功夫更是讓我驚豔。</text:span><text:span text:style-name="T3"><text:s/><text:line-break/></text:span><text:span text:style-name="T1">春假回頭看了</text:span><text:span text:style-name="T3">1999</text:span><text:span text:style-name="T1">年的喜剧之王，期待早點看到高清的新喜剧之王。</text:span><text:span text:style-name="T3"><text:s/><text:line-break/><text:line-break/>--------------- <text:line-break/></text:span><text:span text:style-name="T1">周星</text:span>驰：好像到我这个年纪，每个新戏出来都会被说江郎才尽<text:span text:style-name="T3"><text:s/><text:line-break/></text:span><text:span text:style-name="T1">人民网（</text:span>来源：北京青年报）<text:span text:style-name="T3"><text:s/>02-15 08:43 <text:line-break/><text:line-break/><text:line-break/>“</text:span><text:span text:style-name="T1">龙套巨星</text:span><text:span text:style-name="T3">”</text:span><text:span text:style-name="T1">这个</text:span>词从周星驰口中说出，很带有其<text:span text:style-name="T3">“</text:span><text:span text:style-name="T1">无厘头</text:span><text:span text:style-name="T3">”</text:span><text:span text:style-name="T1">风格，乍一听很搞笑，</text:span>细一想又深有意味。这四个字可谓周星驰演员生涯的真实写照，龙套成就了周星驰的巨星地位，让他从<text:span text:style-name="T3">“</text:span><text:span text:style-name="T1">周星星</text:span><text:span text:style-name="T3">”</text:span><text:span text:style-name="T1">变</text:span>为<text:span text:style-name="T3">“</text:span><text:span text:style-name="T1">星</text:span>爷<text:span text:style-name="T3">”</text:span><text:span text:style-name="T1">，而巨星</text:span>则让周星驰<text:span text:style-name="T3">“</text:span><text:span text:style-name="T1">因</text:span>为无敌，有些寂寞<text:span text:style-name="T3">”</text:span><text:span text:style-name="T1">。</text:span><text:span text:style-name="T3"><text:s/><text:line-break/><text:line-break/>“</text:span><text:span text:style-name="T1">巨星</text:span><text:span text:style-name="T3">”</text:span><text:span text:style-name="T1">星</text:span>爷回忆<text:span text:style-name="T3">“</text:span><text:span text:style-name="T1">龙套</text:span><text:span text:style-name="T3">”</text:span><text:span text:style-name="T1">周星星时，</text:span>说：<text:span text:style-name="T3">“</text:span><text:span text:style-name="T1">每天都在等，但是不知道自己在等什么。其实</text:span>应该是等机会吧。一年一年地等，一天一秒钟地等。最后快要<text:span text:style-name="T3">‘</text:span><text:span text:style-name="T1">死</text:span><text:span text:style-name="T3">’</text:span><text:span text:style-name="T1">的时候了，</text:span>终于有机会了，才发现其实这不是机会，完全是个误会，于是接着等。<text:span text:style-name="T3">” <text:line-break/><text:line-break/></text:span><text:span text:style-name="T1">所以，在</text:span><text:span text:style-name="T3">1999</text:span><text:span text:style-name="T1">年的《喜剧之王》里，柳</text:span>飘飘对尹天仇说：<text:span text:style-name="T3">“</text:span><text:span text:style-name="T1">你看前面好黑，什么都看不到。</text:span><text:span text:style-name="T3">”</text:span><text:span text:style-name="T1">尹天仇</text:span>说：<text:span text:style-name="T3">“</text:span><text:span text:style-name="T1">也不是，天亮以后就会很漂亮。</text:span><text:span text:style-name="T3">”</text:span><text:span text:style-name="T1">但电影的</text:span>结尾，尹天仇还是失去了演主角的机会，没有安排一个他功成名就的结局。<text:span text:style-name="T3"><text:s/><text:line-break/><text:line-break/>20</text:span><text:span text:style-name="T1">年之后，有了</text:span><text:span text:style-name="T3">20</text:span><text:span text:style-name="T1">年人生感悟的周星</text:span>驰却更加童心未泯，更为喜欢童话，所以他再拍《新喜剧之王》，片中的女主角如梦看到了天亮，在这个不完美的世界，周星驰想给观众一个完美结局：<text:span text:style-name="T3">“</text:span><text:span text:style-name="T1">因</text:span>为我觉得这样能够更直接地鼓励到大家，让观众看到人生不会永远都跑龙套的。可以说，<text:span text:style-name="T3">20</text:span><text:span text:style-name="T1">年前，</text:span>观众没有和尹天仇一起看到<text:span text:style-name="T3">‘</text:span><text:span text:style-name="T1">天亮</text:span><text:span text:style-name="T3">’</text:span><text:span text:style-name="T1">，但</text:span><text:span text:style-name="T3">20</text:span><text:span text:style-name="T1">年后，大家可以看到了，天亮以后真的很美。</text:span><text:span text:style-name="T3">” <text:line-break/><text:line-break/></text:span><text:span text:style-name="T1">两个月拍完，但是想了七八年</text:span><text:span text:style-name="T3"><text:s/><text:line-break/><text:line-break/>2018</text:span><text:span text:style-name="T1">年</text:span><text:span text:style-name="T3">11</text:span><text:span text:style-name="T1">月</text:span><text:span text:style-name="T3">29</text:span><text:span text:style-name="T1">日，周星</text:span>驰新作《新喜剧之王》官宣定档<text:span text:style-name="T3">2019</text:span><text:span text:style-name="T1">大年初一</text:span><text:span text:style-name="T3">2</text:span><text:span text:style-name="T1">月</text:span><text:span text:style-name="T3">5</text:span><text:span text:style-name="T1">日上映，消息一经发布迅速成</text:span>为热点话题，除了星迷的期待外，更是引得不少争议，比如说<text:span text:style-name="T3">“</text:span><text:span text:style-name="T1">时隔</text:span><text:span text:style-name="T3">20</text:span><text:span text:style-name="T1">年</text:span>为何要拍《新喜剧之王》？周星驰是在炒冷饭，是江郎才尽了<text:span text:style-name="T3">”</text:span><text:span text:style-name="T1">，还有的</text:span>说<text:span text:style-name="T3">“</text:span><text:span text:style-name="T1">电影两周就拍好了，因</text:span>为《美人鱼<text:span text:style-name="T3">2</text:span><text:span text:style-name="T1">》制作超期，</text:span>为填补空档，周星驰才临时开拍了《新喜剧之王》<text:span text:style-name="T3">”</text:span><text:span text:style-name="T1">。</text:span><text:span text:style-name="T3"><text:s/><text:line-break/><text:line-break/></text:span><text:span text:style-name="T1">对于种种</text:span><text:span text:style-name="T3">“</text:span><text:span text:style-name="T1">乱</text:span>谈<text:span text:style-name="T3">”</text:span><text:span text:style-name="T1">和猜疑，周星</text:span>驰不急不恼，一一回复，他笑说：<text:span text:style-name="T3">“</text:span><text:span text:style-name="T1">好像到我这个年</text:span>纪，每个新戏出来都会被说江郎才尽，我炒过扬州炒饭，但我真的没炒过冷饭。《美人鱼<text:span text:style-name="T3">2</text:span><text:span text:style-name="T1">》的后期制作时间长，本</text:span>来就计划要到<text:span text:style-name="T3">2020</text:span><text:span text:style-name="T1">年上映。</text:span><text:span text:style-name="T3">” <text:line-break/><text:line-break/></text:span><text:span text:style-name="T1">周星</text:span>驰透露，七八年前已经在考虑再拍部讲述小人物努力奋斗的故事：<text:span text:style-name="T3">“</text:span><text:span text:style-name="T1">一直在想着要再做点什么，偶尔就会想一下。感</text:span>觉想得差不多的时候是三年前，突然一下子想清楚了，就开始一点点地准备。在现在这个时代，怎么去重新展现出曾经的故事，却又要有不一样的感觉，这是我一直在思考的地方。<text:span text:style-name="T3">” <text:line-break/><text:line-break/></text:span><text:span text:style-name="T1">《新喜剧之王》堪称横空出世，因</text:span>为影片是用《<text:span text:style-name="T3">D</text:span>计划》片名立项，之前也曾有传言说周星驰要拍《喜剧之王<text:span text:style-name="T3">2</text:span><text:span text:style-name="T1">》，但这一消息后</text:span>来也被多方否认。周星驰坦承自己确实故意<text:span text:style-name="T3">“</text:span><text:span text:style-name="T1">低</text:span>调<text:span text:style-name="T3">”</text:span><text:span text:style-name="T1">，</text:span><text:span text:style-name="T3">“</text:span><text:span text:style-name="T1">因</text:span>为电影的最终名字还没想好，又不想给大家剧透，就随便改了一个名字。那我为什么叫《<text:span text:style-name="T3">D</text:span>计划》而不是<text:span text:style-name="T3">ABC</text:span><text:span text:style-name="T1">，是因</text:span>为<text:span text:style-name="T3">ABC</text:span><text:span text:style-name="T1">已经被别人注册了，没办法，我就只好选</text:span><text:span text:style-name="T3">D</text:span><text:span text:style-name="T1">。</text:span><text:span text:style-name="T3">” <text:line-break/><text:line-break/></text:span><text:span text:style-name="T1">在周星</text:span>驰心中，并非因为《新喜剧之王》是一部<text:span text:style-name="T3">IP</text:span>续作，就难度降低了，出于对电影的虔诚，周星驰是不允许自己对于作品有任何怠慢的，<text:span text:style-name="T3">“</text:span><text:span text:style-name="T1">我想我是需要时间的，《喜剧之王》不仅是一个</text:span>简单的电影，对我来说算是很重要又很有意义的东西，又赶上上映<text:span text:style-name="T3">20</text:span><text:span text:style-name="T1">年这样一个</text:span>节点，我难免会考虑很多东西，所以一直没有公布。一个是想多给我自己一点时间，也算是给观众一个惊喜；二是我想要检查好了再交出来，这样对我来说不太会有遗憾。我不想电影还没出来就已经有人在盯着，万一我又多想了一年怎么办？<text:span text:style-name="T3">” <text:line-break/><text:line-break/></text:span><text:span text:style-name="T1">周星</text:span>驰否认了两周即拍好《新喜剧之王》的说法，<text:span text:style-name="T3">“</text:span><text:span text:style-name="T1">如果真的可以的</text:span>话，那我也太厉害了。<text:span text:style-name="T3">”</text:span><text:span text:style-name="T1">他介</text:span>绍《新喜剧之王》用了两个月拍摄，因为电影没有特效，拍起来比较简单，后期制作也不麻烦：<text:span text:style-name="T3">“</text:span><text:span text:style-name="T1">如果从正式剧本</text:span>开始算，那应该是<text:span text:style-name="T3">3</text:span><text:span text:style-name="T1">年，剧本完成了后，其实拍起</text:span>来很快，但是我们这次用了不一样的拍摄手法，在这方面花了一些时间。<text:span text:style-name="T3">” <text:line-break/><text:line-break/></text:span><text:span text:style-name="T1">每次看到群演，都会联想到自己的经历</text:span><text:span text:style-name="T3"><text:s/><text:line-break/><text:line-break/></text:span><text:span text:style-name="T1">和周星</text:span>驰合作过的演员，尤其是群演、龙套演员都会很心疼他，因为他太辛苦，剧组的事不但事必躬亲，每个演员的戏也都要亲自上阵教，包括群演、龙套，拍《新喜剧之王》时也不例外。<text:span text:style-name="T3"><text:s/><text:line-break/><text:line-break/></text:span><text:span text:style-name="T1">周星</text:span>驰坦承拍戏确实很累，他因此有时候想成为机器人，<text:span text:style-name="T3">“</text:span><text:span text:style-name="T1">不过，有时候你在做自己喜欢的事情的时候，就不会感</text:span>觉太累，那种充实的感觉会淡化疲惫。对一部电影来讲，不存在小角色，每个人都是有用的角色。要达到电影的效果，不管是什么戏份的人，他们对最后的影片呈现都会产生影响。可能是我自己表达习惯的原因吧，我觉得演出来更直观一些，我想让演员立刻明白我到底想要哪种感觉。但是在这个过程里，他们也会创造出自己很多不同的东西出来，其实大家是一起在奉献灵感。<text:span text:style-name="T3">” <text:line-break/><text:line-break/></text:span><text:span text:style-name="T1">《新喜剧之王》</text:span>讲述了女主角如梦在龙套生活中遭遇各种打击，但是绝不放弃的故事。周星驰表示，自己<text:span text:style-name="T3">“</text:span><text:span text:style-name="T1">每次看到群演，都会自然而然地联想到自身的经历</text:span><text:span text:style-name="T3">”</text:span><text:span text:style-name="T1">。</text:span><text:span text:style-name="T3"><text:s/><text:line-break/><text:line-break/></text:span><text:span text:style-name="T1">周星</text:span>驰电影擅长讲述小人物故事，能用平常视角，而不是高高在上的态度去讲述小人物的生活，则与周星驰的心态有关。虽然做巨星多年，但他每次接受采访时都会说自己还是个小人物，有着普通人的生活，<text:span text:style-name="T3">“</text:span><text:span text:style-name="T1">那些小人物的生活情景并没有离我而去，只不过，我的工作是电影，所以大家都</text:span>认识我，让我还能继续拍电影，做自己喜欢的事。<text:span text:style-name="T3">” <text:line-break/><text:line-break/></text:span><text:span text:style-name="T1">《新喜剧之王》中唯一的明星是王宝强，</text:span>为什么不多找一些成熟的演员来演？周星驰说因为他希望给更多有热诚、有梦想，一直在努力奋斗的人们机会，发掘更多的人才，<text:span text:style-name="T3">“</text:span><text:span text:style-name="T1">这也是我自己一直在做的事情，我希望不断有年</text:span>轻的演员出现，让他们受到鼓舞，参与到电影行业中。<text:span text:style-name="T3">” <text:line-break/><text:line-break/></text:span><text:span text:style-name="T1">周星</text:span>驰在电影中常用些剧组工作人员，比如编剧、副导演等，都会披挂上阵成为剧组演员，问及为何会有这一<text:span text:style-name="T3">“</text:span>爱好<text:span text:style-name="T3">”</text:span><text:span text:style-name="T1">，周星</text:span>驰笑说因为这些人也都有演员梦，而且《新喜剧之王》中有很多戏中戏的故事，很多角色就是拍电影的演职人员，<text:span text:style-name="T3">“</text:span><text:span text:style-name="T1">所以找真实的他</text:span>们来演，不是更好吗？<text:span text:style-name="T3">” <text:line-break/><text:line-break/></text:span><text:span text:style-name="T1">搞笑也需要有很痛苦的经历</text:span><text:span text:style-name="T3"><text:s/><text:line-break/><text:line-break/></text:span><text:span text:style-name="T1">《喜剧之王》中，有很多桥段</text:span>来自周星驰真实的经历，例如片中尹天仇换上神父服装后被杜娟儿一枪打死，但直到杜娟儿解决完所有坏人，尹天仇却还在后面演<text:span text:style-name="T3">“</text:span><text:span text:style-name="T1">内心戏</text:span><text:span text:style-name="T3">”</text:span><text:span text:style-name="T1">，急得</text:span>导演直喊<text:span text:style-name="T3">“Cut”</text:span><text:span text:style-name="T1">。这个片段取材自周星</text:span>驰在《射雕英雄传》里跑龙套的经历。<text:span text:style-name="T3"><text:s/><text:line-break/><text:line-break/></text:span><text:span text:style-name="T1">片中一只蟑螂蹦到尹天仇扮演的死尸上，可他还是一动不动，这段戏源自于周星</text:span>驰拍摄电影《九品芝麻官》时的真事。<text:span text:style-name="T3"><text:s/><text:line-break/><text:line-break/>20</text:span><text:span text:style-name="T1">年之后，龙套的</text:span><text:span text:style-name="T3">“</text:span><text:span text:style-name="T1">待遇</text:span><text:span text:style-name="T3">”</text:span><text:span text:style-name="T1">并未提高，《新喜剧之王》中，鄂靖文扮演的如梦，一点也不比尹天仇受的罪少，以至于鄂靖文笑</text:span>说能被选为女主角，是因为自己<text:span text:style-name="T3">“</text:span><text:span text:style-name="T1">抗打</text:span><text:span text:style-name="T3">”</text:span><text:span text:style-name="T1">，跑龙套的种种辛酸，</text:span>让观众泪目。<text:span text:style-name="T3"><text:s/><text:line-break/><text:line-break/></text:span><text:span text:style-name="T1">龙套时期的周星</text:span>驰本人，就像尹天仇、如梦一样是剧组不受欢迎的人，因为他们意见太多，太认为<text:span text:style-name="T3">“</text:span><text:span text:style-name="T1">自己是一位演</text:span>员<text:span text:style-name="T3">”</text:span><text:span text:style-name="T1">。在</text:span><text:span text:style-name="T3">1983</text:span><text:span text:style-name="T1">版《射雕英雄</text:span>传》中，周星驰饰演一名士兵，要被梅超风一掌打死。演前他主动跟副导演商量，<text:span text:style-name="T3">“</text:span><text:span text:style-name="T1">我可不可以用手挡一下，第二掌再死。</text:span><text:span text:style-name="T3">”</text:span><text:span text:style-name="T1">副</text:span>导演眼睛一瞪：<text:span text:style-name="T3">“</text:span><text:span text:style-name="T1">浪</text:span>费时间<text:span text:style-name="T3">!” <text:line-break/><text:line-break/></text:span><text:span text:style-name="T1">在成</text:span>为巨星之前，周星驰做了六年龙套，看了无数的白眼，吃了无数的苦。因为身高没有优势，他要穿着有七八厘米的内增高为自己找机会，但是别的竞争者也会穿，所以，周星驰依旧没有机会。<text:span text:style-name="T3"><text:s/><text:line-break/><text:line-break/></text:span><text:span text:style-name="T1">周星</text:span>驰和郑少秋合作拍摄电视剧《大都会》时，一天拍完戏已经很晚了，周星驰却对着电梯口发呆，然后他突然躺倒在电梯门口，旁边的工作人员很诧异，纷纷看着周星驰被电梯不停地撞击着。周星驰说：<text:span text:style-name="T3">“</text:span><text:span text:style-name="T1">如果死在电梯门口，就会</text:span>产生不停被撞击的神奇效果。<text:span text:style-name="T3">”</text:span><text:span text:style-name="T1">旁边的</text:span>郑少秋说：<text:span text:style-name="T3">“</text:span><text:span text:style-name="T1">你真是个好演</text:span>员。真没想到你竟然这么执著。<text:span text:style-name="T3">”</text:span><text:span text:style-name="T1">最</text:span>终，导演拍板，用了这个镜头。<text:span text:style-name="T3"><text:s/><text:line-break/><text:line-break/></text:span><text:span text:style-name="T1">在《新喜剧之王》路演期间，周星</text:span>驰还讲述过，自己做龙套期间，有一句台词他回家后觉得说得不好，就坐车回到片场，跟导演请求再拍一次。导演一开始不乐意，周星驰情急之下就下跪求他，最终导演同意让他重拍。<text:span text:style-name="T3"><text:s/><text:line-break/><text:line-break/></text:span><text:span text:style-name="T1">所以，</text:span>问起周星驰对那些年龙套生涯的最深感受，周星驰说被骂被嘲笑都是家常便饭，<text:span text:style-name="T3">“</text:span><text:span text:style-name="T1">比如我</text:span>问导演可不可以这样子？导演说，<text:span text:style-name="T3">‘</text:span><text:span text:style-name="T1">算了，都看不见你，走</text:span>开。<text:span text:style-name="T3">’</text:span><text:span text:style-name="T1">我印象很深的就是每天都在等，但是不知道自己在等什么。其实</text:span>应该是等机会吧。一年一年地等，一天一秒钟地等。最后快要<text:span text:style-name="T3">‘</text:span><text:span text:style-name="T1">死</text:span><text:span text:style-name="T3">’</text:span><text:span text:style-name="T1">的时候了，</text:span>终于有机会了，才发现其实这不是机会，完全是个误会，于是接着等。<text:span text:style-name="T3">” <text:line-break/><text:line-break/></text:span><text:span text:style-name="T1">从龙套生涯起步，成名后却被种种</text:span>问题所牵制，被批评说是片场的暴君，不懂人情世故，金钱上又锱铢必较等等。多年来，周星驰纠纷不断、非议缠身，但他对于种种批评从来不会回应，孤独地做着自己。<text:span text:style-name="T3"><text:s/><text:line-break/><text:line-break/></text:span><text:span text:style-name="T1">王晶曾经</text:span>评价说：<text:span text:style-name="T3">“</text:span><text:span text:style-name="T1">周星</text:span>驰的沧桑和忧郁是从头至尾的，他把所有的笑都留在了银幕上，好像生活中你想看见他笑就得先付钱一样。<text:span text:style-name="T3">” <text:line-break/><text:line-break/></text:span><text:span text:style-name="T1">周星</text:span>驰用喜剧隐藏了他真实的内心，不过，他那看似简单的喜剧并不意味着浅薄，他所制造的每一个笑声其实都酝酿自生活的五味杂陈。周星驰说：<text:span text:style-name="T3">“</text:span><text:span text:style-name="T1">其实，要经历很多很多的痛苦，才能得到一点点笑声。搞笑也需要有很痛苦的经历，那些最悲惨的事情也可以是最搞笑的东西。拍哭戏其实很容易，但要想得到一点点笑声，反而是要经历过很多痛苦才能达到，做喜剧真的很</text:span>难。<text:span text:style-name="T3">” <text:line-break/><text:line-break/></text:span><text:span text:style-name="T1">自己也仍在努力当中</text:span><text:span text:style-name="T3"><text:s/><text:line-break/><text:line-break/>9</text:span>岁时的周星驰看到电影《唐山大兄》时，突然想做一名演员，<text:span text:style-name="T3">“</text:span><text:span text:style-name="T1">我要成</text:span>为李小龙这样的功夫明星<text:span text:style-name="T3">”</text:span><text:span text:style-name="T1">。而那时的他，害羞之极，和母亲去外面吃</text:span>饭，如果有外人在的话，他都会用菜单挡住脸，<text:span text:style-name="T3">“</text:span><text:span text:style-name="T1">我害怕别人看着我，看着我</text:span>讲话<text:span text:style-name="T3">”</text:span><text:span text:style-name="T1">。</text:span><text:span text:style-name="T3"><text:s/><text:line-break/><text:line-break/></text:span><text:span text:style-name="T1">所以</text:span>妈妈对儿子当明星的<text:span text:style-name="T3">“</text:span>远大志向<text:span text:style-name="T3">”</text:span><text:span text:style-name="T1">，只能回以大笑，可是周星</text:span>驰却认真了：<text:span text:style-name="T3">“</text:span><text:span text:style-name="T1">如果做人没有梦想，那跟咸鱼有什么区别？</text:span><text:span text:style-name="T3">” <text:line-break/><text:line-break/></text:span><text:span text:style-name="T1">如今功成名就的周星</text:span>驰已不再是单纯的电影创作人，他的多元身份致使他无法回到被称作<text:span text:style-name="T3">“</text:span><text:span text:style-name="T1">星仔</text:span><text:span text:style-name="T3">”</text:span><text:span text:style-name="T1">的青春年代。</text:span>资本的力量致使他在做出某些决定之时，再也无法仅仅从创作的角度出发，而需要他具备更大的资本野心和抱负，以此来增强投资者的信心。<text:span text:style-name="T3"><text:s/><text:line-break/><text:line-break/></text:span><text:span text:style-name="T1">在这种多重要求的索取下，周星</text:span>驰纵然是一个天才，但其个人创造力绽放的过程，也是被严重消耗的过程。除了资本，年龄是另一个折磨天才的可怕原因，周星驰自己也说过，<text:span text:style-name="T3">“</text:span><text:span text:style-name="T1">这些年我的电影越</text:span>来越少，只想跟大家说一句，对不起，我老了。<text:span text:style-name="T3">” <text:line-break/><text:line-break/></text:span><text:span text:style-name="T1">人老了，很多事情就看淡了。所以，周星</text:span>驰现在拍戏，要承受的、要妥协的也更多。一方面，如他所说：<text:span text:style-name="T3">“</text:span><text:span text:style-name="T1">好像到我这个年</text:span>纪之后，每个新戏出来都会被说江郎才尽。<text:span text:style-name="T3">”</text:span><text:span text:style-name="T1">而作</text:span>为<text:span text:style-name="T3">“</text:span><text:span text:style-name="T1">老</text:span>导演<text:span text:style-name="T3">”</text:span><text:span text:style-name="T1">，他还要适</text:span>应现在的时代，适应现在的观众：<text:span text:style-name="T3">“</text:span><text:span text:style-name="T1">不仅是电影，整个世界都一直在变，我</text:span>们必须一直去学习。电影最主要的就是创意，要给观众带来新鲜感，电影对我来说是很重要的工作。我想我还可以给观众一些不一样的东西，每次都会再努力一下。<text:span text:style-name="T3">” <text:line-break/><text:line-break/></text:span><text:span text:style-name="T1">周星</text:span>驰也有不变的东西，那便是<text:span text:style-name="T3">“</text:span><text:span text:style-name="T1">童心未泯</text:span><text:span text:style-name="T3">”</text:span><text:span text:style-name="T1">，电影里的孩子气是周星</text:span>驰的显著标签，《美人鱼》除了一贯的恶搞、无厘头外，温馨的人鱼恋服务于环保的主题，使得影片简单易懂，老少通吃。《西游<text:span text:style-name="T3">·</text:span><text:span text:style-name="T1">降魔篇》里的除魔利器是《儿歌三百首》，《新喜剧之王》里王宝强这个过气明星</text:span>则男扮女装演起了白雪公主。<text:span text:style-name="T3"><text:s/><text:line-break/><text:line-break/></text:span><text:span text:style-name="T1">仍在努力奋斗的周星</text:span>驰想在《新喜剧之王》中向人们传递<text:span text:style-name="T3">“</text:span><text:span text:style-name="T1">努力，奋斗</text:span><text:span text:style-name="T3">”</text:span><text:span text:style-name="T1">。他还特意选用了</text:span>陈百强的《疾风》这首老歌作为电影的主题曲，在他低落时，《疾风》曾经给过他很大安慰，周星驰说：<text:span text:style-name="T3">“</text:span><text:span text:style-name="T1">这首歌的歌</text:span>词很耐人琢磨，需要仔细地感受，比如唱到<text:span text:style-name="T3">‘</text:span><text:span text:style-name="T1">风却没理起始与</text:span>终，它只知发力去冲<text:span text:style-name="T3">’</text:span><text:span text:style-name="T1">，或者</text:span><text:span text:style-name="T3">‘</text:span><text:span text:style-name="T1">如内心有梦便全力追踪，好比天空疾</text:span>劲野风<text:span text:style-name="T3">’</text:span><text:span text:style-name="T1">，你可以想象出</text:span>来，一个小人物全力奔跑的画面，这时候响起这首歌作为背景音乐，是不是很合适？这时候<text:span text:style-name="T3">‘</text:span><text:span text:style-name="T1">疾风</text:span><text:span text:style-name="T3">’</text:span><text:span text:style-name="T1">也</text:span>给了追梦的小人物一种力量，就好像拼搏的人都是疾劲野风。<text:span text:style-name="T3">” <text:line-break/><text:line-break/></text:span><text:span text:style-name="T1">在周星</text:span>驰看来，每一个人都是尹天仇，都是在为自己的梦想而努力，<text:span text:style-name="T3">“</text:span><text:span text:style-name="T1">其实人人都可以是自己生活中的主角，任何事情不要害怕失</text:span>败、困顿或者种种阻力，带着满腔热血去努力，就像疾风一样。正在努力奋斗的年轻人，希望你们都能成为自己人生的喜剧之王。<text:span text:style-name="T3">” <text:line-break/><text:line-break/></text:span><text:span text:style-name="T1">而周星</text:span>驰口中的<text:span text:style-name="T3">“</text:span><text:span text:style-name="T1">王</text:span><text:span text:style-name="T3">”</text:span><text:span text:style-name="T1">也</text:span>绝非是大众理解的王者，而是认真生活、努力追求的小人物，<text:span text:style-name="T3">“</text:span><text:span text:style-name="T1">在他</text:span>们身上，你可以看到真实、自信、认真甚至是较真，对自己所从事的工作充满热情，遭遇再多困难也不会放弃。不停追求梦想，甚至有一些执著。我自己也是正在努力当中，所以我就希望献给那些在努力奋斗当中的你们，看完之后可以更有自信，更努力。<text:span text:style-name="T3">” <text:line-break/><text:line-break/></text:span><text:span text:style-name="T1">《大</text:span>话西游》中那段经典的城楼戏，那个看似什么都无所谓的至尊宝，一瞬间变成了城楼上的那个夕阳武士，大步走向他爱的女人，用尽全身力气抱上去说：<text:span text:style-name="T3">“</text:span><text:span text:style-name="T1">我这</text:span>辈子都不会走，我爱你。<text:span text:style-name="T3">” <text:line-break/><text:line-break/></text:span><text:span text:style-name="T1">也</text:span>许，这也是周星驰想对他热爱了一生的电影说的台词。<text:span text:style-name="T3"><text:s/><text:line-break/><text:line-break/></text:span><text:span text:style-name="T1">文</text:span><text:span text:style-name="T3">/</text:span>杨逍<text:span text:style-name="T3"><text:s/></text:span><text:span text:style-name="T1">供</text:span>图<text:span text:style-name="T3">/</text:span><text:span text:style-name="T1">微</text:span>观</text:p>
      <text:p text:style-name="P1"><text:span text:style-name="T1">陳真</text:span><text:s/>  |  2019.02.18 17:48   |   <text:a xlink:type="simple" xlink:href="http://palinfo.habago.org/Entry?Command=Information_PrintForum&amp;iPage=33#FORUM37246"><text:span text:style-name="T2">#</text:span></text:a></text:p>
      <text:p text:style-name="P3"><text:span text:style-name="T3">"</text:span>藝術<text:span text:style-name="T3">" </text:span>這字眼，常讓人<text:span text:style-name="T3">(</text:span>至少讓我<text:span text:style-name="T3">) </text:span>聽了不舒服，但似乎很難否認這東西的存在，但它究竟又該具有何種標準，卻也說不上來。若要說它只是一種人為虛構，很明顯也不是事實，就如同誰能否認比方說柏格曼電影的藝術價值？<text:span text:style-name="T3"><text:s/><text:line-break/><text:line-break/></text:span>但仍然有些天才<text:span text:style-name="T3"><text:s/>(</text:span>或說腦子跟大家不太一樣的怪人<text:span text:style-name="T3">)</text:span>，弄出來的東西卻似乎不登大雅之堂，周星馳就是一個例子。比方說，<text:span text:style-name="T3">"</text:span>新喜劇之王<text:span text:style-name="T3">" </text:span>一直讓我聯想到大衛林奇的<text:span text:style-name="T3"><text:s/>"</text:span>穆荷蘭大道<text:span text:style-name="T3">"</text:span>。我這樣一說，很多人可能會大搖其頭，畢竟兩者在所謂藝術表現上，相去甚遠，天壤之別，哪能相提並論？<text:span text:style-name="T3"><text:s/><text:line-break/><text:line-break/>"</text:span>穆荷蘭大道<text:span text:style-name="T3">" </text:span>是這樣一部片子：電影這東西能存在多久，這片子就能存在多久。但<text:span text:style-name="T3">"</text:span>新喜劇之王<text:span text:style-name="T3">" </text:span>卻只是一種很通俗的東西，藝術層次很低，一如周星馳的所有電影。但是，即便如此，即便周的電影稱不上什麼藝術，誰又能否認其非凡的獨特性<text:span text:style-name="T3"><text:s/>(</text:span>或說<text:span text:style-name="T3"><text:s/>"</text:span>個人語言<text:span text:style-name="T3">")</text:span>，從而也擁有了非凡的價值？<text:span text:style-name="T3"><text:s/><text:line-break/><text:line-break/>"</text:span>穆荷蘭大道<text:span text:style-name="T3">" </text:span>非常陰暗，看完之後，我能因此鬱悶好一陣子，彷彿看著你我的一生縮影。人活著真可悲，嚮往美夢，到頭來卻全是噩夢。在這一點上頭，<text:span text:style-name="T3">"</text:span>新喜劇之王<text:span text:style-name="T3">" </text:span>似乎也差不多，只是周星馳畢竟不是像大衛林奇那樣充滿黑暗性格<text:span text:style-name="T3"><text:s/>(</text:span>而且，就如片中對白所說，<text:span text:style-name="T3">"</text:span>賀歲片總不能太殘忍<text:span text:style-name="T3">")</text:span>，因之也含含糊糊地賦予它一個<text:span text:style-name="T3"><text:s/>"</text:span>如夢<text:span text:style-name="T3">" </text:span>似幻、連周自己肯定也不會相信的所謂美好結局。<text:span text:style-name="T3"><text:s/><text:line-break/><text:line-break/></text:span>努力是一定要的<text:span text:style-name="T3">(</text:span>天才更需要努力<text:span text:style-name="T3">)</text:span>，但努力有沒有用還得看八字，看性格，看出身，看背景，看運氣，看整個時代的需要。<text:span text:style-name="T3"><text:s/><text:line-break/><text:line-break/></text:span>我喜歓吃螃蟹，卻買不起，老惦記著海底每天成千上萬的螃蟹就這樣生老病死，深埋大海，多可惜啊，要是能撈來吃多好。但是，對大海來說，這根本沒什麼。天才也一樣，埋沒一個天才，就跟埋沒一隻螃蟹沒兩樣，沒什麼好遺憾。<text:span text:style-name="T3"><text:s/><text:line-break/><text:line-break/></text:span>如果上帝規定，人死後只能在<text:span text:style-name="T3"><text:s/>"</text:span>新喜劇之王<text:span text:style-name="T3">" </text:span>和<text:span text:style-name="T3"><text:s/>"</text:span>穆荷蘭大道<text:span text:style-name="T3">" </text:span>兩部電影中擇其一，帶著進棺材，我毫無疑問會選擇前者，而非後者，即便後者藝術高超。高超又如何？陰曹地府已經夠陰暗了，我寧可有周星馳的溫暖與搞笑做陪，而不需要再帶上一團陰暗。要看陰暗，我回頭看自己的人生就夠了。</text:p>
      <text:p text:style-name="P5"/>
      <text:p text:style-name="P1">lbboy   |  2019.02.18 10:21   |   <text:a xlink:type="simple" xlink:href="http://palinfo.habago.org/Entry?Command=Information_PrintForum&amp;iPage=34#FORUM37245"><text:span text:style-name="T2">#</text:span></text:a></text:p>
      <text:p text:style-name="P3">周星馳的電影的確滿特別的，每次重播再看還是會覺得好笑，而且有時候當年看沒什麼好笑，現在看了反而覺的好笑，<text:span text:style-name="T3"><text:s/></text:span>或是當時覺的好笑，現在看來確有的心酸。<text:span text:style-name="T3"><text:s/></text:span>看到橋段都會背了，偶爾還可以把台詞帶入現代生活情境之中又產生新的變形。<text:span text:style-name="T3"><text:s/><text:line-break/></text:span>偶爾轉台轉到了，雖然不會看完，總會看個一兩段來，練習一下。<text:span text:style-name="T3"><text:s/></text:span>隨著心境不同，有時候會看到不一樣的點。<text:span text:style-name="T3"><text:s/><text:line-break/></text:span>我再<text:span text:style-name="T3">youtube</text:span>有看過一些英文版的周星馳電影，感覺老外留言也滿喜歡的，不過海外正式發行的好像只有少林足球跟功夫在國外比較有名。<text:span text:style-name="T3"><text:s/></text:span>其他的可能知名度不高。<text:span text:style-name="T3"><text:s/></text:span>跟西方喜劇在東方的普及程度不能比。</text:p>
      <text:p text:style-name="P1"><text:span text:style-name="T1">陳真</text:span><text:s/>  |  2019.02.17 14:55   |   <text:a xlink:type="simple" xlink:href="http://palinfo.habago.org/Entry?Command=Information_PrintForum&amp;iPage=34#FORUM37244"><text:span text:style-name="T2">#</text:span></text:a></text:p>
      <text:p text:style-name="P2">黃川，<text:span text:style-name="T3"><text:s/><text:line-break/><text:line-break/></text:span>我不記得我曾批評過你說的所謂電車綁幾個人的問題，只隱約記得好像有這麼一本書，叫做什麼<text:span text:style-name="T3"><text:s/>"</text:span>關於正義的幾堂課<text:span text:style-name="T3">" </text:span>之類，是個哈佛的哲學教授寫的暢銷書。我沒細看，但大約翻了一下，覺得很反感，很低能。你說的電車難題，好像就是出自那本書。<text:span text:style-name="T3"><text:s/><text:line-break/><text:line-break/></text:span>至於<text:span text:style-name="T3">"</text:span>新喜劇之王<text:span text:style-name="T3">"</text:span>，我都不知道看了幾十回了，滾瓜爛熟都能背了。每當我在書桌前工作時，我就一邊讓這電影開著，成為我的某種養份，一心一用。我倒覺得它是周星馳自古以來最好的電影之一，肯定能排上前三名。<text:span text:style-name="T3"><text:s/><text:line-break/><text:line-break/></text:span>一部喜劇或悲劇的成與敗，並不需要從頭笑到尾或一路悲；天才隨手的一個鏡頭，遠勝凡夫俗子的精心鉅作。<text:span text:style-name="T3"><text:s/><text:line-break/><text:line-break/></text:span>大多數導演往往早年勝於晚年，比方說<text:span text:style-name="T3">Kusturica</text:span>，年輕時拍的東西才華橫溢，驚為天人，但卻越拍越難看；<text:span text:style-name="T3">2007</text:span>年之後的<text:span text:style-name="T3"><text:s/>"</text:span>請對我承諾<text:span text:style-name="T3">" </text:span>以及<text:span text:style-name="T3"><text:s/>2016</text:span>年的<text:span text:style-name="T3"><text:s/>"</text:span>牛奶配送員的奇幻人生<text:span text:style-name="T3">"</text:span>，幾乎都可以直接略過不用看。<text:span text:style-name="T3"><text:s/><text:line-break/><text:line-break/></text:span>周星馳卻剛好相反，早年的東西粗製濫造，甚至不堪入目，有些我幾乎看不下去，但他卻越拍越好，越演越好。<text:span text:style-name="T3">"</text:span>新喜劇之王<text:span text:style-name="T3">" </text:span>就是一個例子。晚年的周星馳比較不那麼無厘頭。許多時候，看到他接受訪問，憑我對人的直覺與判斷，總覺得這個人怎麼那麼鬱鬱寡歡？<text:span text:style-name="T3"><text:s/><text:line-break/><text:line-break/></text:span>另一方面，我也常想不明白，很納悶，為什麼世界上會有那麼具有幽默感的人？也許那真的就是一種天賦。<text:span text:style-name="T3"><text:s/><text:line-break/><text:line-break/></text:span>我能理解也許有些人會覺得這電影不好笑，但我自己卻覺得真是有夠好笑，雖然好不好笑可能不是重點。<text:span text:style-name="T3"><text:s/><text:line-break/><text:line-break/></text:span>所謂藝術或人文這種事，好惡隨人，勉強不來。姑且不說藝術是否具有某種客觀本質<text:span text:style-name="T3">(</text:span>我相信有<text:span text:style-name="T3">)</text:span>，姑且不論這是否是一種<text:span text:style-name="T3"><text:s/>"</text:span>能力<text:span text:style-name="T3">" (</text:span>我相信是<text:span text:style-name="T3">)</text:span>，但可確定的是，人們各自會喜歡什麼、討厭什麼，也許相當程度上標示了某種<text:span text:style-name="T3"><text:s/>"</text:span>距離<text:span text:style-name="T3">"</text:span>。今天，倘若我要與人溝通一種事實或某種知識，相信不難辦到，至少理論上有可能讓對方接受某種事實或知識。但是今天若要跟人談起知識或事實以外的東西，我通常就詞窮了，因為那似乎不是一種可以溝通的東西，也就是說，溝通在此到了盡頭。<text:span text:style-name="T3"><text:s/><text:line-break/><text:line-break/>"</text:span>長江七號<text:span text:style-name="T3">" </text:span>片尾，周星馳想追小迪的女老師，就跟她說：<text:span text:style-name="T3">"</text:span>我最近覺得自己很英俊<text:span text:style-name="T3">"</text:span>。女老師說：<text:span text:style-name="T3">"</text:span>哈哈，很好笑<text:span text:style-name="T3">"</text:span>，說完就掉頭走了。周星馳追上去說：<text:span text:style-name="T3">"</text:span>妳要不要再仔細看看<text:span text:style-name="T3">(</text:span>我的臉<text:span text:style-name="T3">)</text:span>？<text:span text:style-name="T3">"</text:span>我覺得這些對話很好笑。我所謂溝通到了盡頭大約也就是這個意思，<text:span text:style-name="T3">"</text:span>再看看<text:span text:style-name="T3">" </text:span>是沒有用的。同一張臉，不會因為再看一次就改變觀感。<text:span text:style-name="T3"><text:s/><text:line-break/><text:line-break/></text:span>同理，我不認為我們透過溝通，可以讓他人愛上一個他原本不愛的人，也不可能讓他熱烈喜歡一個他原本一點都不喜歡的作品，更不太可能改變他對於某個人事物有關美醜的評價。</text:p>
      <text:p text:style-name="P1"><text:span text:style-name="T1">陳真</text:span><text:s/>  |  2019.02.17 14:03   |   <text:a xlink:type="simple" xlink:href="http://palinfo.habago.org/Entry?Command=Information_PrintForum&amp;iPage=34#FORUM37243"><text:span text:style-name="T2">#</text:span></text:a></text:p>
      <text:p text:style-name="P3"><text:span text:style-name="T3">2019</text:span>柏林影展》中國電影檢查制度發威？張藝謀新片《一秒鐘》被迫退出競賽<text:span text:style-name="T3"><text:s/><text:line-break/><text:line-break/></text:span>風傳媒<text:span text:style-name="T3"><text:s/><text:line-break/></text:span>沈怡昕<text:span text:style-name="T3"><text:s/>2019-02-15 <text:line-break/><text:line-break/>2019</text:span>年柏林影展是中國電影的大年，一共有<text:span text:style-name="T3">13</text:span>部作品入圍，截至<text:span text:style-name="T3">14</text:span>日卻發生兩部影片退賽的狀況。其中，張藝謀《一秒鐘》、王全安《恐龍蛋》、王小帥《地久天長》三位中國導演闖入主競賽。但是<text:span text:style-name="T3">12</text:span>日，張藝謀新片《一秒鐘》卻宣布退出柏林影展競賽。<text:span text:style-name="T3"><text:s/><text:line-break/><text:line-break/></text:span>柏林國際影展（<text:span text:style-name="T3">Internationale Filmfestspiele Berlin</text:span>）是華語電影導演的福地，台灣導演侯孝賢、蔡明亮最早都是在柏林展露頭角。中國「第五代」導演張藝謀的首部作《紅高粱》<text:span text:style-name="T3">1988</text:span>年在這裡拿下最佳影片金熊獎，奠定大師地位；柏林影展更接連捧紅「第六代」導演王全安、王小帥，王全安更曾以《圖雅的婚事》拿下<text:span text:style-name="T3">2007</text:span>年金熊。<text:span text:style-name="T3"><text:s/><text:line-break/><text:line-break/>12</text:span>日，張藝謀新片《一秒鐘》宣布退出柏林影展競賽，消息最早來自於官方微博貼文，不久後官方新聞稿證實，因「後期製作問題」撤出。產業界人士指出，《一秒鐘》入選柏林影展之後，遲遲無法拿到中國電檢參展許可「龍標」，最終因此得放棄參賽。<text:span text:style-name="T3"><text:s/><text:line-break/><text:line-break/></text:span>消息公布時間正值中國第六代「禁片」導演婁燁《風中有朵雨做的雲》歐洲首映前十分鐘，婁燁被禁多年後首度拿到龍標，《風中有朵雨做的雲》預計於四月於中國上映。張藝謀的退賽，引發全場華語媒體譁然。<text:span text:style-name="T3"><text:s/><text:line-break/><text:line-break/>=================== <text:line-break/>69</text:span>屆柏林影展落幕<text:span text:style-name="T3"><text:s/></text:span>茱麗葉畢諾許聲援張藝謀<text:span text:style-name="T3"><text:s/><text:line-break/><text:line-break/></text:span>中央社<text:span text:style-name="T3"><text:s/>- 2019-02-17 <text:line-break/><text:line-break/></text:span>（中央社記者洪健倫台北<text:span text:style-name="T3">17</text:span>日電）第<text:span text:style-name="T3">69</text:span>屆柏林影展於柏林時間<text:span text:style-name="T3">16</text:span>日晚上<text:span text:style-name="T3">7</text:span>時頒獎，評審團主席茱麗葉畢諾許特地在頒獎前聲援退賽的中國導演張藝謀。<text:span text:style-name="T3"><text:s/><text:line-break/><text:line-break/><text:line-break/></text:span>柏林影展日前公布得獎名單，張藝謀新作「一秒鐘」原定<text:span text:style-name="T3">15</text:span>日在柏林影展首映，因「技術問題」臨時退賽，剩下<text:span text:style-name="T3">16</text:span>部影片角逐金熊。<text:span text:style-name="T3"><text:s/><text:line-break/><text:line-break/></text:span>本屆評審團主席茱麗葉畢諾許在頒獎典禮一開始，特別發言力挺張藝謀，對於「一秒鐘」退賽深感遺憾，她說：「我們需要藝術家帶領我們認識歷史與情感，藝術作品中的『一秒鐘』也可能深深改變我們的生命與想法，電影可以讓這件事情發生，我們在柏林影展深深思念這部作品。」（編輯：陳清芳）<text:span text:style-name="T3">1080217</text:span></text:p>
      <text:p text:style-name="P1"><text:span text:style-name="T1">黄川</text:span><text:s/>  |  2019.02.17 13:26   |   <text:a xlink:type="simple" xlink:href="http://palinfo.habago.org/Entry?Command=Information_PrintForum&amp;iPage=34#FORUM37242"><text:span text:style-name="T2">#</text:span></text:a></text:p>
      <text:p text:style-name="P7"><text:span text:style-name="T1">我</text:span>记得陈真医生之前批判过一条铁轨绑一人另一条绑五人的<text:span text:style-name="T3">“</text:span><text:span text:style-name="T1">电车</text:span>难题<text:span text:style-name="T3">”</text:span><text:span text:style-name="T1">。科幻作品中往往充斥着类似的设定，这并不是</text:span>说作者是用心险恶之人，而是想表达，在面对不可避免的<text:span text:style-name="T3">“</text:span><text:span text:style-name="T1">残酷自然法</text:span>则<text:span text:style-name="T3">”</text:span><text:span text:style-name="T1">时，</text:span>诸如洪水地震核电厂爆炸乃至艺术夸张的更为巨大的灾难时，人将如何应对。科幻是一种思想实验，而不是说作者故意制造类似困境去为难读者。流浪地球同名原著更为残酷冰冷，还写了不少讽刺民粹的内容，如果有兴趣读一下的话，我觉得对岸的朋友会感到熟悉的。<text:span text:style-name="T3"><text:s/><text:line-break/></text:span><text:span text:style-name="T1">个人有</text:span>观影偏好是正常的，比如陈医生很期待新喜剧之王，认为天才的拙作也要胜过<text:span text:style-name="T3">“</text:span><text:span text:style-name="T1">类好</text:span>莱坞<text:span text:style-name="T3">”</text:span><text:span text:style-name="T1">作品。但就我个人的</text:span>观影体验，这是一部赶工明显毫无诚意，大量使用重复桥段的圈钱之作，不可能表达任何敬意，纵然我也很喜欢周星驰。<text:span text:style-name="T3"><text:s/><text:line-break/></text:span><text:span text:style-name="T1">对我一个科幻</text:span>爱好者来说，流浪地球虽然是一部模仿好莱坞套路很明显的电影，故事也为了贺岁片市场而做了不小的改动，但我能看出主创团队在妥协的同时对原本作品意涵的坚持。功夫电影已经走过了黄金年代正在式微，仅有曲高和寡的艺术片也是不够的，影响最多人的必然是普通商业作品。<text:span text:style-name="T3"><text:s/><text:line-break/></text:span><text:span text:style-name="T1">另外流浪地球是一部很正常的商业片，并不是一部建国大业或者建</text:span>军大业之类的<text:span text:style-name="T3">“</text:span><text:span text:style-name="T1">党国宣</text:span>传<text:span text:style-name="T3">”</text:span><text:span text:style-name="T1">政策电影，一个</text:span>现象成为热点，自然会有各方（包括官方）的人来做有利于自己角度的解读，这个我想对岸的朋友见过各种<text:span text:style-name="T3">“xx</text:span><text:span text:style-name="T1">之光</text:span><text:span text:style-name="T3">”</text:span><text:span text:style-name="T1">，也很熟悉了。</text:span></text:p>
      <text:p text:style-name="P1"><text:span text:style-name="T1">陳真</text:span><text:s/>  |  2019.02.17 11:43   |   <text:a xlink:type="simple" xlink:href="http://palinfo.habago.org/Entry?Command=Information_PrintForum&amp;iPage=34#FORUM37240"><text:span text:style-name="T2">#</text:span></text:a></text:p>
      <text:p text:style-name="P3"><text:span text:style-name="T3">(</text:span>續前<text:span text:style-name="T3">) <text:line-break/><text:line-break/></text:span>在<text:span text:style-name="T3"><text:s/>"</text:span>我<text:span text:style-name="T3">" </text:span>看來，捍衛表達形式的空間極端重要，因為那無非就是在捍衛一種存在方式。<text:span text:style-name="T3"><text:s/><text:line-break/><text:line-break/>"</text:span>說什麼<text:span text:style-name="T3">" </text:span>是科學，是知識，是廣告，是新聞報導，是呈堂證供，但是，<text:span text:style-name="T3">"</text:span>怎麼說<text:span text:style-name="T3">" </text:span>卻是一種藝術。如果覺得藝術一詞太噁心，那就說<text:span text:style-name="T3"><text:s/>"</text:span>美<text:span text:style-name="T3">"</text:span>，說<text:span text:style-name="T3"><text:s/>"</text:span>詩<text:span text:style-name="T3">"</text:span>，說<text:span text:style-name="T3"><text:s/>"</text:span>人文<text:span text:style-name="T3">"</text:span>，說<text:span text:style-name="T3"><text:s/>"</text:span>倫理<text:span text:style-name="T3">" </text:span>或<text:span text:style-name="T3"><text:s/>"</text:span>宗教<text:span text:style-name="T3">"</text:span>，意思都一樣。<text:span text:style-name="T3"><text:s/><text:line-break/><text:line-break/></text:span>相對於人文世界表達形式之無限寬廣，知識<text:span text:style-name="T3"><text:s/>(</text:span>特別是科學知識<text:span text:style-name="T3">)</text:span>，卻有著一定的侷限性，因為它的表達方式和所要表達的東西，基本上是兩回事；當我們只是想說<text:span text:style-name="T3"><text:s/>A</text:span>，那就用最簡單清楚的表達方式<text:span text:style-name="T3"><text:s/>B</text:span>，把<text:span text:style-name="T3">A</text:span>講出來，或<text:span text:style-name="T3"><text:s/>"</text:span>寫封信去郵局寄<text:span text:style-name="T3">" (Kusturica</text:span>語<text:span text:style-name="T3">)</text:span>，何必拐彎抹角？這時候，<text:span text:style-name="T3">B</text:span>是沒有多少另類空間的，不管誰來表達，<text:span text:style-name="T3">E</text:span>都等於<text:span text:style-name="T3">MC</text:span>的平方。<text:span text:style-name="T3"><text:s/><text:line-break/><text:line-break/></text:span>許多時候，人們卻眛於<text:span text:style-name="T3"><text:s/>"</text:span>表達形式<text:span text:style-name="T3">" </text:span>與<text:span text:style-name="T3"><text:s/>"</text:span>內容<text:span text:style-name="T3">" </text:span>一分為二的誤解，以為藝術無非就跟知識一樣，也是一樣要處理無數的內容選項<text:span text:style-name="T3"><text:s/>(</text:span>無數的<text:span text:style-name="T3"><text:s/>A)</text:span>，因此裝模作樣地在<text:span text:style-name="T3">B</text:span>的形式上頭做包裝，抹胭脂粉，彷彿抹上胭脂粉之後，<text:span text:style-name="T3">A</text:span>將更增添魅力，其實一樣還是<text:span text:style-name="T3">A</text:span>。<text:span text:style-name="T3"><text:s/><text:line-break/><text:line-break/></text:span>換個方式說，如果你只是想說出某種<text:span text:style-name="T3">A</text:span>，那你就直接講不就好了？何必像在玩什麼藏寶遊戲那樣，有話不說，有屁不放，非得裝神弄鬼地故做深刻狀？<text:span text:style-name="T3"><text:s/><text:line-break/><text:line-break/></text:span>世上詩人多如過江之鯽，但稱得上詩者，卻絕無僅有，鳳毛鱗角。絕大多數所謂詩，無非就是把散文分行，弄得每一句都短短的。如果那是詩，那每個人都是詩神了：<text:span text:style-name="T3"><text:s/><text:line-break/><text:line-break/></text:span>只要<text:span text:style-name="T3">--</text:span>你願意<text:span text:style-name="T3"><text:s/><text:line-break/></text:span>把每一句<text:span text:style-name="T3"><text:s/><text:line-break/></text:span>都<text:span text:style-name="T3"><text:s/><text:line-break/></text:span>弄得短短的<text:span text:style-name="T3"><text:s/><text:line-break/></text:span>那，<text:span text:style-name="T3"><text:s/><text:line-break/></text:span>誰都是<text:span text:style-name="T3"><text:s/><text:line-break/></text:span>詩神了<text:span text:style-name="T3"><text:s/><text:line-break/><text:line-break/>R. M Rilke</text:span>說得對，<text:span text:style-name="T3">"</text:span>除非你不寫詩會死，你才寫。<text:span text:style-name="T3">" </text:span>同理，除非你不做哲學會死，你才當個哲學家；除非，你不拍電影會死，你才當導演；除非，你不寫東西會死，你才寫<text:span text:style-name="T3">.... <text:line-break/><text:line-break/></text:span>反之，如果你心裏並沒有什麼無法明白說出的東西，何必裝神弄鬼搞文青搞藝術搞什麼思想與哲學呢？<text:span text:style-name="T3"><text:s/><text:line-break/><text:line-break/></text:span>我常舉個例，二十年前，我得罪島內一大群綠油油的所謂新生代<text:span text:style-name="T3"><text:s/>"</text:span>詩人<text:span text:style-name="T3">"</text:span>，一堆連寫字都不太會的蠢才，他們就寫詩罵我。我覺得很奇怪，他們寫的那些所謂<text:span text:style-name="T3"><text:s/>"</text:span>詩<text:span text:style-name="T3">"</text:span>，一目了然，什麼<text:span text:style-name="T3"><text:s/>"</text:span>思想的毒草蔓延<text:span text:style-name="T3">"</text:span>，真是看了起雞皮疙瘩；如果你只是要講這樣一些罵人的話，那就直接開罵、直接表達不就好了？何必拐彎抹角寫什麼<text:span text:style-name="T3"><text:s/>"</text:span>詩<text:span text:style-name="T3">" </text:span>呢？<text:span text:style-name="T3"><text:s/><text:line-break/><text:line-break/></text:span>詩或人文或藝術或美以外的世界，無非就是知識與科學、報導與證詞，那又是另一種世界了，它的<text:span text:style-name="T3">subject matter</text:span>之清晰與明確，並不蘊含多少另類表達的空間。如果一加一不過就是等於二，那你就在這上頭直接表白就行，沒必要從中創造詩意吧？因為那根本無助於事實或意見的呈現。<text:span text:style-name="T3"><text:s/><text:line-break/><text:line-break/></text:span>當然，現代知識的發展有點走火入魔，給表達形式設下許多限制，而這些限制一概以科學知識為範本，努力摒除詩意，消除一切不明確與主觀，去除所有情感與想像，更不用說直覺與感受更無立足之地。<text:span text:style-name="T3"><text:s/><text:line-break/><text:line-break/></text:span>科學知識也許可以這樣搞，但人文知識難道也應以之為典範？在這樣一種思想監牢下，哲學系當然就不是在培養哲學家，文學系也不是在造就作家，只剩下哲學評論家或文學評論家，而且只被允許生產某種既定且一清二楚的客觀<text:span text:style-name="T3"><text:s/>"</text:span>意見<text:span text:style-name="T3">"</text:span>，而非情感與思想。<text:span text:style-name="T3"><text:s/><text:line-break/><text:line-break/></text:span>以這樣一種表達侷限來看，尼采、老莊、維根斯坦、叔本華、孔夫子與齊克果等等等，所有人類史上的重要哲學家，甚至包括最科學的羅素，全部都得掃地出門。<text:span text:style-name="T3"><text:s/><text:line-break/><text:line-break/></text:span>另一方面，在這樣一種近乎走火入魔的現代知識表達侷限下，卻產生了一套形式主義。簡單說，很多人以為，所謂知識表達，無非就是學習這樣一套表達方式，但卻往往裝模作樣，彆彆扭扭，有話不直說，硬要拐彎抹角故做學術狀，故意說得好像多艱難似的，但一究其內容，不過就是三、五句話便可清楚表白的某種<text:span text:style-name="T3">(</text:span>往往思想貧乏的<text:span text:style-name="T3">) "</text:span>意見<text:span text:style-name="T3">"</text:span>。如果那也能叫做學術論文，我一天能寫上十篇。<text:span text:style-name="T3"><text:s/><text:line-break/><text:line-break/></text:span>胡適當年推動白話文運動，也許有利也有弊，為了消滅<text:span text:style-name="T3"><text:s/>"</text:span>葫蘆裡不知道賣什麼膏藥<text:span text:style-name="T3">" </text:span>的上下其手空間以及不清不楚的曖昧流弊，卻或多或少也少了一些美感。整體而言，功也許仍遠大於過。<text:span text:style-name="T3"><text:s/><text:line-break/><text:line-break/></text:span>但我認為，對於整個表達形式的空間與諸多可能性的理解與捍衛，或許才更加適當地反映了生命的諸多可能與無限寬廣的存在方式。維根斯坦曾自況其一切思想與寫作，無非就是要在一片科學濁流中，捍衛一種與之截然不同乃至背道而馳的<text:span text:style-name="T3"><text:s/>"</text:span>看待世界的方式<text:span text:style-name="T3">"</text:span>。<text:span text:style-name="T3"><text:s/><text:line-break/><text:line-break/></text:span>很多進步青年整天想改變世界，但我只擔心世界老是想改變我，整天要我這樣寫，要我那樣說話，實在很痛苦。在我看來，捍衛了一己的存在方式，無非也就是改變了世界。或者說，世界本身不會改變，但你怎麼看世界，世界便也隨之改變。聽起來，這就像一門宗教，而我就是個烈士，不惜為之殉道，傳遞一種有關表達形式的福音。</text:p>
      <text:p text:style-name="P1"><text:span text:style-name="T1">楊宏</text:span><text:s/>  |  2019.02.16 12:42   |   <text:a xlink:type="simple" xlink:href="http://palinfo.habago.org/Entry?Command=Information_PrintForum&amp;iPage=34#FORUM37239"><text:span text:style-name="T2">#</text:span></text:a></text:p>
      <text:p text:style-name="P8"><text:span text:style-name="T1">整理</text:span>YOUTUBE<text:span text:style-name="T1">上關於火</text:span><text:span text:style-name="T4">锅大王</text:span>Nathan Rich<text:span text:style-name="T1">的視頻，正反都有。</text:span><text:s/><text:line-break/><text:line-break/>1<text:span text:style-name="T1">、觀察者網兩個月前刊登有家義大利公司廣告明顯帶著種族歧視，原來這事是這位老哥揭發的。</text:span><text:s/><text:line-break/>#DGLovesChina #DGTheGreatShow <text:line-break/><text:span text:style-name="T1">反</text:span><text:span text:style-name="T4">讽杜嘉班纳辱华广告</text:span><text:s/><text:span text:style-name="T1">秒对秒</text:span>DISS <text:span text:style-name="T1">中文</text:span><text:s/><text:line-break/>https://youtu.be/qHOeAYMj5M4 <text:line-break/><text:line-break/>2<text:span text:style-name="T1">、很勵志，我紅了眼睛。</text:span><text:s/><text:line-break/><text:span text:style-name="T1">我的人生经历</text:span>(<text:span text:style-name="T1">上</text:span>)<text:span text:style-name="T1">：美国版</text:span>"<text:span text:style-name="T4">杨永信</text:span>"<text:span text:style-name="T1">邪教惩</text:span><text:span text:style-name="T4">罚性学校</text:span><text:s/>&amp;;#124; Scientology Boarding School Experience <text:line-break/>https://youtu.be/tNsajdUETlw <text:line-break/><text:span text:style-name="T1">我的人生经历</text:span>(<text:span text:style-name="T1">下</text:span>)<text:span text:style-name="T1">：从一无所有到</text:span><text:span text:style-name="T4">赚到第一个百万美元</text:span><text:s/>&amp;;#124; How I Made my First 1 Million Dollars <text:line-break/>https://youtu.be/yqxUZJwY104 <text:line-break/><text:line-break/>3<text:span text:style-name="T1">、這個視頻揭露</text:span><text:span text:style-name="T4">纽约时报的谎言</text:span><text:s/><text:line-break/><text:span text:style-name="T1">如何反</text:span><text:span text:style-name="T4">击可耻的外媒无脑黑中国？揭露纽约时报的谎言</text:span><text:s/><text:line-break/>https://youtu.be/mvpo2jv5eqI <text:line-break/><text:line-break/>4<text:span text:style-name="T1">、</text:span>YOUTUBE <text:span text:style-name="T1">刪他的訂閱數及點讚數</text:span><text:s/><text:line-break/><text:span text:style-name="T1">油管移除了我</text:span>95%<text:span text:style-name="T1">的</text:span><text:span text:style-name="T4">订阅数</text:span>&amp;;#124; YouTube Deleted 95% My Subs <text:line-break/>https://youtu.be/CFMAvDjPt40 <text:line-break/><text:line-break/><text:span text:style-name="T1">火</text:span><text:span text:style-name="T4">锅大王</text:span>Nathan Rich <text:span text:style-name="T5">🆚</text:span><text:s/><text:span text:style-name="T1">郭文</text:span><text:span text:style-name="T4">贵</text:span><text:s/><text:line-break/>https://youtu.be/CvL7bjsOwrU <text:line-break/><text:span text:style-name="T1">火</text:span><text:span text:style-name="T4">锅大王</text:span><text:s/>Nathan Rich <text:span text:style-name="T4">订阅数曲线</text:span><text:s/><text:line-break/><text:span text:style-name="T4">订阅数腰斩？</text:span>[20190215]<text:span text:style-name="T1">火</text:span><text:span text:style-name="T4">锅大王</text:span>Nathan Rich<text:span text:style-name="T4">订阅数曲线</text:span>[Fixed] <text:line-break/>https://youtu.be/zJHFW-jXzOI <text:line-break/>Nathan Rich's Viral Video Gets 20 Million Views in a Day <text:line-break/>https://youtu.be/DZpcc7nGn4A <text:line-break/><text:line-break/><text:line-break/>5<text:span text:style-name="T1">、</text:span>Nathan Rich<text:span text:style-name="T1">後續發的視頻</text:span><text:s/><text:line-break/><text:line-break/><text:span text:style-name="T1">揭露油管毒瘤</text:span><text:s/>SerpentZA<text:span text:style-name="T1">的真面目</text:span><text:s/>&amp;;#124; SerpentZA Exposed as a Fraud! <text:line-break/>https://youtu.be/GRqcA04FtmM <text:line-break/><text:span text:style-name="T1">美国犹太人在中国当了</text:span>4<text:span text:style-name="T1">年高管是一种怎样的体</text:span><text:span text:style-name="T4">验？</text:span><text:s/><text:line-break/>https://youtu.be/YaVK5PprYTw <text:line-break/><text:span text:style-name="T1">美国人如何看到川普？</text:span><text:s/><text:span text:style-name="T1">之美国的政治正确真要命</text:span><text:s/><text:line-break/>https://youtu.be/0nExzRvwJBc <text:line-break/><text:span text:style-name="T1">《流浪地球》特效</text:span>CTO<text:span text:style-name="T1">怎么看这部电影？</text:span>&amp;;#124; The Wandering Earth Review <text:line-break/>https://youtu.be/69xw44enIDI <text:line-break/><text:span text:style-name="T1">美国哥</text:span><text:span text:style-name="T4">们把火锅和中国国旗纹在了身上，纹身背后的酷炫故事</text:span><text:s/><text:line-break/>https://youtu.be/LBDi6mVn9eA <text:line-break/><text:line-break/>6<text:span text:style-name="T1">、反面的聲音</text:span><text:s/><text:line-break/><text:span text:style-name="T1">中国人有选</text:span><text:span text:style-name="T4">择好医院的自由？</text:span>-------<text:span text:style-name="T1">这位</text:span>Nathan Rich <text:span text:style-name="T1">老外造</text:span><text:span text:style-name="T4">谣和误导别人</text:span><text:s/><text:line-break/>https://youtu.be/8pmk-TaC1Fg <text:line-break/>Scientology and the Aftermath: Nathan Rich <text:line-break/>https://youtu.be/0ptEmEmQVTI <text:line-break/><text:span text:style-name="T1">揭露油管毒瘤</text:span>---<text:span text:style-name="T1">火</text:span><text:span text:style-name="T4">锅大王</text:span><text:s/>Nathan Rich<text:span text:style-name="T1">真面目</text:span><text:s/>&amp;;#124; Nathan Rich Exposed as a Fraud! <text:line-break/>https://youtu.be/swspWURRVEw <text:line-break/>Nathan Rich Is A Dangerous Criminal <text:line-break/>https://youtu.be/PB2ydyfExbM <text:line-break/>Why Nathan Rich is Dangerous For Youtube <text:line-break/>https://youtu.be/lFL_O3wt9l0 <text:line-break/>How Does Nathan Rich Get A Work Visa in China With Drug Felonies <text:line-break/>https://youtu.be/18bJYzJ4j04 <text:line-break/>Scientology Exposes My "Life of Crime" <text:line-break/>https://youtu.be/o1GVFLKvVzE <text:line-break/><text:line-break/>7<text:span text:style-name="T1">、</text:span>Nathan Rich<text:span text:style-name="T1">在美國接受訪問以前</text:span><text:s/><text:line-break/>Part 1 Interview with Nathan Rich (Scientology &amp;; the Aftermath) <text:line-break/>https://youtu.be/cyPZhRQvh5w <text:line-break/>Part 2 Interview with Nathan Rich (Scientology &amp;; the Aftermath) <text:line-break/>https://youtu.be/Ueag_5Arm5s <text:line-break/>Part 3 Interview with Nathan Rich (Scientology &amp;; the Aftermath) <text:line-break/>https://youtu.be/SmGwXnz9rhg <text:line-break/>Part 4 Interview with Nathan Rich (Scientology &amp;; the Aftermath) <text:line-break/>https://youtu.be/YG-phZ9e8hA <text:line-break/>Part 5 Interview with Nathan Rich (Scientology &amp;; the Aftermath) <text:line-break/>https://youtu.be/U6VfL7ga-eI <text:line-break/>Part 6 Interview with Nathan Rich (Scientology &amp;; the Aftermath) <text:line-break/>https://youtu.be/KLfigsCmlCQ <text:line-break/><text:line-break/>8<text:span text:style-name="T1">、他的書</text:span><text:s/><text:line-break/>My Book &amp;;#124; <text:span text:style-name="T1">我的</text:span><text:span text:style-name="T4">书</text:span><text:s/>(<text:span text:style-name="T1">英文</text:span>): https://www.amazon.com/dp/B07GC685LL <text:line-break/><text:line-break/><text:line-break/><text:line-break/><text:line-break/></text:p>
      <text:p text:style-name="P1"><text:span text:style-name="T1">陳真</text:span><text:s/>  |  2019.02.16 00:30   |   <text:a xlink:type="simple" xlink:href="http://palinfo.habago.org/Entry?Command=Information_PrintForum&amp;iPage=34#FORUM37238"><text:span text:style-name="T2">#</text:span></text:a></text:p>
      <text:p text:style-name="P3">子恒，<text:span text:style-name="T3"><text:s/><text:line-break/><text:line-break/></text:span>我沒說過形式比內容重要。事實上，我完全不認同形式<text:span text:style-name="T3"><text:s/>(form) </text:span>和內容<text:span text:style-name="T3"><text:s/>(content) </text:span>的二分法，我覺得這樣的區分不但是錯的，而且是無法理解的。<text:span text:style-name="T3"><text:s/><text:line-break/><text:line-break/></text:span>舉個例，英國導演<text:span text:style-name="T3"><text:s/>Peter Greenaway </text:span>拍片<text:span text:style-name="T3"><text:s/>"</text:span>形式<text:span text:style-name="T3">" (</text:span>或說技巧<text:span text:style-name="T3">) </text:span>很創新，近乎標新立異，但是，除了<text:span text:style-name="T3"><text:s/>"</text:span>廚師，大盜，他的太太和他的情人<text:span text:style-name="T3">" </text:span>等少數兩三部電影還不錯之外，其它大多<text:span text:style-name="T3"><text:s/>"</text:span>流於形式<text:span text:style-name="T3">"</text:span>。重點是，我不會用這樣的方式來陳述，因為我並不認為形式與內容的區分是存在的。<text:span text:style-name="T3"><text:s/><text:line-break/><text:line-break/></text:span>有個詞叫<text:span text:style-name="T3">subject matter</text:span>，中文不容易找到對應字眼，意思指的是一種<text:span text:style-name="T3"><text:s/>"</text:span>被處理的東西<text:span text:style-name="T3">"</text:span>，或說一種<text:span text:style-name="T3"><text:s/>"</text:span>對象<text:span text:style-name="T3">"</text:span>。比方說數學，一加一等於二，這個式子本身及其相關的一切演算，就是數學研究的一種<text:span text:style-name="T3"><text:s/>subject matter</text:span>。不管誰來寫這些式子，寫出來都一樣，一個好人來寫，<text:span text:style-name="T3">3</text:span>加<text:span text:style-name="T3">5</text:span>等於<text:span text:style-name="T3">8</text:span>，一個人渣來寫也是<text:span text:style-name="T3">3</text:span>加<text:span text:style-name="T3">5</text:span>等於<text:span text:style-name="T3">8</text:span>，科學或事實<text:span text:style-name="T3">(fact) </text:span>並沒有表達方式的不同，但科學以外的世界就不是這樣，它的<text:span text:style-name="T3"><text:s/>subject matter</text:span>並不是它所描述的對象，而是<text:span text:style-name="T3"><text:s/>"</text:span>描述方式本身<text:span text:style-name="T3">" </text:span>才是它的<text:span text:style-name="T3"><text:s/>subject matter</text:span>。<text:span text:style-name="T3"><text:s/><text:line-break/><text:line-break/></text:span>也許可以換個方式說，在科學以外的世界，所謂<text:span text:style-name="T3"><text:s/>"</text:span>內容<text:span text:style-name="T3">"</text:span>，無非就是它的<text:span text:style-name="T3"><text:s/>"</text:span>形式<text:span text:style-name="T3">"</text:span>，也就是它的表達式，兩者二而一，一而二，無法區分。那就好像一個所謂<text:span text:style-name="T3"><text:s/>"</text:span>好人<text:span text:style-name="T3">"</text:span>，其實就是一個<text:span text:style-name="T3"><text:s/>"</text:span>人<text:span text:style-name="T3">"</text:span>，而不是一個<text:span text:style-name="T3"><text:s/>"</text:span>人<text:span text:style-name="T3">" </text:span>然後<text:span text:style-name="T3"><text:s/>"</text:span>再另外加上<text:span text:style-name="T3">" </text:span>一些<text:span text:style-name="T3"><text:s/>"</text:span>好<text:span text:style-name="T3">" </text:span>的東西。我舉這例並不很貼切，但它所欲傳達之<text:span text:style-name="T3"><text:s/>"</text:span>無法切割<text:span text:style-name="T3">" </text:span>的意思，基本上是一樣的。<text:span text:style-name="T3"><text:s/><text:line-break/><text:line-break/></text:span>所謂藝術的優劣，就在於表達方式的高下有別。<text:span text:style-name="T3">"</text:span>如何表達<text:span text:style-name="T3">"</text:span>，才是人文或藝術的<text:span text:style-name="T3"><text:s/>subject matter</text:span>。人人都說<text:span text:style-name="T3"><text:s/>"</text:span>我愛你<text:span text:style-name="T3">"</text:span>，但<text:span text:style-name="T3"><text:s/>"</text:span>我愛你<text:span text:style-name="T3">" </text:span>本身並不是一個處理對象。<text:span text:style-name="T3"><text:s/><text:line-break/><text:line-break/></text:span>簡單說，表達方式就是任何藝術的內容。最典型的例子就是音樂：不妨想像一首曲子，曲子的優劣難道不就在於它究竟以何種方式把特定音符給排列組合起來？這樣一種排列組合本身並沒有任何意涵，沒有任何內容；它的內容其實就是它的形式。音樂如此，詩也一樣，所有藝術<text:span text:style-name="T3"><text:s/>(</text:span>或說人文<text:span text:style-name="T3">)</text:span>，盡皆如此。<text:span text:style-name="T3"><text:s/><text:line-break/><text:line-break/>1997</text:span>年，我出國念書，一位當時已經留美七、八年的高中同學，寫信問我為何要唸哲學。我給他回信，引用了高達在<text:span text:style-name="T3"><text:s/>"</text:span>狂人皮埃洛<text:span text:style-name="T3">" </text:span>片尾的幾句奇怪的旁白，以表心跡。這些旁白大約是這麼說的：<text:span text:style-name="T3"><text:s/><text:line-break/><text:line-break/>"</text:span>找到了，永恆。太陽，溶進海裏。<text:span text:style-name="T3">" <text:line-break/><text:line-break/></text:span>這些話究竟意味著什麼，連我自己也不知道，我不知道自己到底是被什麼東西感動；就如同音樂，一堆音符的排列組合<text:span text:style-name="T3"><text:s/>"</text:span>啥<text:span text:style-name="T3">" </text:span>也沒說出，但我們卻被它所感動。我只能說：一堆音符、影像或聲音和文字等等等，以某種方式給排列組合在一起時，我們也許就會被它所創造的美所打動。<text:span text:style-name="T3"><text:s/><text:line-break/><text:line-break/>Emir Kusturica</text:span>的<text:span text:style-name="T3"><text:s/>"</text:span>地下社會<text:span text:style-name="T3">" </text:span>在坎城影展獲金棕櫚大獎，舉世矚目，當時南斯拉夫內戰正打得激烈，於是影展記者會上大家就問<text:span text:style-name="T3"><text:s/>Kusturica </text:span>說他這部片究竟要傳達什麼訊息？<text:span text:style-name="T3">Kusturica </text:span>回答說：<text:span text:style-name="T3"><text:s/><text:line-break/><text:line-break/>"</text:span>我並沒有要傳達任何訊息。如果我有訊息要傳達，我就直接寫封信去郵局寄不就好了？何必拍電影？<text:span text:style-name="T3">" <text:line-break/><text:line-break/></text:span>這些話真是經典。電影或任何藝術都一樣，終究不是文宣品，更不是新聞報導，它並非要傳達某種<text:span text:style-name="T3"><text:s/>"</text:span>事實<text:span text:style-name="T3">"</text:span>，更不是有著某種所謂<text:span text:style-name="T3"><text:s/>"</text:span>內容<text:span text:style-name="T3">" </text:span>或<text:span text:style-name="T3"><text:s/>"</text:span>訊息<text:span text:style-name="T3">" </text:span>要傳達。<text:span text:style-name="T3"><text:s/><text:line-break/><text:line-break/></text:span>我很喜歡蘇古諾夫的<text:span text:style-name="T3"><text:s/>"Russian Ark"</text:span>，看一千遍也不厭倦，喜歡到五體投地的地步。但你說這電影要表達<text:span text:style-name="T3"><text:s/>"</text:span>什麼<text:span text:style-name="T3">"</text:span>？什麼也沒有。畢竟他是在拍電影，不是在拍廣告，更不是在播報新聞或介紹博物館，當然也不是要告訴你某種道理。<text:span text:style-name="T3"><text:s/><text:line-break/><text:line-break/></text:span>在大約西元<text:span text:style-name="T3">2004</text:span>年之前，我根本不知道誰是蘇古諾夫。但是有一天，我在劍橋的一家電影院看某部電影，開映前有一堆其它電影的廣告，看到有一部叫做<text:span text:style-name="T3"><text:s/>"The sun" (</text:span>太陽<text:span text:style-name="T3">) </text:span>的預告片，其中一幕是有幾輛車亮著燈在黑夜裏行駛，大約只有幾秒鐘的時間，一閃而過。當我看到這一幕，驚為天人。我當下跟學姊說，這位叫蘇古諾夫的導演一定是個天才！而且是我所知的導演中最偉大的一個！<text:span text:style-name="T3"><text:s/><text:line-break/><text:line-break/></text:span>這幾個鏡頭訴說了<text:span text:style-name="T3"><text:s/>"</text:span>什麼<text:span text:style-name="T3">" </text:span>嗎？什麼也沒有，不過就是開車嘛，幾輛車亮著燈無聲無息地在夜裏行駛，但它卻如此動人，如此美麗，幾乎要把我給溶化了。但是，溶化我的，並不是任何內容或訊息，而是美本身，而這個美無非就是一種排列組合，一種表達式，如同音符那般。<text:span text:style-name="T3"><text:s/><text:line-break/><text:line-break/></text:span>好吧，退一萬步說，就算有人堅持<text:span text:style-name="T3"><text:s/>"</text:span>文以載道<text:span text:style-name="T3">" (</text:span>例如畢卡索<text:span text:style-name="T3">)</text:span>，堅持藝術本身依舊帶著某種訊息。可是，即便是這樣，即便有這樣一種訊息的存在，那麼，這道訊息無非就是它的表達方式本身，而不是透過某種表達方式<text:span text:style-name="T3"><text:s/>(A) </text:span>傳達了某種訊息<text:span text:style-name="T3"><text:s/>(B)</text:span>；並沒有<text:span text:style-name="T3">A (</text:span>形式<text:span text:style-name="T3">) </text:span>和<text:span text:style-name="T3">B (</text:span>內容<text:span text:style-name="T3">) </text:span>這樣一種區分的存在。<text:span text:style-name="T3"><text:s/><text:line-break/><text:line-break/></text:span>也許有些喜歡叫人閉嘴的腦殘正義人士會跳出來說：你講這些有啥意義？好無聊哦！我的回答是：它確實沒有意義。一來，粗淺地說，它當然沒有任何現實意義<text:span text:style-name="T3"><text:s/>(meaning)</text:span>，議論這些東西，不會讓國家打勝仗，也不會增加<text:span text:style-name="T3"><text:s/>GDP</text:span>。二來，它確實沒有任何意義<text:span text:style-name="T3"><text:s/>(sense) </text:span>是因為這樣一種陳述終究不是一種事實，它既不是對的，但它也絕對錯不了，它無關對錯，它只是一種奇怪的表達式，超脫在現實之<text:span text:style-name="T3"><text:s/>"</text:span>上<text:span text:style-name="T3">"</text:span>，也就是所謂形而上，<text:span text:style-name="T3">meta-</text:span>了<text:span text:style-name="T3"><text:s/>physics</text:span>。我<text:span text:style-name="T3"><text:s/>(</text:span>們<text:span text:style-name="T3">) </text:span>之所以帶著極大的熱情去陳述它，不是因為它在現實上具有任何重要性，而是因為它有關美的本質。<text:span text:style-name="T3"><text:s/><text:line-break/><text:line-break/></text:span>可是，更重要的問題來了：一個人廢寢忘食，耗費一生的精力在這樣一些沒有意義的東西上頭，難道是有神經病？難道這些沒有意義的東西真的不具任何重要性？我的回答是：很奇妙的是，當一個東西根本不可能具有任何意義、從而難以議論且無從思索時，這樣一種彷彿命定、彷彿天賜一般的<text:span text:style-name="T3"><text:s/>"</text:span>存在<text:span text:style-name="T3">"</text:span>，卻給了我們<text:span text:style-name="T3"><text:s/>(</text:span>至少給了我<text:span text:style-name="T3">) </text:span>無與倫比的震撼，震撼於居然有這樣一種命定般無從思索的狀況之存在。<text:span text:style-name="T3"><text:s/><text:line-break/><text:line-break/></text:span>這樣講也許很抽象，不如這麼說：曾經有一回，一個劍橋經濟系的人問我研究一些什麼。我開玩笑跟他說，<text:span text:style-name="T3">"</text:span>我在研究一加一等於二<text:span text:style-name="T3">"</text:span>。他一頭霧水，我就再解釋給他聽。簡單說：重點當然不是這道算式的答案，重點是：我們居然都<text:span text:style-name="T3"><text:s/>"</text:span>知道<text:span text:style-name="T3">" </text:span>答案就是二。這事對我而言極端神奇，套句<text:span text:style-name="T3">Martin Heidegger</text:span>的名言：<text:span text:style-name="T3">"</text:span>為何總是有東西存在，而非空無一物？<text:span text:style-name="T3">" </text:span>大家都知道天地間有東西存在，問題是：怎麼會這樣呢？太神奇了。<text:span text:style-name="T3"><text:s/><text:line-break/><text:line-break/></text:span>二十年前，我寫過一篇很長的搞笑文字，後來甚至改寫成一篇講稿。雖說搞笑，骨子裏並不可笑，事實上，它可以說是我的一篇宗教宣言。標題很長，叫做<text:span text:style-name="T3"><text:s/>"</text:span>我為何不會跑去把隔壁鄰居的小孩抓來當成烤香腸吃？<text:span text:style-name="T3">" <text:line-break/><text:line-break/></text:span>有些東西，若是用通俗的方式寫，其實是有點難以表白的，總之差不多就是這麼回事。<text:span text:style-name="T3"><text:s/><text:line-break/><text:line-break/></text:span>至於你說你看<text:span text:style-name="T3"><text:s/>"</text:span>流浪地球<text:span text:style-name="T3">" </text:span>很激動，你問說：<text:span text:style-name="T3">"</text:span>這樣一種感情沒有價值嗎？<text:span text:style-name="T3">" </text:span>我的回答是：個人的感情當然有價值，但它終究不出方寸之間；它只是一個人自己內心的事。我常提<text:span text:style-name="T3"><text:s/>"</text:span>朱洪武開國記<text:span text:style-name="T3">"</text:span>，那是我剛念小學時的一部賀歲片，我們家電影院連續兩年春節都放映這部片，天天大爆滿，人潮擠出電影院外，溢滿整條馬路。網路上居然還能找到當年的廣告：<text:span text:style-name="T3"><text:s/><text:line-break/><text:line-break/>http://mypaper.pchome.com.tw/leia0215/post/1288287348/ <text:line-break/><text:line-break/></text:span>大家注意到沒？以前的電影廣告也是很喜歡強調<text:span text:style-name="T3"><text:s/>"</text:span>先進特技<text:span text:style-name="T3">"</text:span>。我們家的電影院也一樣，我看我爸每天寫廣告台詞也都是永遠寫那幾句，例如<text:span text:style-name="T3"><text:s/>"</text:span>國片空前特技製作<text:span text:style-name="T3">"</text:span>、<text:span text:style-name="T3">"</text:span>特效驚人<text:span text:style-name="T3">"</text:span>、<text:span text:style-name="T3">"</text:span>怪獸特效逼真，全場驚呼<text:span text:style-name="T3">"</text:span>、<text:span text:style-name="T3">"</text:span>媲美西方科技電影、<text:span text:style-name="T3">"</text:span>特效精湛，嘆為觀止，<text:span text:style-name="T3">"</text:span>特技一大突破，大飽眼福<text:span text:style-name="T3">" </text:span>等等。<text:span text:style-name="T3"><text:s/><text:line-break/><text:line-break/></text:span>這片我看了不下一百次，到現在我都還常自言自語背誦著片中的對白，例如朱元璋當小和尚被欺負，師父要他天黑前耕完所有的田才能回家吃飯。於是他就念起咒語，捏了一堆泥人幫他耕地。咒語是這麼念的：<text:span text:style-name="T3"><text:s/><text:line-break/><text:line-break/>"</text:span>你我本來都是泥，我只比你多口氣，將來總會在一起，何不替我快耕地。<text:span text:style-name="T3">" <text:line-break/><text:line-break/></text:span>咒語念完，一堆泥人就真的幹起活來了。<text:span text:style-name="T3"><text:s/><text:line-break/><text:line-break/></text:span>我特別喜歡片尾，劉伯溫騎著飛龍，載走朱元璋，驚人洪水沖垮一個壞巨人。都半個世紀了，我還念念不忘，難道這是什麼藝術片嗎？當然不是。它只是當年純娛樂的賀歲片。我當然也不會相信什麼<text:span text:style-name="T3"><text:s/>"</text:span>國片終於打敗西方特效<text:span text:style-name="T3">" </text:span>或什麼<text:span text:style-name="T3"><text:s/>"</text:span>國片的里程碑與新紀元<text:span text:style-name="T3">" </text:span>什麼的。它確實曾帶給我許多美好回憶。我並不貶低這樣的感情，但抬舉了這份感情，卻無法抬舉有關它的一切。<text:span text:style-name="T3"><text:s/><text:line-break/><text:line-break/></text:span>我家住在台南的風化區，小時候四周全是妓女戶。一入夜，鶯聲燕語，滿城春色，整條街燈火通明，數以百計的跑江湖攤位。最有名、最大的一間妓女戶就在我家正對面，走兩步路過街就到，叫做<text:span text:style-name="T3"><text:s/>"</text:span>夜來香<text:span text:style-name="T3">"</text:span>，門口常有人一邊啃著香腸，一邊蹲著等候；因為生意太好了，嫖妓也得排隊。記得那些排隊嫖妓的人，經常等不及了就會發火，拍窗叫罵說：<text:span text:style-name="T3">"</text:span>幹你娘，卡緊咧<text:span text:style-name="T3"><text:s/>(</text:span>台語動作快一點之意<text:span text:style-name="T3">)</text:span>，在裏面係咧衝啥小這麼久<text:span text:style-name="T3"><text:s/>(</text:span>衝啥小就是台語幹什麼之意<text:span text:style-name="T3">)</text:span>。<text:span text:style-name="T3">" <text:line-break/><text:line-break/></text:span>夜來香門口有一攤說書人，專講三國演義與封神榜。我經常報到聽故事。說書人坐在一張小桌子後面，桌上擺著一塊驚堂木和一盞小油燈，講到精采處，就拿起驚堂木往桌上一拍，非常刺激。<text:span text:style-name="T3"><text:s/><text:line-break/><text:line-break/></text:span>我還記得各種跑江湖賣藥的攤位中，老是有一個小孩，大約五、六歲或六、七歲，應該是那位江湖郎中的兒子或親人，他每天就蹲在攤位前大便，裝出愁眉苦臉肚子痛的樣子。或者說，他總是蹲在那裏，蹲一個晚上，然後前面報紙上放著一團大便，然後他爸爸就會告訴大家說：<text:span text:style-name="T3"><text:s/><text:line-break/><text:line-break/>"</text:span>大家看！這個小孩吃了我的除蟲藥之後，你看你看，不得了，這麼大隻的蛔蟲全部死翹翹，全部大出來了！<text:span text:style-name="T3">" <text:line-break/><text:line-break/></text:span>另外，大約接近晚上八、九點左右，有些攤位就會派出清涼辣妹在現場鼓吹買藥，主持人還會一直暗示大家千萬不要離開，以免錯過這位辣妹等一下的<text:span text:style-name="T3"><text:s/>"</text:span>精采表演<text:span text:style-name="T3">"</text:span>。事實上，我經常等到整個收攤，等了好幾年，從小學等到國中，根本沒見過什麼<text:span text:style-name="T3"><text:s/>"</text:span>精采表演<text:span text:style-name="T3">"</text:span>。每次圍觀客人覺得無聊，準備離去時，主持人就會說：<text:span text:style-name="T3">"</text:span>咱們廢話少說，來！美姑娘出來，別害羞！馬上進行精采表演！<text:span text:style-name="T3">" </text:span>然後那些辣妹就會開始搔首弄姿，假裝說好熱啊，倫家衣服穿太多了啦，然後一邊迎著音樂跳舞，假裝要脫，吸引大家圍觀，但卻永遠都沒有真的脫，做做樣子而已。不過，經過這樣一唬弄，觀眾馬上又回籠了。<text:span text:style-name="T3"><text:s/><text:line-break/><text:line-break/></text:span>我還挺懷念這些美好歲月，但以上這些事<text:span text:style-name="T3"><text:s/>(</text:span>例如叫自己的小孩光屁股假裝大便<text:span text:style-name="T3">)</text:span>，卻不會因為我們私人的情感之美好而獲得合理性。<text:span text:style-name="T3"><text:s/><text:line-break/><text:line-break/></text:span>日子累，匆忙寫。拉雜寫這樣，詞不達意，姑且看看，看了不蘇湖的，請息怒，別來亂。</text:p>
      <text:p text:style-name="P1"><text:span text:style-name="T1">蔡亦</text:span><text:span text:style-name="T4">鸣</text:span><text:s/>  |  2019.02.15 21:56   |   <text:a xlink:type="simple" xlink:href="http://palinfo.habago.org/Entry?Command=Information_PrintForum&amp;iPage=34#FORUM37237"><text:span text:style-name="T2">#</text:span></text:a></text:p>
      <text:p text:style-name="P7"><text:span text:style-name="T1">子恒，因</text:span>为形式决定了是电影还是诈骗<text:span text:style-name="T3">/</text:span><text:span text:style-name="T1">广告，而内容再精美的</text:span>诈骗<text:span text:style-name="T3">/</text:span><text:span text:style-name="T1">广告，也无法改变它的本</text:span>质。<text:span text:style-name="T3"><text:s/><text:line-break/></text:span><text:span text:style-name="T1">大</text:span>陆网络上不乏反对流浪地球的声音，但是这些反对者和支持者除了屁股不同其实是一样的，对好莱坞的顶礼膜拜如出一辙，反对者觉得这片子不配和好莱坞相提并论，支持者为更靠近好莱坞而欢欣鼓舞。<text:span text:style-name="T3"><text:s/><text:line-break/></text:span><text:span text:style-name="T1">而用好</text:span>莱坞的标准，流浪地球剪辑，演技，配音都有硬伤，如此质量还饱受赞誉，也只能用丰远的武器论来解释了，或许那就是大陆舆论将流浪地球如此捧上天的原因，只是这武器只击倒了自己人，敌人却毫发未伤，也未免太讽刺了。<text:span text:style-name="T3"><text:s/><text:line-break/><text:line-break/><text:line-break/></text:span>谈起好莱坞<text:span text:style-name="T3"><text:s/><text:line-break/></text:span><text:span text:style-name="T1">推荐下面的短片</text:span><text:span text:style-name="T3"><text:s/><text:line-break/>……………………………………………………………… <text:line-break/>Margarita Georgitseas</text:span><text:span text:style-name="T1">：瓦肯人、</text:span>纳粹与好莱坞的法西斯<text:span text:style-name="T3"><text:s/><text:line-break/></text:span>谢谢。我不是社会学家，我也不是历史学家。我主要通过电影来理解法西斯主义的形象。同样，我也主要通过电影熟悉了法西斯主义的概念。不过我认为大多数美国人恐怕也都和我一样。<text:span text:style-name="T3"><text:s/><text:line-break/><text:line-break/><text:line-break/></text:span><text:span text:style-name="T1">几年前写</text:span>硕士论文的时候，我的选题是昆汀<text:span text:style-name="T3">.</text:span><text:span text:style-name="T1">塔</text:span>伦蒂诺的历史题材影片<text:span text:style-name="T3">——</text:span><text:span text:style-name="T1">因</text:span>为我很关心用艺术手段反映历史暴行所涉及的伦理问题。当然，写作论文的过程不可避免地致使我观看了许多涉及大屠杀与纳粹的电影。从那时起我就一直在考虑一个问题：纳粹究竟是什么？我这里说得不是历史、政治或者文学方面的纳粹<text:span text:style-name="T3">——</text:span><text:span text:style-name="T1">我确信如果我向你</text:span>们任何一个人提出这个问题，你们都可以给我一个或多或少还算准确的定义<text:span text:style-name="T3">——</text:span><text:span text:style-name="T1">我</text:span>专门想要讨论的是电影当中的纳粹。如果有人仅仅依靠电影来了解历史知识，他们会怎样看待纳粹主义呢？更重要的是，电影当中的纳粹具有怎样的伦理意义呢？因为我的设想并不算特别出格：大多数人确实会通过电影中获得大部分关于历史的信息，因此我们很有必要了解一下他们究竟学到了什么内容。<text:span text:style-name="T3"><text:s/><text:line-break/><text:line-break/></text:span><text:span text:style-name="T1">当然，</text:span>为了理解某一事物的本质，你必须首先了解该事物的作用。关于纳粹形象在电影当中的作用的文章已经有很多了，最值得一看的论著就是<text:span text:style-name="T3">Sabine Hake</text:span><text:span text:style-name="T1">的《银幕上的</text:span>纳粹》（<text:span text:style-name="T3">Screen Nazis</text:span><text:span text:style-name="T1">）。她的</text:span>观点是电影中的纳粹是对好莱坞电影<text:span text:style-name="T3">——</text:span><text:span text:style-name="T1">也就是美国主流电影</text:span><text:span text:style-name="T3">——</text:span><text:span text:style-name="T1">的独有</text:span>问题的回应。<text:span text:style-name="T3">Sabine Hake</text:span>认为民主体制与民主理念很难通过好莱坞电影加以表现，因为古典好莱坞叙事主要关注个人的心理。任何编剧课程的第一课首先就会这么告诉你：个人的愿望、选择与行为推动了电影的情节。但民主的主体是人民，是作为集体而存在的<text:span text:style-name="T3">“</text:span><text:span text:style-name="T1">人民</text:span><text:span text:style-name="T3">”</text:span><text:span text:style-name="T1">，作</text:span>为抽象概念而存在的<text:span text:style-name="T3">“</text:span><text:span text:style-name="T1">人民</text:span><text:span text:style-name="T3">”——</text:span><text:span text:style-name="T1">古典好</text:span>莱坞叙事要怎样体现<text:span text:style-name="T3">“</text:span><text:span text:style-name="T1">人民</text:span><text:span text:style-name="T3">”</text:span><text:span text:style-name="T1">这个过于抽象的概念呢？人民是</text:span>谁？人民想要什么？人民在哪？<text:span text:style-name="T3"><text:s/><text:line-break/><text:line-break/></text:span><text:span text:style-name="T1">解决办法就在于从反面</text:span>来表达民主的理想：<text:span text:style-name="T3">“</text:span><text:span text:style-name="T1">我</text:span>们不是这样的。我们反对这一切。我们抵制这一切。这就是我们的天然敌人。<text:span text:style-name="T3">”</text:span><text:span text:style-name="T1">这就是</text:span>纳粹登上银幕的根本原因，近几十年来尤其如此，因为共产主义和红色恐慌已不再被视为针对美国理想的真正威胁了。于是纳粹就接过这副重担，成为了所谓<text:span text:style-name="T3">“</text:span>绝对邪恶<text:span text:style-name="T3">”</text:span><text:span text:style-name="T1">的化身，成</text:span>为了我们所代表的一切的绝对敌人。<text:span text:style-name="T3"><text:s/><text:line-break/><text:line-break/></text:span><text:span text:style-name="T1">你</text:span>们可以想见，在好莱坞的语境当中，这种形象是非常有用的，因为我们真的很喜欢痛恨纳粹。纳粹可谓无处不在，从《钢琴家》这样的严肃正剧到《金牌制片人》这样的搞笑闹剧再到《死亡之雪》这样的<text:span text:style-name="T3">B</text:span>级片，到处都能看到纳粹的身影。因为纳粹制服的辨识度太高了，为了让观众们意识到他们所看到的人物形象是邪恶的，最为简单便捷的方式就是给这些人物套上纳粹制服。这是电影制作者手中最现成的工具。事实上这件工具如此得心应手，以至于即使在没有纳粹分子的故事当中我们也能看到纳粹形象的存在。比方说《星球大战》当中的帝国军与第一秩序、《星际迷航》当中的卡达西人、惊奇宇宙当中的九头蛇、《哈利波特》当中的食死徒【食死徒的原型其实主要参考了<text:span text:style-name="T3">3K</text:span><text:span text:style-name="T1">党，但也有很多</text:span>纳粹元素】、《<text:span text:style-name="T3">V</text:span><text:span text:style-name="T1">字仇</text:span>杀队》当中的敌托邦英国政府以及《狮子王》当中的鬣狗群。<text:span text:style-name="T3"><text:s/><text:line-break/><text:line-break/></text:span><text:span text:style-name="T1">上述这些群体</text:span>严格来说都不是历史或政治语境当中的纳粹。这些群体全都存在于奇幻或者科幻架空世界当中，因此按照字面意义将他们称作纳粹是很愚蠢的。但这些群体全都与识别度极高的图像和符号捆绑在了一起：身穿黑色或灰色制服的并且杀气腾腾的准军事组织，发表煽动性演讲的最高领导人。整齐走正步的队列、宣扬<text:span text:style-name="T3">“</text:span><text:span text:style-name="T1">种族优越</text:span>论<text:span text:style-name="T3">”</text:span><text:span text:style-name="T1">与</text:span><text:span text:style-name="T3">“</text:span><text:span text:style-name="T1">主宰种族</text:span><text:span text:style-name="T3">”</text:span><text:span text:style-name="T1">的</text:span>话术，等等。纳粹还有一套特定的审美，他们的标志惯于大量采用对称的几何形状与骷髅头，用色主要是黑红两色但并不绝对，比方说韦斯<text:span text:style-name="T3">.</text:span><text:span text:style-name="T1">安德森在《布达佩斯大</text:span>饭店》里就将粉红色许给了纳粹。无论存在于什么样的背景当中，这套图像与符号都可以被观众们立刻识别出来，但它们与历史、政治以及意识形态的脱节程度如此严重，以至于在我看来好莱坞已经将纳粹主义从意识形态转变成了审美标准。<text:span text:style-name="T3"><text:s/><text:line-break/><text:line-break/></text:span><text:span text:style-name="T1">那么</text:span><text:span text:style-name="T3">“</text:span>纳粹<text:span text:style-name="T3">”</text:span>现在意味着什么呢？随着时间的推移，我认为，<text:span text:style-name="T3">“</text:span>纳粹<text:span text:style-name="T3">”</text:span><text:span text:style-name="T1">这个</text:span>词已经与民主自由的其他一切敌人画上了等号，以至于已经蜕变成了一个泛化的贬义词。不仅在电影里如此，在流行文化与现实生活当中同样充斥着小写的纳粹，比方说女权纳粹、语法纳粹、保洁纳粹等等。这个词不断退化，以至于几乎彻底丧失了政治和伦理意义。<text:span text:style-name="T3"><text:s/><text:line-break/><text:line-break/></text:span>为了让纳粹成为绝对邪恶的象征，必须要将纳粹从出身环境当中剥离出来，必须让纳粹与时俱进。所以随着好莱坞创作理念的变迁，纳粹的形象也会随之调整。比方说好莱坞纳粹恶棍的普遍特点是总是有点欠缺男子汉气概，甚至有点深柜同性<text:span text:style-name="T3">*</text:span><text:span text:style-name="T1">恋的意思？这一点真的很奇怪，因</text:span>为纳粹不仅崇拜尼采的超人理念，不仅尊崇雅利安种族的男子气概，而且还将同性<text:span text:style-name="T3">*</text:span><text:span text:style-name="T1">恋</text:span>关进了集中营。但好莱坞崇拜阳刚之气，所以纳粹当然必须反其道而行。<text:span text:style-name="T3"><text:s/><text:line-break/><text:line-break/></text:span>关于纳粹的另一个刻板印象就是令人难以置信的上流社会作风。纳粹高官从来都摆足了上层阶级的架子，总是看不起穷人。这一点同样也很奇怪。历史确实有很多贵族出身的纳粹分子，但纳粹主义的大部分内容都是从社会主义和工人运动那边照搬过来的，走得是民粹主义路线。但是美国的民主制度同样走得是民粹主义路线，所以我们的敌人必须与我们背道而驰。<text:span text:style-name="T3"><text:s/><text:line-break/><text:line-break/></text:span><text:span text:style-name="T1">在我看</text:span>来，事情到这里就开始变得越来越奇怪了。假如你按照这套标准在媒体上寻找纳粹，往往会在非常非常奇怪的地方找到他们，比方说原初系列的《星际迷航》<text:span text:style-name="T3">——</text:span><text:span text:style-name="T1">假如你一直没看过的</text:span>话，我这里要向你强力推荐一下，因为这部剧集当中蕴含着无数极其精彩的情节。比方说在这一集当中，柯克船长一行人登上了一个由纳粹统治的行星<text:span text:style-name="T3">——</text:span><text:span text:style-name="T1">这种事在剧集当中的怪异程度甚至都排不上前几名</text:span><text:span text:style-name="T3">——</text:span>纳粹俘虏了斯波克大福并且宣称他<text:span text:style-name="T3">“</text:span>绝对是低等种族的一员<text:span text:style-name="T3">”</text:span><text:span text:style-name="T1">。</text:span><text:span text:style-name="T3"><text:s/><text:line-break/><text:line-break/></text:span><text:span text:style-name="T1">这段情</text:span>节非常值得研究一下。我姑且假设在座的大多数人都不熟悉《星际迷航》，因此为大家简单介绍一下：斯波克是一名瓦肯人。瓦肯人在许多方面都是纳粹的反面。他们是逻辑和理性的化身，但是同时又恪守道德；道德操守与集体福祉是他们的行为标准<text:span text:style-name="T3">——</text:span>简而言之所有瓦肯人都是好人<text:span text:style-name="T3">——</text:span><text:span text:style-name="T1">他</text:span>们是素食主义者，他们是和平主义者，他们是知识分子，他们热衷灵修，他们从不撒谎，他们坚忍不拔，他们重视多样性并与所有生物和谐共处。最重要的是，学者们一再主张瓦肯人是犹太民族的象征，体现了很多正面的犹太人刻板印象。所以让纳粹来贬损斯波克是很有道理的。<text:span text:style-name="T3"><text:s/><text:line-break/><text:line-break/></text:span><text:span text:style-name="T1">但是接下</text:span>来发生的事情就非常奇怪了。大约三十年后，《星际迷航》系列依然走势强劲，又推出了《星际迷航：进取号》。在这部剧集当中，瓦肯人的形象突然之间不再那么高尚与道德了。他们仍然是逻辑的化身，仍然具有超强的理性与分析能力，但同时也变得非常冷酷与非人性化，甚至可以说是反人性化。他们认为自己的逻辑思维能力独一无二，因此看不起所有其他种族。这样的形象听起来已经很像纳粹了。怪异之处在于瓦肯人始终都是逻辑的化身，但是他们的立场却悄无声息地完成了一百八十度大转弯。之前让他们成为正面角色的特质，让他们成为反纳粹与犹太人化身的特质，如今却让他们成为了敌人。如果说怯懦柔弱的深柜纳粹体现了好莱坞对于同性<text:span text:style-name="T3">*</text:span><text:span text:style-name="T1">恋的看法，那么瓦肯</text:span>纳粹就体现了好莱坞对于逻辑与客观分析的看法。<text:span text:style-name="T3"><text:s/><text:line-break/><text:line-break/></text:span><text:span text:style-name="T1">近年</text:span>来纳粹的标准形象就是冷酷无情、极其理性，几乎就像机器人一样。我们只要看一看当年实际的纳粹宣传材料就会意识到这一形象错得多么离谱。纳粹运动非常强烈地反对知识分子与理性主义者，鼓励真诚的情绪与先于思想的本能。纳粹抨击纯粹理由，激励攻讦所谓<text:span text:style-name="T3">“</text:span>堕落的知识分子<text:span text:style-name="T3">”</text:span><text:span text:style-name="T1">与</text:span><text:span text:style-name="T3">“</text:span><text:span text:style-name="T1">犹太知</text:span>识分子<text:span text:style-name="T3">”</text:span><text:span text:style-name="T1">。</text:span><text:span text:style-name="T3">“</text:span>远离大学！那是犹太人的地盘。他们会给你洗脑的。<text:span text:style-name="T3">”</text:span>纳粹甚至宣称过多的教育会导致男性不育。好莱坞的纳粹根本没有表现出这些特质：凡事诉诸情绪，本能高于理性，反对智识主义，<text:span text:style-name="T3">“</text:span><text:span text:style-name="T1">不要想，只要做</text:span><text:span text:style-name="T3">” </text:span><text:span text:style-name="T1">。这些都是</text:span>纳粹主义重要组成部分，也是法西斯主义的重要组成部分，但是我们所塑造的、象征绝对邪恶的银幕纳粹却丝毫没有体现出这些特质。为什么呢？<text:span text:style-name="T3"><text:s/><text:line-break/><text:line-break/></text:span><text:span text:style-name="T1">这里我想</text:span>谈一部看似与纳粹无关的电影。你们有多少人看过《搏击俱乐部》？我在尽量不剧透的前提下为大家介绍一下这部电影。布拉德<text:span text:style-name="T3">.</text:span><text:span text:style-name="T1">皮特</text:span>饰演的角色面向年轻男性<text:span text:style-name="T3">——</text:span><text:span text:style-name="T1">中</text:span>产阶级白人年轻男性<text:span text:style-name="T3">——</text:span>创立了一家<text:span text:style-name="T3">“</text:span><text:span text:style-name="T1">搏</text:span>击俱乐部<text:span text:style-name="T3">”</text:span><text:span text:style-name="T1">，这一团体最</text:span>终演变成了我们之前描述过的大规模法西斯邪教。我在这里刻意使用了<text:span text:style-name="T3">“</text:span><text:span text:style-name="T1">法西斯</text:span><text:span text:style-name="T3">”</text:span><text:span text:style-name="T1">这个术</text:span>语，因为电影本身从没用过这个词，人们谈论这部电影时通常也不会使用这个词。但如果你仔细看看这部电影，就会意识到搏击俱乐部符合法西斯团体的一切特质。安伯托<text:span text:style-name="T3">.</text:span><text:span text:style-name="T1">艾柯</text:span>专门制作了一张清单来检视他所谓的<text:span text:style-name="T3">“</text:span><text:span text:style-name="T1">永恒法西斯主义</text:span><text:span text:style-name="T3">”</text:span><text:span text:style-name="T1">或者</text:span><text:span text:style-name="T3">“</text:span><text:span text:style-name="T1">泛法西斯主义</text:span><text:span text:style-name="T3">”</text:span><text:span text:style-name="T1">：通过拒</text:span>绝商业主义来回归传统，为了行动而行动，发动欲求不满的中产阶级，大量炮制阴谋论，恐惧人与人之间的差异，将意见分歧等同于叛国行为，魅力超凡的领导者【谁还能比布拉德<text:span text:style-name="T3">.</text:span><text:span text:style-name="T1">皮特更有魅力呢？】，选</text:span>择性的民粹主义，鼓吹男性气质，以暴力为荣，以死亡为荣，蔑视和平主义，蔑视软弱，蔑视女性，以及发明全新的日常用语体系。<text:span text:style-name="T3"><text:s/><text:line-break/><text:line-break/></text:span><text:span text:style-name="T1">布拉德</text:span><text:span text:style-name="T3">.</text:span><text:span text:style-name="T1">皮特看起</text:span>来确实不像是司空见惯的典型银幕纳粹。他的造型太粗野了，丝毫没有精英主义的影子。他的追随者不穿制服，他的组织也没有专属的符号。搏击俱乐部绝口不谈主宰种族与种族优越论。但不要误会，这正是法西斯主义。只要添加一点种族主义意识形态，这一切就会升级成为新纳粹主义。<text:span text:style-name="T3"><text:s/><text:line-break/><text:line-break/></text:span><text:span text:style-name="T1">如果你看看《搏</text:span>击俱乐部》的实际情节，就会意识到编剧的立场其实是反法西斯的。这不是一部宣扬法西斯的电影。这是一部很好的电影，这也是一部很聪明的电影。但是布拉德<text:span text:style-name="T3">.</text:span><text:span text:style-name="T1">皮特的角色根本上</text:span>来说就是个江湖骗子。他那套蛊惑人心的理念毁掉了很多人的生活，甚至还闹出了人命。<text:span text:style-name="T3"><text:s/>1999</text:span><text:span text:style-name="T1">年《搏</text:span>击俱乐部》上映之后许多年轻人都开始在现实生活当中自发组织搏击俱乐部，而且我认为这种趋势今天仍在继续。这部电影将搏击俱乐部带进了现实生活，这部电影宣扬的意识形态已经非常受欢迎了。我在互联网上随便找找就找到了许多关于《搏击俱乐部》的文章和励志名言，这些文字号称自己能够<text:span text:style-name="T3">“</text:span><text:span text:style-name="T1">激</text:span>励你们摆脱困境<text:span text:style-name="T3">”</text:span><text:span text:style-name="T1">，</text:span><text:span text:style-name="T3">“</text:span><text:span text:style-name="T1">泰勒</text:span><text:span text:style-name="T3">.</text:span><text:span text:style-name="T1">杜登是最好的生活教</text:span>练。<text:span text:style-name="T3">”</text:span><text:span text:style-name="T1">人</text:span>们当真会为这些宣传品花钱。最令我惊讶的是，居然还有反法西斯搏击俱乐部！这些人认为他们正在反对法西斯主义，因为他们平时接受的灌输将法西斯主义与智识主义、精英主义以及缺乏男子气概联系在了一起，在他们看来，他们正在与敌人作战，却没意识到自己早已掉进了陷阱。为什么会这样呢？为什么这部电影的原本用意会遭到如此扭曲呢？<text:span text:style-name="T3"><text:s/><text:line-break/><text:line-break/></text:span><text:span text:style-name="T1">我</text:span>认为这一现象与电影技术有很大关系。这里我要简单回顾一下电影的发展史。在二十世纪二十年代的苏联，电影的未来走向尚未确定。这是一种全新的媒体，这是所有人的谈论焦点，催生了众多与之相关的理论，其中最著名的是两个针锋相对的思想流派。在左手边是伟大的纪录片制作人吉加<text:span text:style-name="T3">.</text:span>维尔托夫<text:span text:style-name="T3">——</text:span><text:span text:style-name="T1">我</text:span>们今天仍然在电影课上看他的电影，在课堂之外则看的不多。他的主张名为<text:span text:style-name="T3">“</text:span><text:span text:style-name="T1">电影眼</text:span><text:span text:style-name="T3">”</text:span><text:span text:style-name="T1">（</text:span><text:span text:style-name="T3">Kino-Eye</text:span><text:span text:style-name="T1">），将电影视</text:span>为观察世界的工具。对于维尔托夫来说，电影有一种独特的能力，使其可以成为反映客观现实的窗口。电影应该是客观公正的，应该避免人为布置。电影将成为人们更深入且理性地看待现实的工具。在右手边则有一位谢尔盖<text:span text:style-name="T3">.</text:span>爱森斯坦<text:span text:style-name="T3">——</text:span><text:span text:style-name="T1">两人当中名气</text:span>较大的那一位。他的主张名为<text:span text:style-name="T3">“</text:span><text:span text:style-name="T1">电影拳</text:span><text:span text:style-name="T3">”</text:span><text:span text:style-name="T1">（</text:span><text:span text:style-name="T3">Kino-Fist</text:span><text:span text:style-name="T1">）：电影是宣</text:span>传的工具，电影应该是主观且情绪化的媒体，电影的作用则是操纵思想。正如他所说，电影应当采用蒙太奇技术来感染观众。他制作了好几部历史上最伟大的宣传片，今天我们仍然在电影课上观看这些影片<text:span text:style-name="T3">——</text:span><text:span text:style-name="T1">尽管在</text:span>课堂之外同样很难看到。<text:span text:style-name="T3"><text:s/><text:line-break/><text:line-break/></text:span><text:span text:style-name="T1">我本人更喜欢</text:span>维尔托夫的电影，但在我看来无疑是爱森斯坦更准确地预测了主流电影的未来。镜头拳早已成为了好莱坞电影的压倒性主流风格。电影不是理性的媒介而是情绪化的媒介。电影不是逻辑工具而是情绪操纵的工具。电影如果不能打动人心就算失败。<text:span text:style-name="T3"><text:s/><text:line-break/><text:line-break/></text:span><text:span text:style-name="T1">这套分析有什么意义呢？我的</text:span>观点是瓦肯人注定不是纳粹的对手，瓦肯英雄注定不能用逻辑与分析来击败纳粹，因为逻辑在好莱坞电影里根本无法成为卖点。而且我这话并不是贬义。<text:span text:style-name="T3">“</text:span>检查事实，分析研判，三思而行，谋定而动<text:span text:style-name="T3">”</text:span><text:span text:style-name="T1">，你还</text:span>记得上次看到以这些特质为主旨的电影是什么时候的事吗？好莱坞电影的机理并不是这样的。为了让电影能够生效，电影必须感动你。为了让你受到感动，你必须暂时搁置怀疑与逻辑。，你必须屈从于情感操纵。我相信你们当中许多人都曾经与一位喜欢过度分析的朋友一起看过电影，这位朋友一直在你耳边说：<text:span text:style-name="T3">“</text:span><text:span text:style-name="T1">这段情</text:span>节不太现实。这段情节没有意义。他为什么那样做？简直难以置信！<text:span text:style-name="T3">”</text:span><text:span text:style-name="T1">你坐在一旁</text:span>简直恨不得掐死他们，因为他们毁了你的电影。逻辑会毁灭电影。好莱坞电影的逻辑对于逻辑过敏。这很像法西斯主义的思路：<text:span text:style-name="T3">“</text:span><text:span text:style-name="T1">不要提</text:span>问，相信感觉。<text:span text:style-name="T3">” <text:line-break/><text:line-break/></text:span><text:span text:style-name="T1">所以我</text:span>认为，纳粹意识形态与法西斯意识形态的根本基础<text:span text:style-name="T3">——</text:span><text:span text:style-name="T1">例如遵循原始情</text:span>绪与融入群体<text:span text:style-name="T3">——</text:span><text:span text:style-name="T1">几乎不可能在大银幕上用</text:span>负面基调表现出来，因为观众们就爱看这个。这是非常简单的事实。人们喜欢看这一套，因为这感觉很好，让人感觉自己充满了力量。当你进入一部电影时，头脑当中负责分析的部分就会暂时停止思考。好莱坞说，<text:span text:style-name="T3">“</text:span><text:span text:style-name="T1">不要听从逻</text:span>辑，因为逻辑的声音会损坏你的电影。逻辑的声音就是敌人的声音，逻辑的形态就是纳粹主义与法西斯主义的嘴脸<text:span text:style-name="T3">——</text:span><text:span text:style-name="T1">情感和本能才是帮你</text:span>挣脱法西斯的利器。<text:span text:style-name="T3">” <text:line-break/><text:line-break/></text:span><text:span text:style-name="T1">银幕</text:span>纳粹的问题就在这里<text:span text:style-name="T3">——</text:span><text:span text:style-name="T1">正如我</text:span>刚才说过的那样，好莱坞已经将纳粹从意识形态简化成了审美标准，将法西斯理念与法西斯标志画上了等号。这样做非常危险。因为单纯的审美标志毫无政治意义与道德意义。它们所代表的仅仅是一个必须被摧毁的敌人而已。这样一来我们很容易就会在不知不觉之间走上歧途。假如你将美学视为政治理念，就会十分轻易地受到伪装成自由与个人主义的法西斯思想的蛊惑。因为我们自以为自己知道法西斯主义与自由看起来分别是什么样子。在美国和希腊，新的法西斯主义形式正在崛起。不假思索的话我们很容易就会质问道：<text:span text:style-name="T3">“</text:span><text:span text:style-name="T1">这些人怎么会如此心甘情愿地与</text:span>绝对邪恶的形象联系在一起呢？<text:span text:style-name="T3">”</text:span><text:span text:style-name="T1">但是他</text:span>们并没有这么做！他们并不认为自己是大银幕上的纳粹，而是将自己当成了大银幕上的布拉德<text:span text:style-name="T3">.</text:span><text:span text:style-name="T1">皮特。</text:span><text:span text:style-name="T3"><text:s/><text:line-break/><text:line-break/></text:span><text:span text:style-name="T1">因</text:span>为法西斯主义不会主动摆出敌人的面目，法西斯主义不会主动穿上象征绝对邪恶的制服，法西斯主义不会主动打出红黑两色的标志，法西斯主义不会宣扬高等种族的优越性，法西斯主义不会发出<text:span text:style-name="T3">“</text:span><text:span text:style-name="T1">臣服于我！</text:span><text:span text:style-name="T3">”</text:span><text:span text:style-name="T1">的号令。法西斯主义</text:span>说的是：<text:span text:style-name="T3">“</text:span><text:span text:style-name="T1">要自由！摆脱思考的重担！不要怨天尤人！成</text:span>为一名战士！夺回你的力量！夺回你的阳刚之气！<text:span text:style-name="T3"><text:s/></text:span><text:span text:style-name="T1">过好每一天！</text:span><text:span text:style-name="T3"><text:s/></text:span><text:span text:style-name="T1">要感受不要思考！</text:span><text:span text:style-name="T3"><text:s/></text:span><text:span text:style-name="T1">停止过度分析！相信你的直</text:span>觉！<text:span text:style-name="T3">”</text:span>换句话说法西斯主义与好莱坞颇有异曲同工之处，与好莱坞塑造的纳粹形象却相差甚远。<text:span text:style-name="T3"><text:s/><text:line-break/><text:line-break/>https://www.youtube.com/watch?v=_1rERB7ro9U</text:span></text:p>
      <text:p text:style-name="P1"><text:span text:style-name="T1">李念淨</text:span><text:s/>  |  2019.02.15 15:54   |   <text:a xlink:type="simple" xlink:href="http://palinfo.habago.org/Entry?Command=Information_PrintForum&amp;iPage=34#FORUM37236"><text:span text:style-name="T2">#</text:span></text:a></text:p>
      <text:p text:style-name="P3"><text:span text:style-name="T3">NASA</text:span>：地表<text:span text:style-name="T3">20</text:span>年來新增綠葉面積堪比亞馬遜雨林，多虧中印<text:span text:style-name="T3"><text:s/><text:line-break/><text:line-break/></text:span>【編譯<text:span text:style-name="T3">/</text:span>觀察者網郭涵】<text:span text:style-name="T3"><text:s/><text:line-break/><text:line-break/></text:span>美國國家航空航天局（<text:span text:style-name="T3">NASA</text:span>）最新研究表明，過去近<text:span text:style-name="T3">20</text:span>年來，地球表面共新增超過<text:span text:style-name="T3">200</text:span>萬平方英里（約<text:span text:style-name="T3">5.18</text:span>億公頃）的植被面積，相當於多出一塊亞馬遜雨林。<text:span text:style-name="T3"><text:s/><text:line-break/><text:line-break/></text:span>而其中三分之一的植被面積增長，要歸功於中國與印度<text:span text:style-name="T3">——</text:span>特別是中國的植樹造林工程與兩國共同的農業集約化管理。<text:span text:style-name="T3"><text:s/><text:line-break/><text:line-break/></text:span>自<text:span text:style-name="T3">2000</text:span>年左右開始，<text:span text:style-name="T3">NASA</text:span>通過安裝在兩顆近地衛星上的<text:span text:style-name="T3">“</text:span>中分辨率成像光譜儀<text:span text:style-name="T3">”</text:span>（<text:span text:style-name="T3">MODIS</text:span>），開始觀測海平面<text:span text:style-name="T3">500</text:span>米以上地區的植被情況（<text:span text:style-name="T3">leaf area on plants and trees</text:span>）。<text:span text:style-name="T3"><text:s/><text:line-break/><text:line-break/></text:span>近<text:span text:style-name="T3">20</text:span>年來，兩顆衛星每天對全球各地進行掃描記錄，同一個地點一天內最多甚至會被拍到四次。<text:span text:style-name="T3"><text:s/><text:line-break/><text:line-break/></text:span>數據顯示，近<text:span text:style-name="T3">20</text:span>年來，地球表面新增的植被覆蓋面積加起來，約等於一個亞馬遜雨林的大小（約<text:span text:style-name="T3">5.5</text:span>億公頃）。相比<text:span text:style-name="T3">2000</text:span>年左右，如今每年新增的綠葉面積超過<text:span text:style-name="T3">5</text:span>億公頃，增加了<text:span text:style-name="T3">5%</text:span>。<text:span text:style-name="T3"><text:s/><text:line-break/><text:line-break/></text:span>該研究主持者之一、波士頓大學地球與環境科學系博士陳池（音）表示，<text:span text:style-name="T3">“</text:span>儘管中國和印度國土面積僅佔全球陸地的<text:span text:style-name="T3">9%</text:span>，但兩國為這一綠化過程貢獻超過三分之一。考慮到人口過多的國家一般存在對土地過度利用的問題，這個發現令人吃驚。<text:span text:style-name="T3">” <text:line-break/><text:line-break/>NASA</text:span>埃姆斯研究中心的科學家拉瑪<text:span text:style-name="T3">·</text:span>內曼尼（<text:span text:style-name="T3">Rama Nemani</text:span>）說，<text:span text:style-name="T3">“</text:span>這一長期數據能讓我們深入分析地表綠化背後的影響因素。我們一開始以為，植被增加是由於更多二氧化碳排放，導致氣候更加溫暖、潮濕，適宜生長。<text:span text:style-name="T3">” <text:line-break/><text:line-break/>“MODIS</text:span>的數據讓我們能在非常小的尺度上理解這一現象，我們發現人類活動也作出了貢獻。<text:span text:style-name="T3">” <text:line-break/><text:line-break/>NASA</text:span>文章介紹，在中國為全球綠化進程做出的貢獻中，有<text:span text:style-name="T3">42%</text:span>來源於植樹造林工程，對於減少土壤侵蝕、空氣污染與氣候變化發揮了作用。<text:span text:style-name="T3"><text:s/><text:line-break/><text:line-break/></text:span>據觀察者網過往報導，<text:span text:style-name="T3">2017</text:span>年我國全國共完成造林<text:span text:style-name="T3">736.2</text:span>萬公頃、森林撫育<text:span text:style-name="T3">830.2</text:span>萬公頃。其中，天然林資源保護工程完成造林<text:span text:style-name="T3">26</text:span>萬公頃，退耕還林工程<text:span text:style-name="T3">91.2</text:span>萬公頃、京津風沙源治理工程<text:span text:style-name="T3">18.5</text:span>萬公頃。三北及長江流域等重點防護林體系工程完成造林<text:span text:style-name="T3">99.1</text:span>萬公頃。<text:span text:style-name="T3"><text:s/><text:line-break/><text:line-break/></text:span>此外，中印兩國分別有<text:span text:style-name="T3">32%</text:span>與<text:span text:style-name="T3">82%</text:span>的綠化來自於土地集約化管理。<text:span text:style-name="T3"><text:s/><text:line-break/><text:line-break/></text:span>自<text:span text:style-name="T3">2000</text:span>年開始，中印的可耕作土地面積（均不到<text:span text:style-name="T3">2</text:span>億公頃）就沒有發生太大的變化。但兩國卻能在確保糧食產量的同時，極大地增加植被覆蓋面積。<text:span text:style-name="T3"><text:s/><text:line-break/><text:line-break/></text:span>而對於地球綠化的未來趨勢，<text:span text:style-name="T3">NASA</text:span>認為既取決於全球範圍的因素，也包括區域的人為因素。比如，印度糧食產量的增加得益於地下水灌溉；如果水源枯竭，這一趨勢可能會發生變化。<text:span text:style-name="T3"><text:s/><text:line-break/><text:line-break/>“</text:span>但至少，我們現在知道人類的直接影響也是地表綠化的一個關鍵動力，我們的氣候模型也應該把這一因素考慮進去。<text:span text:style-name="T3">”</text:span>內馬尼說，<text:span text:style-name="T3">“</text:span>這會更好地預測不同地球系統的行為，並為各國採取行動提供建議。<text:span text:style-name="T3">” <text:line-break/><text:line-break/></text:span>當然，研究人員不忘指出，中印兩國在新增植被面積上的貢獻，並不能抵消熱帶地區植被的損失。尤其是在巴西與印度尼西亞，當地的生態系統所面臨的可持續性與生物多樣性問題依然存在。<text:span text:style-name="T3"><text:s/><text:line-break/><text:line-break/></text:span>內馬尼說，<text:span text:style-name="T3">“</text:span>當人們發現出問題時，他們就會去解決。上世紀七八十年代，中印兩國的植被流失情況也不好；到了九十年代，人們意識到問題；如今，情況已經開始好轉。人類真的很頑強，這就是我們在衛星數據中的發現。<text:span text:style-name="T3">” <text:line-break/><text:line-break/></text:span>這一研究結果已被發表在今年<text:span text:style-name="T3">2</text:span>月<text:span text:style-name="T3">11</text:span>日出版的《自然可持續》雜誌（<text:span text:style-name="T3">Nature Sustainability</text:span>）上。<text:span text:style-name="T3"><text:s/><text:line-break/><text:line-break/>https://www.guancha.cn/internation/2019_02_12_489892.shtml <text:line-break/><text:line-break/><text:line-break/>===== <text:line-break/><text:line-break/></text:span>然而這則新聞不見得能在台灣的<text:span text:style-name="T3">mainstream media</text:span>上能看到<text:span text:style-name="T3"><text:s/><text:line-break/><text:line-break/></text:span>題外話，說到流浪地球，我的見解是如果只是襲用好萊塢式的方法去呈現中國人對世界的貢獻<text:span text:style-name="T3"><text:s/><text:line-break/></text:span>那就沒有意義了<text:span text:style-name="T3"><text:s/></text:span></text:p>
      <text:p text:style-name="P1"><text:span text:style-name="T1">邹子恒</text:span><text:s/>  |  2019.02.15 02:14   |   <text:a xlink:type="simple" xlink:href="http://palinfo.habago.org/Entry?Command=Information_PrintForum&amp;iPage=34#FORUM37235"><text:span text:style-name="T2">#</text:span></text:a></text:p>
      <text:p text:style-name="P7"><text:span text:style-name="T1">我不能理解</text:span>陈真医师的观点。为什么电影<text:span text:style-name="T3">“</text:span>讲述<text:span text:style-name="T3">”</text:span><text:span text:style-name="T1">的形式比</text:span>讲述的内容更加重要呢？就好像我们不能把所有小说都用诗代替一样。我认为《流浪地球》是一部好片子，它的好就来源于背后小说《流浪地球》的伟大，而在刻画那个宏伟神奇的大工程上电影还比较尊重原著。作为一名科幻小说爱好者，只是看到行星发动机我就非常激动了。这种感情是没有价值的吗？</text:p>
      <text:p text:style-name="P1"><text:span text:style-name="T1">孫從輔</text:span><text:s/>  |  2019.02.15 01:46   |   <text:a xlink:type="simple" xlink:href="http://palinfo.habago.org/Entry?Command=Information_PrintForum&amp;iPage=34#FORUM37234"><text:span text:style-name="T2">#</text:span></text:a></text:p>
      <text:p text:style-name="P3">張維為教授在一系列的《這就是中國》的節目中，試圖傳達民族自信的相關核心精神，下面這一段講得很好<text:span text:style-name="T3"><text:s/>(</text:span>選文有點長<text:span text:style-name="T3">)</text:span>。中國在宣傳和話語權上落後西方非常多，但我認為只要有效展現事實與邏輯，總能突破人腦和人心，追趕上去是事半功倍的。<text:span text:style-name="T3"><text:s/></text:span>而所謂事實與邏輯能有效展現，背後得有硬底子的實幹成績頂著<text:span text:style-name="T3"><text:s/>(</text:span>不然哪來的事實<text:span text:style-name="T3">)</text:span>。希望這個立足點不能偏了。<text:span text:style-name="T3"><text:s/><text:line-break/><text:line-break/>======================================================= <text:line-break/></text:span>選自：<text:span text:style-name="T3">https://www.guancha.cn/ZhangWeiWei/2019_02_13_489903_s.shtml <text:line-break/><text:line-break/></text:span>張維為：<text:span text:style-name="T3"><text:s/><text:line-break/></text:span>八年前的<text:span text:style-name="T3">2011</text:span>年，我出了一本書叫《中國震撼<text:span text:style-name="T3">——</text:span>一個<text:span text:style-name="T3">“</text:span>文明型國家<text:span text:style-name="T3">”</text:span>的崛起》，這本書影響比較大。當時不少地方請我去做演講。我記得那年八月份上海一個單位請我去演講，有個媒體人就提了一個頗為尖銳的問題，他說你難道不知道剛剛發生<text:span text:style-name="T3">“7·23</text:span>高鐵事故<text:span text:style-name="T3">”</text:span>嗎？他挖苦我說，這難道也是<text:span text:style-name="T3">“</text:span>中國震撼<text:span text:style-name="T3">”</text:span>嗎？他問了這麼一個問題。<text:span text:style-name="T3"><text:s/><text:line-break/><text:line-break/></text:span>我說這個事故肯定是個悲劇，我們要調查，該怎麼處理就怎麼處理。我也跟他解釋，實際上這不是高鐵事故是動車事故，這兩者速度上是有差別的，以時速<text:span text:style-name="T3">250</text:span>公里為界限。我談了一個非常坦率的看法，我說你要比較或者衡量火車的安全水平，要有一定的參照系。<text:span text:style-name="T3"><text:s/><text:line-break/><text:line-break/></text:span>中國是個超大型的國家，一個春運現在一般都是<text:span text:style-name="T3">30</text:span>多億人次，恐怕就超過德國十年火車載客的人數或者人次。我也查過，到<text:span text:style-name="T3">2011</text:span>年<text:span text:style-name="T3">8</text:span>月，我們的動車和高鐵在中華人民共和國大地上已經安全運行了五年了，這樣一個紀錄，怎麼都是世界最好的紀錄之一。打個比方，我們的動車、高鐵怎麼都是研究生水平；美國、英國的火車是中學生水平；印度的火車是幼兒園水平。坦率地說，研究生也可能犯錯誤，中學生也可能指出研究生的錯誤，但總體中學生和研究生的差距還不一定這麼快就能克服。<text:span text:style-name="T3"><text:s/><text:line-break/><text:line-break/></text:span>至於印度的火車，你最好真的去瞭解一下，因為我是實地去印度考察過多次，你每天早上看進孟買的火車，就我們小時候看的電影，大家不一定看過，叫《鐵道游擊隊》，頂上、門上都是扒著人，每天多少事故。印度火車造成的死亡事故是以千人來計算的。<text:span text:style-name="T3"><text:s/><text:line-break/><text:line-break/></text:span>用這麼一個事故就來否定中國鐵路人為中國現代化事業作出的巨大的貢獻，這是不明智，不理性的。我們現在在雲貴高原，很難建高鐵動車的地質條件都建了動車和高鐵。所以恐怕有時候我們一個省，比方貴州或者四川，它建高鐵的難度，都超過美國一個國家建鐵路的難度，所以要這樣來比較，你看問題才比較客觀，比較理性。<text:span text:style-name="T3"><text:s/><text:line-break/><text:line-break/></text:span>這背後實際上反映出一個什麼問題？就是高鐵取得了那麼精彩的成績，也就你幹得非常之好。但如果你由於種種原因，沒有把這個故事講好，人家會把這個東西扭著講、反著講，你的巨大的正資產會變成巨大的負資產。因為當時隨著互聯網的興起，大家一定會記得，互聯網上黑自己國家的言論特別多，甚至是佔主導地位。政府是壞的，國有企業是壞的，那麼國有企業生產的高鐵肯定也是壞的，基本上這麼一個邏輯。<text:span text:style-name="T3"><text:s/><text:line-break/><text:line-break/></text:span>而且當時一些主流媒體也沒有定力，也是跟著網上的輿論在走。<text:span text:style-name="T3"><text:s/><text:line-break/><text:line-break/></text:span>我談這個問題是蠻有感觸的，因為我去過前蘇聯，在解體之前，去過前南斯拉夫，也是在解體之前。我瞭解它是怎麼解體的，基本上是兩個階段。第一個階段是它的知識精英，就是大學的教授，媒體各種各樣的主編，被西方話語忽悠了，認為只要採用西方的政治模式、經濟模式，它面臨的問題都可以解決。然後第二步就是政治精英，它的政治局委員、常委甚至總書記也被西方話語忽悠了，然後就是經濟崩潰，然後就是國家解體。特別是解體之後財富被西方席捲一空。所以這個教訓太深刻了。<text:span text:style-name="T3"><text:s/><text:line-break/><text:line-break/></text:span>最經典的例子當然就是戈爾巴喬夫，被西方話語完全地忽悠了，結果導致了國家崩潰。<text:span text:style-name="T3"><text:s/><text:line-break/><text:line-break/></text:span>你如果今天碰到俄羅斯人，他稍微有點歷史感，他來告訴你，我們經歷了三次浩劫。第一次是十四世紀蒙古人入侵，第二次是二次大戰時候德國法西斯入侵，第三次就是蘇聯解體，戈爾巴喬夫這個人也很有意思，他居然在<text:span text:style-name="T3">1996</text:span>年還敢去參加總統競選，這個結果是可以想像的，他的支持率不到<text:span text:style-name="T3">1%</text:span>，俄羅斯人民把他給拋棄掉了。<text:span text:style-name="T3"><text:s/><text:line-break/><text:line-break/></text:span>回想<text:span text:style-name="T3">2011</text:span>年的時候，坦率講，我個人認為我們當時不少知識精英被西方話語忽悠得差不多了，甚至到今天還有一些人被他們忽悠，但今天我覺得看清問題的人越來越多，特別是越年輕的往往看得更清楚。<text:span text:style-name="T3"><text:s/><text:line-break/><text:line-break/></text:span>高鐵這麼精彩的一個成功故事，會被人扭過來講。大家記得當時一些話語說什麼<text:span text:style-name="T3">“</text:span>高鐵請等一等你的人民<text:span text:style-name="T3">”</text:span>，對不對？<text:span text:style-name="T3">“</text:span>高鐵等一等你的良心<text:span text:style-name="T3">”</text:span>等等。這個話語太重要了，一定要把中國的事情，用中國自己的話語把它說清楚，說透徹，這樣我們的崛起才會更加順利，更加精彩。否則真的，有時候你做了這麼多的事情，取得這麼大成績，最後可能是功虧一簣，甚至前功盡棄。<text:span text:style-name="T3"><text:s/><text:line-break/><text:line-break/></text:span>中國已經崛起到今天這麼一個地步，如果我們還被西方那麼淺薄的話語忽悠的話，我們的後代將會詛咒我們：當時你們是一手好牌，怎麼打成那個樣子？<text:span text:style-name="T3"><text:s/><text:line-break/><text:line-break/></text:span>實際上過去這麼多年，我們中國人真的是一心一意搞建設，一心一意謀發展，一心一意致力於改善民生。中國人是從善如流，只要你真的好，做得好，我們真的想學習。但是西方不一樣，我們叫做<text:span text:style-name="T3">“</text:span>樹欲靜而風不止<text:span text:style-name="T3">”</text:span>，它大量的意識形態化、政治化最後導致了什麼？中國人只要一出國，就會碰到各種各樣的傻問題，普通老百姓都會問你這樣問題，中國人權怎麼這麼糟糕，對吧？西藏為什麼不能獨立？台灣獨立有什麼關係？像這樣的傻問題，你回答一兩次沒有關係，你在國外留學或者待得時間長一點，你要回答至少一百次，知道嗎？<text:span text:style-name="T3"><text:s/><text:line-break/><text:line-break/></text:span>我覺得中國已經崛起到今天這個地步，我真的是認為我們什麼問題都不能迴避了，我們要能夠回答所有對我們的質疑，把中國自己的事情，用中國自己的話語說清楚。今天中國崛起這個新時代，我們要解決挨罵的問題。而且我覺得這種罵一方面是來自於西方，但另一方面是來自於我們國內，我們有一些知識界、媒體界的人還不自信，跟著西方話語後面天天罵自己的國家，罵自己的制度。當然我覺得這個群體和他們的影響力都在日益縮小，這一定是大勢所趨。<text:span text:style-name="T3"><text:s/><text:line-break/><text:line-break/></text:span>那麼有人講，實際上中國共產黨已經形成自己的話語，我同意，而且這是十分重要。我覺得這是凝聚全黨全國人民共識的定海神針，但是光有官方話語是不夠的，為什麼？因為一方面是西方話語在今天這個世界上仍然比較強勢。第二，社會已經日益開放，新媒體已經到了這樣一個程度，對不對？所以光靠官方話語解決不了挨罵的問題。所以我是主張要發展，大力推動我稱之為學術的、民間的、國際化的中國話語，某種意義上也是彌補我們現在話語建設中的一些短板。<text:span text:style-name="T3"><text:s/><text:line-break/><text:line-break/></text:span>舉一個例子，這是我自己經歷過很多次的。比方西方老是說中國人權不好，我們的一些官員或者學者怎麼解釋呢？說我們現在還是發展中國家，我們還沒有到你們那個階段，對不對？所以人權達不到你們這個標準。我個人覺得像這樣的話語是一種非常弱勢的話語，你還是承認在西方話語系統中來進行這個敘述，也就是你把話語權拱手交給了西方，讓它來裁定你這個做得好不好，人權究竟怎麼樣。<text:span text:style-name="T3"><text:s/><text:line-break/><text:line-break/></text:span>有人問我說碰到這樣的問題，你是怎麼回應的？我說這個問題很簡單，如果你用中國人的眼光來看人權問題，或者用聯合國的人權標準來看人權問題，那對不起，二十一世紀到今天為止，伊拉克戰爭是對人權最嚴重的侵犯，光是死去的平民就超過十幾萬，流離失所超過數百萬。坦率講，你可以跟美國人說的，如果你不把這個嚴重的侵權行為向伊拉克人民，向中國人民，向世界解釋清楚的話，你有什麼資格來跟我談人權？資格都沒有。我覺得這就是比較強勢的中國話語。<text:span text:style-name="T3"><text:s/><text:line-break/><text:line-break/></text:span>大家都知道這麼多年來，西方對世界的主流政治敘述，有一個範式叫做<text:span text:style-name="T3">“</text:span>是民主還是專制<text:span text:style-name="T3">”</text:span>。什麼是民主，什麼是專制，是西方國家定的，不是其他國家定的。只有採用西方的多黨制和普選制才是民主，才是他們所謂的普世價值。西方很多做學問的人，包括媒體，我叫<text:span text:style-name="T3">“</text:span>懶漢做學問<text:span text:style-name="T3">”</text:span>。他可以問你，你們什麼時候進行政治改革？就這麼一個問題，怎麼還沒有進行政治改革？也就是說你不向西方模式靠攏，那麼你就是這方面遠遠沒有達標，永遠也不能進入主流社會、文明社會。<text:span text:style-name="T3"><text:s/><text:line-break/><text:line-break/></text:span>那麼現在我們回頭看，民主還是專制這個分析的範式，早已成為西方策動顏色革命，顛覆非西方政府政權的一種意識形態工具。這部分話語雖然還可以忽悠一部分人，甚至在不少國家造成了政權更迭。但今天我們看到，隨著阿拉伯之春紛紛變成阿拉伯之冬，隨著西方自己面臨的問題越來越多，很多西方人也看到了西方政治模式出現越來越多的問題，一些西方人也開始反思。<text:span text:style-name="T3"><text:s/><text:line-break/><text:line-break/>2008</text:span>年底，我到印度去演講和考察，那年十一月，可能有些人會記得，在孟買發生了一個很嚴重的大規模恐怖主義襲擊，當時印度的反恐精銳部隊，他們花了九個小時才抵達恐怖主義活動的現場。當時我在印度，印度的輿論嘩然。我在德里大學正好做一個講座講<text:span text:style-name="T3">“</text:span>中國模式<text:span text:style-name="T3">”</text:span>。當時互動的時候，那個人問得倒不是很尖銳，他是挺友善的一個問題。他是這樣說的，他說如果中國碰到這樣的恐怖主義襲擊會如何應對？<text:span text:style-name="T3"><text:s/><text:line-break/><text:line-break/></text:span>我當時這樣說的，中國到現在還沒有碰到這麼大規模的恐怖主義襲擊，恐怕後來新疆<text:span text:style-name="T3">“7·5”</text:span>事件大概是可以算，當時還沒有發生。但是<text:span text:style-name="T3">2008</text:span>年我們發生了一個汶川地震，就是特大型的地震，震中是在中國中部的四川在山區，遠離我們的經濟中心、金融中心。但是我們的軍隊是二十分鐘內就開始進行動員，我們的領導人是兩個小時之內就坐上飛機奔赴災區，我們的醫療隊三天內就覆蓋了所有的一千多個受災的鄉鎮，直接救助兩千多萬災民。<text:span text:style-name="T3"><text:s/><text:line-break/><text:line-break/></text:span>當時印度學者聽了之後，我還記得他的表情，很顯然就是覺得不服氣，所以他就又問了我個問題，他說你是不是想證明專制比民主更有效率？我說這個講法確實不厚道，不公道。坦率講，這不是一個專制比民主更有效率，而是良政（<text:span text:style-name="T3">good governance</text:span>）比劣政（<text:span text:style-name="T3">bad governance</text:span>）更有效率。這是我經過認真研究後得出的一個重要的結論，我叫做範式上的一個顛覆。我就補充說了，中國發展模式的特點是，不管什麼政治制度，不管什麼發展模式，最終就看你能不能達到良政，良好的政治治理。<text:span text:style-name="T3"><text:s/><text:line-break/><text:line-break/></text:span>然後我又補充一下，我說良政可以是西方制度，也可以是非西方的制度，這個很重要。中國就是這樣的一個經典案例，雖然我們也有自己問題，但總體上比世界上絕大多數國家做得要好。關鍵下邊我又說，劣政也可以是西方的模式，西方的制度，這個太重要了。<text:span text:style-name="T3"><text:s/><text:line-break/><text:line-break/></text:span>我可以舉出一百個例子，從最爛的伊拉克、阿富汗、海地、利比里亞等等，到當時已經破產的像希臘、冰島這樣的國家，都是所謂發達國家，都沒有治理好。我記得我當時回答完了之後，報告廳裡出現一陣沉默。會議主席說的，看來我們印度人也在反思！<text:span text:style-name="T3"><text:s/><text:line-break/><text:line-break/></text:span>我相信隨著中國進一步的崛起，中國話語的範式會被越來越多的國家、學者和人民所接受。那麼背後就是我們的話語更加實事求是，能夠更好地展現這個真實的世界。當然實際上這方面，很多東西可以和大家分享。但今天我們暫時就講到這，好不好？謝謝大家。<text:span text:style-name="T3"><text:s/></text:span></text:p>
      <text:p text:style-name="P5"/>
      <text:p text:style-name="P1"><text:span text:style-name="T1">陳真</text:span><text:s/>  |  2019.02.14 23:20   |   <text:a xlink:type="simple" xlink:href="http://palinfo.habago.org/Entry?Command=Information_PrintForum&amp;iPage=35#FORUM37233"><text:span text:style-name="T2">#</text:span></text:a></text:p>
      <text:p text:style-name="P3">「綠喊台獨是裝腔作勢」<text:span text:style-name="T3"><text:s/></text:span>韓國瑜嗆蔡英文：掌握行政、立法權，現在不台獨更待何時？<text:span text:style-name="T3"><text:s/><text:line-break/><text:line-break/></text:span>風傳媒<text:span text:style-name="T3"><text:s/><text:line-break/><text:line-break/></text:span>吳秉蕙<text:span text:style-name="T3"><text:s/><text:line-break/><text:line-break/>2019</text:span>年<text:span text:style-name="T3">2</text:span>月<text:span text:style-name="T3">13</text:span>日<text:span text:style-name="T3"><text:s/><text:line-break/><text:line-break/></text:span>高雄市長韓國瑜提出兩岸「你儂我儂」新論述引起討論，對此，韓國瑜今（<text:span text:style-name="T3">13</text:span>）日表示，這是一個比喻，大家不用聯想太多，認為「觀念上的先驅者，本來就時常遭批判」，而針對總統蔡英文喊話不要再講九二共識，韓國瑜則開砲：「現在不台獨更待何時？」<text:span text:style-name="T3"><text:s/><text:line-break/><text:line-break/></text:span>對於蔡英文呼籲各政黨不要再講九二共識，韓國瑜則開嗆，民進黨喊台獨，但現在掌握行政權和立法院絕對多數，「你現在不台獨要等到何時？莫非你完全是是裝腔作勢、是假的。」</text:p>
      <text:p text:style-name="P1"><text:span text:style-name="T1">陳真</text:span><text:s/>  |  2019.02.14 22:44   |   <text:a xlink:type="simple" xlink:href="http://palinfo.habago.org/Entry?Command=Information_PrintForum&amp;iPage=35#FORUM37232"><text:span text:style-name="T2">#</text:span></text:a></text:p>
      <text:p text:style-name="P2">長老教會牧師高俊明辭世<text:span text:style-name="T3"><text:s/></text:span>享壽<text:span text:style-name="T3">90</text:span>歲<text:span text:style-name="T3"><text:s/><text:line-break/><text:line-break/>2019</text:span>年<text:span text:style-name="T3">2</text:span>月<text:span text:style-name="T3">14</text:span>日</text:p>
      <text:p text:style-name="P1"><text:span text:style-name="T1">鄭豐遠</text:span><text:s/>  |  2019.02.14 19:00   |   <text:a xlink:type="simple" xlink:href="http://palinfo.habago.org/Entry?Command=Information_PrintForum&amp;iPage=35#FORUM37231"><text:span text:style-name="T2">#</text:span></text:a></text:p>
      <text:p text:style-name="P3">我常想，二百多年來的種種苦難也許讓中國人學到了兩個重要教訓，第一是毒品是民族大敵<text:span text:style-name="T3"><text:s/>(</text:span>鴉片戰爭之故<text:span text:style-name="T3">)</text:span>，第二就是不管再怎麼愛好和平，武力一定要發展。<text:span text:style-name="T3"><text:s/><text:line-break/><text:line-break/></text:span>藝術不論，我看待電影工業就像看待核彈或潛艇或衛星那樣，因為它不折不扣就是種武器，能左右一個民族的未來。我說的電影工業當然不只是指這個產業本身，而是包括裡頭的種種工業技術鏈。<text:span text:style-name="T3"><text:s/><text:line-break/><text:line-break/></text:span>我對武器或武力其實一點興趣也木有，我只是說弱小和謙和也許是種美德，但一講到生存，拳頭不會因為你有各種美德就饒了你。生存兩字，也許就是我個人一生都在努力擺脫的一種東西，可惜命運執意要考驗你，你也沒有辦法。個人層面我們還能說上兩句，一個人的心靈可以強大過宇宙。一個國家就沒那麼幸運了，你還是得面對這個弱肉強食的世界。<text:span text:style-name="T3"><text:s/><text:line-break/><text:line-break/></text:span>我之所以說流浪地球的好話，當然就<text:span text:style-name="T3">"</text:span>僅僅<text:span text:style-name="T3">"</text:span>是在這一層意義上。我說的進步，也<text:span text:style-name="T3">"</text:span>僅僅<text:span text:style-name="T3">"</text:span>是所謂完成一部電影背後的各種技術和調度、各種鏡頭語言的<text:span text:style-name="T3">"</text:span>文法<text:span text:style-name="T3">"</text:span>本身，因為在這一方面似乎是中國電影過去的一個短板。這些<text:span text:style-name="T3">"</text:span>枝微末節<text:span text:style-name="T3">"</text:span>本身是中性的，就像錄音技術一樣，不具備藝術價值，但伴隨著好的電影靈魂，卻可以將其藝術價值昇華到另一個層次。<text:span text:style-name="T3"><text:s/><text:line-break/><text:line-break/></text:span>中醫有珍貴價值，醫療觀較溫和且整體，不似西醫動輒切切割割，化療核療傷人無數，但難道我們就不該學習西方科學<text:span text:style-name="T3">? </text:span>學習科研方法就是一種自卑的表現嗎<text:span text:style-name="T3">? </text:span>沒有科學技術的學習，屠呦呦有可能把中醫經典裡治療瘧疾的有效成份青蒿素提練出來嗎<text:span text:style-name="T3">? <text:line-break/><text:line-break/></text:span>核彈是一種嚴重違反人性的武器，但我們不會說你的核彈太下流太可惡了，所以我們不屑發展，應該是你們反過虛心學習我們中國的拳腳功夫吧<text:span text:style-name="T3">? </text:span>這個時代，核彈的威力其實還遠不如攝影機和麥克風，好來汙靠著電影就能夠為美國打下侵略世界的基礎，威力強大且無形，簡單說就是一種洗腦。對方擁有這麼高超的洗腦技術，你可以不去仿效，至少也要懂得怎麼防衛不是嗎<text:span text:style-name="T3">? <text:line-break/><text:line-break/></text:span>各種影像技術或聲音技術就和駭客技術一樣，不具備藝術含金量，但在另一個意義上，含金量可高了。我倒是從來沒從藝術觀點來看待流浪地球，因為它本來就和藝術八竿子打不著。<text:span text:style-name="T3"><text:s/><text:line-break/><text:line-break/></text:span>中國可說四面楚歌，西方世界反華反到像是瘋了，就在過年期間，西班牙一家<text:span text:style-name="T3"><text:s/>BBVA </text:span>銀行惡意將所有中國人的帳戶凍結，使得所有將身家財產存在該銀行的中國留學生、中國移民完全不能使用自己的錢，許多人至今付不出帳單，連生活都出現問題。你能想像這世界上竟有一家銀行敢公然針對一整個族群進行此種惡劣的侵佔和汙辱嗎<text:span text:style-name="T3">? </text:span>這和一百多年前的<text:span text:style-name="T3">"</text:span>狗與中國人不得入內<text:span text:style-name="T3">"</text:span>有什麼差別<text:span text:style-name="T3">? <text:line-break/><text:line-break/>https://www.youtube.com/watch?v=QG8wVt26K7Y <text:line-break/><text:line-break/></text:span>下面有個人說的很對，我們成為團結的民族主義者不是自願的，是你們逼我的。</text:p>
      <text:p text:style-name="P1"><text:span text:style-name="T1">陳真</text:span><text:s/>  |  2019.02.14 10:25   |   <text:a xlink:type="simple" xlink:href="http://palinfo.habago.org/Entry?Command=Information_PrintForum&amp;iPage=35#FORUM37230"><text:span text:style-name="T2">#</text:span></text:a></text:p>
      <text:p text:style-name="P2">大陸媒體一面倒、一連好幾天吹捧<text:span text:style-name="T3"><text:s/>"</text:span>流浪地球<text:span text:style-name="T3">"</text:span>，吹上天了，真不可思議，究竟是多缺乏自信啊？這事很瑣碎，其實也沒啥好說的，就像國王新衣，要或不要把光屁股的事實說出來而已。<text:span text:style-name="T3"><text:s/><text:line-break/><text:line-break/></text:span>那種感覺就好像一個華人很驕傲地說：<text:span text:style-name="T3">"</text:span>我也會說英文哦！<text:span text:style-name="T3">" </text:span>可是，人家就算是一個白痴，英文肯定都說得比你好。你跟人家比這些雕蟲小技做什麼呢？你的電影表現一點都不比西方差啊。發展電影工業並不是比賽拍爛片。<text:span text:style-name="T3"><text:s/><text:line-break/><text:line-break/></text:span>在文化上，西方種種，不管好的壞的，早已如雷貫耳，一概瞎捧上天。東方卻一堆珍珠寶藏，深埋塵土。在許多方面，真正需要驕傲地說<text:span text:style-name="T3"><text:s/>"</text:span>我也會如何如何哦<text:span text:style-name="T3">" </text:span>的是西方才對，是他們應該頂禮膜拜虛心來向我們學習，學習一種不一樣的說故事方式，而不是只會套公式；豈有我們反倒自我做賤學習人家套公式之理？</text:p>
      <text:p text:style-name="P1"><text:span text:style-name="T1">陳真</text:span><text:s/>  |  2019.02.14 00:27   |   <text:a xlink:type="simple" xlink:href="http://palinfo.habago.org/Entry?Command=Information_PrintForum&amp;iPage=35#FORUM37229"><text:span text:style-name="T2">#</text:span></text:a></text:p>
      <text:p text:style-name="P3">這位圈圈叉叉網友，讓我想起<text:span text:style-name="T3">20</text:span>年前網路剛出現時我曾寫過一篇奇文，叫做<text:span text:style-name="T3"><text:s/>"</text:span>藏鏡人告官記<text:span text:style-name="T3">"</text:span>，話說有位全世界都沒有人知道是誰的匿名網友，對著一名叫做陳真的人<text:span text:style-name="T3">ggyy</text:span>，儘情批評指教。<text:span text:style-name="T3"><text:s/><text:line-break/><text:line-break/></text:span>被告陳真修養真的很差，而且欠缺藝術素養，忍不住罵了藏鏡人，於是就成了被告，被藏鏡人一狀告上法庭，罪名是毀謗、公然侮辱及妨害名譽。藏鏡人來到法院按鈴申告，想不到，最後連檢察官和法官也都成為被告。因為當他們準備查明案情製作筆錄時，詢問藏鏡人姓名性別與年紀時，藏鏡人很生氣，於是就控告法官和檢察官，罪名是企圖侵害隱私。<text:span text:style-name="T3"><text:s/><text:line-break/><text:line-break/></text:span>我這故事主要是想說，人這東西真的很奇怪。保護自己時，保護得滴水不漏；傷害他人時，卻毫無感覺，儘情奔放。<text:span text:style-name="T3"><text:s/><text:line-break/><text:line-break/></text:span>巴勒網的唯一天條就是你要談啥都行，但是請你只談那些可以談論的東西，至於無法談的人事物，就請你保持沉默。比方說，一切針對個人的批評指教，就請私下進行。我的<text:span text:style-name="T3">email</text:span>是<text:span text:style-name="T3">: emirchen@gmail.com</text:span>，歡迎來信，但我平常不一定會看信就是。<text:span text:style-name="T3"><text:s/><text:line-break/><text:line-break/></text:span>不過，圈圈叉叉真是很有慧眼，我的藝術品味確實相當低級，但這也是沒有辦法的事。<text:span text:style-name="T3"><text:s/><text:line-break/><text:line-break/></text:span>另外，最近有位同事給我發了個視頻，我原本不會把時間花在這些不明就裏的東西上，但那個視頻封面寫了個<text:span text:style-name="T3"><text:s/>"</text:span>顏回<text:span text:style-name="T3">"</text:span>，引起我的好奇，所以我就打開看了。裏頭講了幾個小故事，顏回的故事就不說了，且說另一個。話說有位大師，弟子問他說：<text:span text:style-name="T3"><text:s/><text:line-break/><text:line-break/>"</text:span>師父啊，我看你平常待人有時彬彬有禮，有時卻是又打又罵，這裏頭可有什麼玄機？<text:span text:style-name="T3">" <text:line-break/><text:line-break/></text:span>師父回答說：<text:span text:style-name="T3"><text:s/><text:line-break/><text:line-break/>"</text:span>對於好人，你大可直指本心，有話就說，有屁就放，露出你的真面目對待他。若是對於一般人，那你就不妨委婉點，修飾一下。但若是對於人渣，那就得小心了，最好對他雙手合十，該鞠躬就鞠躬，免得招惹。<text:span text:style-name="T3">" <text:line-break/><text:line-break/></text:span>我覺得這類小故事沒有什麼實際的生活應用價值，畢竟好人也不希望被人又打又罵，但它在某個意思上確實也說對了一些東西。<text:span text:style-name="T3"><text:s/></text:span></text:p>
      <text:p text:style-name="P1"><text:span text:style-name="T1">鄭豐遠</text:span><text:s/>  |  2019.02.13 20:49   |   <text:a xlink:type="simple" xlink:href="http://palinfo.habago.org/Entry?Command=Information_PrintForum&amp;iPage=35#FORUM37228"><text:span text:style-name="T2">#</text:span></text:a></text:p>
      <text:p text:style-name="P2">從隔著台灣海峽，到隔著一條赤道，聽聞的是各種偉大建設，看的是央視或各種衛視<text:span text:style-name="T3"><text:s/>(</text:span>比如下面這個昨天才出爐的影片<text:span text:style-name="T3">)</text:span>，身為一個華人很容易有一種美好感覺。但其實在窩囊猥瑣這一方面，兩岸是不分軒輊的，一山還有一山低。<text:span text:style-name="T3"><text:s/><text:line-break/><text:line-break/></text:span>好在中國很大，壞的雖很壞，好的卻也能很好。我們只能期待，在人類有生之年，華人不要使太多壞，進而對這世界貢獻一些良善意義。<text:span text:style-name="T3"><text:s/><text:line-break/><text:line-break/>https://www.youtube.com/watch?v=yCwC4n3A7wY</text:span></text:p>
      <text:p text:style-name="P1"><text:span text:style-name="T1">陳真</text:span><text:s/>  |  2019.02.13 20:28   |   <text:a xlink:type="simple" xlink:href="http://palinfo.habago.org/Entry?Command=Information_PrintForum&amp;iPage=35#FORUM37226"><text:span text:style-name="T2">#</text:span></text:a></text:p>
      <text:p text:style-name="P3">留一條不刪是因為：刪了，別人的回應就成了莫名其妙的自言自語。<text:span text:style-name="T3"><text:s/><text:line-break/><text:line-break/></text:span>不過，我看你的<text:span text:style-name="T3"><text:s/>email</text:span>是真的，因此，為了不給你留個不好的名聲在網上，所以只留下你的留言，把你的代號給刪了。<text:span text:style-name="T3"><text:s/><text:line-break/><text:line-break/></text:span>好自為之。去別的地方說話吧。</text:p>
      <text:p text:style-name="P1"><text:span text:style-name="T1">鄭豐遠</text:span><text:s/>  |  2019.02.13 20:18   |   <text:a xlink:type="simple" xlink:href="http://palinfo.habago.org/Entry?Command=Information_PrintForum&amp;iPage=35#FORUM37222"><text:span text:style-name="T2">#</text:span></text:a></text:p>
      <text:p text:style-name="P2">這位圈圈叉叉<text:span text:style-name="T3">(</text:span>真名是什麼也不知道<text:span text:style-name="T3">) </text:span>講話不乾不淨的，我給刪了。一個連中文名字是什麼也不能示人，對著人身說三道四的人，請問要怎麼討論什麼中華文化<text:span text:style-name="T3">?</text:span></text:p>
      <text:p text:style-name="P1"><text:span text:style-name="T1">陳真</text:span><text:s/>  |  2019.02.13 20:09   |   <text:a xlink:type="simple" xlink:href="http://palinfo.habago.org/Entry?Command=Information_PrintForum&amp;iPage=35#FORUM37219"><text:span text:style-name="T2">#</text:span></text:a></text:p>
      <text:p text:style-name="P3">這版面有個特點，就是乾淨。凡是違反天條的東西，一律刪除。一般網路論壇上那樣一些齷輟幹法，在這版面是行不通的。<text:span text:style-name="T3"><text:s/><text:line-break/><text:line-break/></text:span>西方可學的東西之一，在我看來就是議論能力。透過討論，一種想法能夠深刻化。不過，這算是比較笨的作法。華人世界比較<text:span text:style-name="T3"><text:s/>"</text:span>聰明<text:span text:style-name="T3">"</text:span>：他無須反駁對方想法，而是直接抹黑對方，彷彿只要抹黑了這個人，一切道理便也跟著獲勝似的。在這一點上，兩岸同胞水平差不多。<text:span text:style-name="T3"><text:s/><text:line-break/><text:line-break/></text:span>許多時候，想到同胞，我就很灰心。這樣一個族群，真要哪天世界第一強了，世界真能太平嗎？我還想到，這樣一個族群，憑什麼讓世人尊敬？</text:p>
      <text:p text:style-name="P1"><text:span text:style-name="T1">陳真</text:span><text:s/>  |  2019.02.13 16:56   |   <text:a xlink:type="simple" xlink:href="http://palinfo.habago.org/Entry?Command=Information_PrintForum&amp;iPage=35#FORUM37209"><text:span text:style-name="T2">#</text:span></text:a></text:p>
      <text:p text:style-name="P2">我覺得電影最重要就是要有電，電影電影，不就是個<text:span text:style-name="T3">"</text:span>電<text:span text:style-name="T3">" </text:span>字嗎？沒有電怎麼放電影呢？故事講得再好，攝影再棒，要是沒電了，觀眾可是會要求退票的。<text:span text:style-name="T3"><text:s/><text:line-break/><text:line-break/></text:span>以前台灣常停電，遇到停電，整個電影院就會開始鼓譟，齊聲喊著：<text:span text:style-name="T3">"</text:span>退票！退票！<text:span text:style-name="T3">" </text:span>我年紀很小時就常在售票房裏頭幫忙退票。<text:span text:style-name="T3"><text:s/><text:line-break/><text:line-break/></text:span>總之，電影最重要就是要有電，不然還叫電影嗎？</text:p>
      <text:p text:style-name="P1"><text:span text:style-name="T1">陳真</text:span><text:s/>  |  2019.02.13 16:50   |   <text:a xlink:type="simple" xlink:href="http://palinfo.habago.org/Entry?Command=Information_PrintForum&amp;iPage=35#FORUM37208"><text:span text:style-name="T2">#</text:span></text:a></text:p>
      <text:p text:style-name="P3"><text:span text:style-name="T3">(</text:span>續<text:span text:style-name="T3">) <text:line-break/><text:line-break/></text:span>批評只看批得有沒道理，哪有說什麼電影不能批評的。市面上無數人喊讚，讚得離譜，我不能說點老實話嗎？<text:span text:style-name="T3"><text:s/><text:line-break/><text:line-break/></text:span>至於從電影引申到國家、文化與政治種種，更是歡迎，只看你講得有沒道理，為啥不能談呢？為啥一談就又是台灣拿大陸說事呢？在這一點上，我看兩岸差不多。再說，共產黨也不是什麼神祕組織，誰都能談它，只看談得有理沒理。<text:span text:style-name="T3"><text:s/><text:line-break/><text:line-break/></text:span>至於寫東西，更不是要讓人看了舒服。不舒服就別看不就好了，哪有說看了不舒服就要人閉嘴的道理。<text:span text:style-name="T3"><text:s/><text:line-break/><text:line-break/></text:span>科學是<text:span text:style-name="T3"><text:s/>"</text:span>說什麼<text:span text:style-name="T3">"</text:span>，藝術是<text:span text:style-name="T3"><text:s/>"</text:span>怎麼說<text:span text:style-name="T3">"</text:span>。<text:span text:style-name="T3">"</text:span>怎麼說<text:span text:style-name="T3">" </text:span>就是藝術的同義詞，即便是音樂和影像，也都是看它<text:span text:style-name="T3">"</text:span>怎麼說<text:span text:style-name="T3">"</text:span>。人人都說我愛你，但<text:span text:style-name="T3"><text:s/>"</text:span>我愛你<text:span text:style-name="T3">' </text:span>這話要<text:span text:style-name="T3"><text:s/>"</text:span>怎麼說<text:span text:style-name="T3">"</text:span>，便是藝術。<text:span text:style-name="T3">(</text:span>現在降到托嬰中心大班的等級了。<text:span text:style-name="T3">) <text:line-break/><text:line-break/></text:span>前言表過，回歸正傳，隨便講點八卦。<text:span text:style-name="T3"><text:s/><text:line-break/><text:line-break/></text:span>在英國時，有一年，我看完某部成龍的賀歲電影<text:span text:style-name="T3">(</text:span>片名忘了，是跟一個黑人合演<text:span text:style-name="T3">)</text:span>，走出電影院，突然有幾個英國佬站在路邊興奮地指著我大叫<text:span text:style-name="T3"><text:s/>Jackie Chen</text:span>、<text:span text:style-name="T3">Jackie Chen (</text:span>成龍<text:span text:style-name="T3">)</text:span>，看起來不像開玩笑，這些傻瓜還真以為成龍隨片登台。不過，我倒覺得自己黑黑瘦瘦比較像李小龍。<text:span text:style-name="T3"><text:s/><text:line-break/><text:line-break/></text:span>講起李小龍，舉世皆知，仰慕者眾，成為一種文化標誌。為何如此普遍受人景仰也許原因很多，但毫無疑問，他是獨特的，而非某種複製品。獨特的同時，卻仍有著某種直指人心的普世性。<text:span text:style-name="T3"><text:s/><text:line-break/><text:line-break/></text:span>如前所說，李小龍是嘉禾栽培出身。就在我剛上小學那兩年，他連續有幾部片上映，包括唐山大兄、精武門及猛龍過江。我們家的電影院大多是演嘉禾的片子。記得那一陣子，不但場場爆滿，而且觀眾之中有許多美軍。<text:span text:style-name="T3"><text:s/><text:line-break/><text:line-break/></text:span>台灣當時是美國的軍事基地，特別是我的故鄉台南，美軍特別多；美國還曾經放了幾顆原子彈在台南，準備用來炸大陸同胞。美軍基本上就是台南人平常生活的一份子，但他們除了上酒家喝酒玩女人，好像很少看電影。直到李小龍的電影上映，突然才冒出一堆美軍。<text:span text:style-name="T3"><text:s/><text:line-break/><text:line-break/></text:span>讓我印象很深的是，<text:span text:style-name="T3">"</text:span>猛龍過江<text:span text:style-name="T3">" </text:span>裏，當李小龍痛打餐廳那些白人流氓時，這些美軍觀眾竟然高興得全部跳起來，大聲歡呼喊讚，原地手舞足蹈，非常激動。電影院出口處有販售雙節棍，我還看到一些美軍買了雙節棍當場在馬路邊對打，學李小龍鬼叫鬼叫。<text:span text:style-name="T3"><text:s/><text:line-break/><text:line-break/></text:span>我想說的是：一種人事物的好壞依舊有著某種本質性，而非全然社會建構。一個爛東西，即便傾國家之力吹捧，也許能盛極一時，但卻外強中乾，很快就會露出原形。<text:span text:style-name="T3"><text:s/><text:line-break/><text:line-break/></text:span>你看，舊國民黨時期專搞一堆政治文宣式的大爛片，有的還搞得萬人空巷，萬眾沸騰，連小學生寫作文都得引用上幾句。可是，這些打手槍自己爽的爛東西，如今安在哉？還會有人想看什麼英烈千秋、八百壯士嗎？<text:span text:style-name="T3"><text:s/><text:line-break/><text:line-break/></text:span>同理，二十幾年來，人渣黨的勢力上來了，<text:span text:style-name="T3">"</text:span>本土<text:span text:style-name="T3">" </text:span>與<text:span text:style-name="T3"><text:s/>"</text:span>台獨<text:span text:style-name="T3">" </text:span>變成一種不容質疑的神聖詞，政策上同樣開始扶植一大堆爛人爛片，或是拍一些真是爛到難以想像的所謂爭民主爭自由爭人權的爛到爆記錄片，低能低能再低能。我不願一竿子打翻一條船，但我實在沒有見過一個例外，全部爛到化膿流汁，真是很難以想像究竟是什麼樣的蠢材才能拍出這麼爛的東西。<text:span text:style-name="T3"><text:s/><text:line-break/><text:line-break/></text:span>但是，這些爛到爆的片子，卻不時在國家資助的各種場合及大專院校中大量放映，美化包裝得好像什麼感人肺腑的偉大作品，但這些爛東西明明爛到爆。<text:span text:style-name="T3"><text:s/><text:line-break/><text:line-break/></text:span>仍然還是那些老話：人為吹捧只能盛極一時，但很快就會回歸它應有的評價。<text:span text:style-name="T3"><text:s/><text:line-break/><text:line-break/></text:span>我這些說法隱含著一種觀念，那就是本質論。知識也許充滿建構性，但我相信，人事物在社會建構之餘，仍然還是有其本質存在的。我們只能也只應在這份本質上努力努力再努力，至於本質以外的心機盤算與五彩花俏，本非初心，大可略過不理。<text:span text:style-name="T3"><text:s/><text:line-break/><text:line-break/>================== <text:line-break/></text:span>上文是回應一位圈圈叉叉的不知名人士的底下留言：<text:span text:style-name="T3"><text:s/><text:line-break/><text:line-break/></text:span>只要有<text:span text:style-name="T4">钱就能拍出这样的片</text:span><text:span text:style-name="T3">——</text:span>这是无知，不是傲慢。因<text:span text:style-name="T4">为这句话，我一秒钟都不能忍，读不下去了，不管说这话的人是统还是独，是左还是右。另外，在我的艺术认知里，电影的核心绝对首先是摄影以及声音。故事讲得再好，摄影一塌糊涂，那还叫电影吗？电影之所以叫电影，不就是一个影字吗，影像的影。而且，事实上还有不好不讲故事的纯艺术电影呢。最后，我就纳闷了，什么时候讲故事这个东西站到了艺术的山巅了？讲故事，只是艺术中的细枝末节，就中华文化来说从评书之类的开始的吧。</text:span></text:p>
      <text:p text:style-name="P5"/>
      <text:p text:style-name="P1"><text:span text:style-name="T1">陳真</text:span><text:s/>  |  2019.02.13 11:09   |   <text:a xlink:type="simple" xlink:href="http://palinfo.habago.org/Entry?Command=Information_PrintForum&amp;iPage=36#FORUM37206"><text:span text:style-name="T2">#</text:span></text:a></text:p>
      <text:p text:style-name="P3">現在回到幼兒園的教學層次了：<text:span text:style-name="T3"><text:s/><text:line-break/><text:line-break/>1. </text:span>電影，做為一種技藝或藝術，精髓始終在於講故事的方式，也就是導演與編劇，其次才是攝影、剪接與錄音等等。至於什麼高科技特效與動畫，技術含金量非常低，屬旁枝末節，無關大局。專事吹捧這部份，實在很低能。<text:span text:style-name="T3"><text:s/><text:line-break/><text:line-break/></text:span>三十幾年前，第一次看侯孝賢的<text:span text:style-name="T3"><text:s/>"</text:span>童年往事<text:span text:style-name="T3">"</text:span>，那是我第一次感受到<text:span text:style-name="T3"><text:s/>"</text:span>錄音<text:span text:style-name="T3">" </text:span>這項技術的好壞差異居然如此巨大，於是，當片尾名單出現時，我特別留意<text:span text:style-name="T3"><text:s/>"</text:span>錄音<text:span text:style-name="T3">"</text:span>，看到一個名字：杜篤之。之後，我逢人就說起杜篤之，視之為英雄。二十幾年後，我在法國街頭的某個影劇中心，看到一巨幅布條，高掛建築物外牆，上面用法文寫著：<text:span text:style-name="T3">"</text:span>杜篤之，我們的英雄<text:span text:style-name="T3">"</text:span>。<text:span text:style-name="T3"><text:s/><text:line-break/><text:line-break/></text:span>我相信，不管花多少錢，都不保證能培養出一個侯孝賢或賈樟柯或杜篤之或蘇古諾夫或柏格曼等等等，但是，那些什麼科技特效與動畫，卻是用錢就能堆積出來的成果，因為它是可大量複製的一種技術，但你卻無法複製出任何藝術。<text:span text:style-name="T3"><text:s/><text:line-break/><text:line-break/>2. </text:span>全世界只有一個好萊塢<text:span text:style-name="T3"><text:s/>(</text:span>還有一個複製品<text:span text:style-name="T3">--</text:span>印度的寶萊塢<text:span text:style-name="T3">)</text:span>，這並不是因為別人技術上做不到，而是無此需求<text:span text:style-name="T3"><text:s/>(</text:span>特別是心理需求<text:span text:style-name="T3">)</text:span>。<text:span text:style-name="T3"><text:s/><text:line-break/><text:line-break/></text:span>能撈錢很好啊，天下蠢蛋那麼多，不賺他們的錢要賺誰的？我當然不會反對發展所謂電影工業。問題是：爛片就是爛片。一個爛東西不會因為賺大錢就變成動人藝術。反之亦然。一個動人事物，即便聞之者稀少，並無損其價值。<text:span text:style-name="T3"><text:s/><text:line-break/><text:line-break/>3. </text:span>發展電影工業隱含兩種需求，一政治，二心理。所謂政治需求，亦即對政治加以文化包裝，掛文化的羊頭，賣政治狗肉。這我也不反對，而且挺贊成。但心理需求就免了。這意思是說，這可不是什麼中國之光、華人之光，可別把洋世界的低級事物當成我中華民族文化的努力標竿，進而自以為炫。<text:span text:style-name="T3"><text:s/><text:line-break/><text:line-break/></text:span>我們的文化有那麼爛嗎？有必要這麼自卑嗎？對岸如何我不知道，但在台灣，比方說，凡是誰能講上幾句英文就不得了啦，公眾場合往往故意講得很大聲，惟恐別人沒聽見，以示自己英文之<text:span text:style-name="T3"><text:s/>"</text:span>流利<text:span text:style-name="T3">"</text:span>，以示自己正與洋人打交道。媒體更常有此類吹捧，例如：<text:span text:style-name="T3">"</text:span>某某人以流利英語如何如何<text:span text:style-name="T3">"</text:span>，對之充滿吹捧、欣羨與讚賞。<text:span text:style-name="T3"><text:s/><text:line-break/><text:line-break/></text:span>問題是，在西方世界，即便是一個智障白痴也是講英文，而且肯定比你流利千百倍。我意思是說，這類出於某種自卑的心理需求是很奇怪的。尤有甚者，我們自己明明有更優越千百倍的東西，卻遭到自我漠視與貶低，乃至自行打壓，卻反而以西方低劣人事物為標竿，以之為炫，這是什麼心理狀態，這不是很變態嗎？<text:span text:style-name="T3"><text:s/><text:line-break/><text:line-break/>4. </text:span>至於政治介入、助長票房，這就更是無須多說的基本事實了。<text:span text:style-name="T3"><text:s/><text:line-break/><text:line-break/>5. </text:span>我家就是開電影院的，對於電影種種人與事，從籌資、製作到安排院線上映及事後拆帳分紅與各路人馬之協商與折衝以及整個影劇圈生態規則，耳熟能詳，如數家珍，熟得像本教科書，舉凡過去半個多世紀來的華人電影發展史，我不用備課就能上台講個幾學期的<text:span text:style-name="T3"><text:s/>"</text:span>電影工業政治學<text:span text:style-name="T3">"</text:span>。<text:span text:style-name="T3"><text:s/><text:line-break/><text:line-break/></text:span>我一生最早的記憶大約是在三歲時，我被媽媽和一位售票小姐輪流抱著，在自家電影院看一部日本怪獸片；那天大爆滿，所以我們只能站在門口看。我還記得銀幕上有一隻會吐火的恐龍和一隻會吐水的大青蛙在打架。<text:span text:style-name="T3"><text:s/><text:line-break/><text:line-break/></text:span>長大後，我爸常帶我一起去<text:span text:style-name="T3"><text:s/>"</text:span>排片<text:span text:style-name="T3">"</text:span>。所謂排片，就是和各電影公司洽談影片放映事宜。我們家是香港嘉禾院線<text:span text:style-name="T3">(</text:span>後來也放映邵氏電影<text:span text:style-name="T3">)</text:span>，嘉禾老闆叫鄒文懷。成龍和李小龍就是嘉禾栽培出來。在成龍、許冠傑許冠文許冠英、上官靈鳳、傅聲、狄龍等等尚未成名前，我爸就常講起他們，私下也認識成龍<text:span text:style-name="T3"><text:s/>(</text:span>可惜來不及認識李小龍，他死得太早了<text:span text:style-name="T3">)</text:span>。<text:span text:style-name="T3"><text:s/><text:line-break/><text:line-break/></text:span>電影始終就是一種工業，差別只是在於規模大小。或者說，它就是一種產業鍊，由黑白兩道和政府所牢牢控制。政府勢力更是免不了，它就是莊家的頭。這是廢話。所謂<text:span text:style-name="T3"><text:s/>"</text:span>事實<text:span text:style-name="T3">" </text:span>是這樣一種東西：即便你聽了不舒服，那也沒辦法，事實不會因為你的不舒服而改變。<text:span text:style-name="T3"><text:s/><text:line-break/><text:line-break/></text:span>對於這部大爛片<text:span text:style-name="T3"><text:s/>"</text:span>流浪地球<text:span text:style-name="T3">"</text:span>，中國官媒之瞎捧，真是捧到一種很噁心的地步，比方說底下報導：<text:span text:style-name="T3"><text:s/><text:line-break/><text:line-break/>"</text:span>內地科幻電影《流浪地球》成為賀歲檔票房神話，官媒《人民日報》今天（<text:span text:style-name="T3">12</text:span>日）刊文指出，該片之所以呈現恢弘的想像力，是因為具備強大電影工業製作能力，以及為人類命運擔憂捨我其誰的底氣。<text:span text:style-name="T3">" <text:line-break/><text:line-break/></text:span>台灣當然也一樣，有些電影是政策支持，不但電影院得努力配合增加上映機會，而且各層行政機關與教育體系例如各中小學，還得幫忙動員，甚至連它該得到什麼獎都能安排。<text:span text:style-name="T3"><text:s/><text:line-break/><text:line-break/></text:span>比方說，<text:span text:style-name="T3">1982</text:span>年的金馬獎，我的偶像章國明拍的<text:span text:style-name="T3"><text:s/>"</text:span>邊緣人<text:span text:style-name="T3">"</text:span>，一舉囊括導演、編劇與演員等各項大獎，但我用肚臍想也知道，最佳影片一定不會是它，因為當年還有一部<text:span text:style-name="T3"><text:s/>"</text:span>賣座大片<text:span text:style-name="T3">" </text:span>也參展，叫做<text:span text:style-name="T3"><text:s/>"</text:span>辛亥雙十<text:span text:style-name="T3">"</text:span>，是官方認可的<text:span text:style-name="T3"><text:s/>"</text:span>好電影<text:span text:style-name="T3">"</text:span>。雖然明明爛到流汁化膿，但它肯定會得大獎，結果果然如此。<text:span text:style-name="T3"><text:s/><text:line-break/><text:line-break/></text:span>這部愛國大爛片其它什麼獎也沒得到，卻偏偏得到最佳影片，而<text:span text:style-name="T3"><text:s/>"</text:span>邊緣人<text:span text:style-name="T3">" </text:span>幾乎得到所有主要獎項，卻不可能得到大獎。類似政策電影要多少有多少，全是可歌可泣的大爛片，什麼<text:span text:style-name="T3"><text:s/>"</text:span>英烈千秋<text:span text:style-name="T3">"</text:span>、<text:span text:style-name="T3">"</text:span>筧橋英烈傳<text:span text:style-name="T3">"</text:span>、<text:span text:style-name="T3">"</text:span>八百壯士<text:span text:style-name="T3">"</text:span>、<text:span text:style-name="T3">"</text:span>梅花<text:span text:style-name="T3">" </text:span>等等等。甚至連蔣經國只不過對<text:span text:style-name="T3"><text:s/>"</text:span>汪洋中的一條船<text:span text:style-name="T3">" </text:span>肯定了幾句，各層政府機關與各級學校居然馬上就熱烈動起來，搞成萬人空巷的賣座大片。<text:span text:style-name="T3"><text:s/><text:line-break/><text:line-break/></text:span>這些盛極一時的流行事物，或因群眾而紅，或因政治而抬舉，或是兩者兼具，終究還是得回歸它們應有的評價。同理，那些一時無人聞問的珍貴人事物，不論終究有無人問津，光芒依舊。</text:p>
      <text:p text:style-name="P1"><text:span text:style-name="T1">乔木</text:span><text:s/>  |  2019.02.13 10:12   |   <text:a xlink:type="simple" xlink:href="http://palinfo.habago.org/Entry?Command=Information_PrintForum&amp;iPage=36#FORUM37205"><text:span text:style-name="T2">#</text:span></text:a></text:p>
      <text:p text:style-name="P7"><text:span text:style-name="T1">丰</text:span>远，<text:span text:style-name="T3"><text:s/><text:line-break/><text:line-break/></text:span><text:span text:style-name="T1">你</text:span>觉得难听是吧<text:span text:style-name="T3">? </text:span>觉得不舒服是吧<text:span text:style-name="T3">?</text:span><text:span text:style-name="T1">那你就能体会到大</text:span>陆人的心理了。就像你讨论流浪地球，也要提上一句这部片有政治意味，好像大陆做什么，里面都有政治动机一样，这就是我们讨厌的地方。<text:span text:style-name="T3"><text:s/><text:line-break/><text:line-break/></text:span><text:span text:style-name="T1">一群体制外的人做出一个作品，就因</text:span>为大受欢迎，政府也出来站站台粘粘光，就被拿出来做政治解读。当我说<text:span text:style-name="T3">"</text:span><text:span text:style-name="T1">我</text:span>们<text:span text:style-name="T3">"</text:span><text:span text:style-name="T1">和</text:span><text:span text:style-name="T3">"</text:span><text:span text:style-name="T1">你</text:span>们<text:span text:style-name="T3">"</text:span><text:span text:style-name="T1">，不是煽动对立，而是因</text:span>为这是普遍存在的。正因为这种普遍存在，台湾的媒体才喜欢凡事扯政治甚至抹黑，不是吗？三立台还说<text:span text:style-name="T3">"</text:span><text:span text:style-name="T1">只有共</text:span>产党能救地球<text:span text:style-name="T3">"</text:span><text:span text:style-name="T1">呢！不是因</text:span>为它绿，而是因为这么说有市场。<text:span text:style-name="T3"><text:s/><text:line-break/><text:line-break/></text:span><text:span text:style-name="T1">我曾经</text:span>专门对比看过美国日本台湾对<text:span text:style-name="T3">2008</text:span><text:span text:style-name="T1">北京奥运的电视解</text:span>说，日本完全没谈政治，找了专家解说每个节目的文化内涵和背后故事，美国稍微提了一下然后关注节目本身，台湾是最恶心，放着现场节目不说，也完全不用去理解节目本身是在讲什么，反正各种酸，从政治酸到方方面面，解说还是个现在蛮理智的媒体人，陈凤馨。我说这事，就是因为这么多年过去，情况其实差不多，每个台湾人都喜欢对大陆的政治指指点点，哪怕他们一点都不懂。<text:span text:style-name="T3"><text:s/><text:line-break/><text:line-break/></text:span><text:span text:style-name="T1">至于流浪地球，您也好</text:span>陈真医生也好，评论赞不赞烂不烂我本来都无所谓。个人观感而已。但我讨厌的就是借题发挥，甚至扯到整个行业整个民族整个国家，至于吗？萝卜青菜各有所爱，你爱萝卜爱就是了，吹爆萝卜就是了，非要贬低青菜，非要说得种青菜的吃青菜的都<text:span text:style-name="T3">low</text:span><text:span text:style-name="T1">到不行</text:span><text:span text:style-name="T3">?</text:span><text:span text:style-name="T1">共党都还没那么霸道呢。人文艺术美感非要和工业对抗</text:span>吗？我没有审美力，我就不能玩冰冷的工业，有温度的东西其他人玩可以吗？<text:span text:style-name="T3"><text:s/><text:line-break/><text:line-break/></text:span><text:span text:style-name="T1">其实这部片也没啥好</text:span>说的，我们说的都是片子外的事。我的情绪和语无伦次也是来自片子以外。丰远，抱歉，我就此打住。<text:span text:style-name="T3"><text:s/></text:span></text:p>
      <text:p text:style-name="P1"><text:span text:style-name="T1">鄭豐遠</text:span><text:s/>  |  2019.02.13 05:41   |   <text:a xlink:type="simple" xlink:href="http://palinfo.habago.org/Entry?Command=Information_PrintForum&amp;iPage=36#FORUM37204"><text:span text:style-name="T2">#</text:span></text:a></text:p>
      <text:p text:style-name="P4"><text:span text:style-name="T1">乔木，</text:span><text:span text:style-name="T3"><text:s/><text:line-break/><text:line-break/></text:span><text:span text:style-name="T1">咱</text:span>讨论就讨论，各抒已见不碍事。但别总是什么<text:span text:style-name="T3">"</text:span><text:span text:style-name="T1">我</text:span>们大陆人<text:span text:style-name="T3">"vs"</text:span><text:span text:style-name="T1">你</text:span>们台湾人<text:span text:style-name="T3">"</text:span><text:span text:style-name="T1">，这完全无助想法交流。任何文字一但出</text:span>现第二人称，往往成为一种灾难。巴勒网这个论坛的好处是，凡事只往想法上捣鼓，不在人身上招呼，更别说一整个族群了，因为就像你说的，如果一个人不是生在长在另一个地方，很多事不会真的懂的，这时候讲起话来还是客气点。<text:span text:style-name="T3"><text:s/><text:line-break/><text:line-break/></text:span><text:span text:style-name="T1">我自视</text:span>为中国人，但因为我从小生长在台湾，所以我大多批评台湾，我绝不会说什么<text:span text:style-name="T3">"</text:span><text:span text:style-name="T1">我</text:span>们台湾人<text:span text:style-name="T3">"</text:span><text:span text:style-name="T1">或</text:span><text:span text:style-name="T3">"</text:span><text:span text:style-name="T1">他</text:span>们大陆人<text:span text:style-name="T3">"</text:span><text:span text:style-name="T1">这种</text:span>话，对岸同胞就是我的兄弟，凡事对岸又有了些什么进步，我听了都高兴并感到珍惜。<text:span text:style-name="T3"><text:s/><text:line-break/><text:line-break/></text:span><text:span text:style-name="T1">我前面不是写了些流浪地球的好</text:span>话吗<text:span text:style-name="T3">? </text:span><text:span text:style-name="T1">但老实</text:span>说，这么一部电影的产生，就像登陆月球一样，只是一个民族的那么小小一步，当下固然看似振奋，但踏对踏错还很难说呢。一个人讲了几句不中听的话又怎么了<text:span text:style-name="T3">? </text:span>难道要群起攻之<text:span text:style-name="T3">? </text:span><text:span text:style-name="T1">在艺术或美感意义上，我基本上还是站在</text:span>陈真这一边的，电影或音乐作为一种艺术，有其绝对的价值，我对此心里是明白的，但我是个比较世俗之人，所以很少去想这事罢了。<text:span text:style-name="T3"><text:s/><text:line-break/><text:line-break/></text:span><text:span text:style-name="T1">所</text:span>谓艺术，在中国汉人文化里其实就是个短板，因为这个文化讲究和谐，讲究人情。一个电影作的制作团队，达数百甚至数千人协同工作，作为一个导演，其实是没有多少个性或美感能够发挥的，这和西方是很不同的。某个意义上这并不是缺点，因为中国人总是会顾虑到他人，但在艺术意义上这却是一种极大的弱点，因为艺术只能是单声道，没法齐声唱和。<text:span text:style-name="T3"><text:s/><text:line-break/><text:line-break/></text:span><text:span text:style-name="T1">总之</text:span>讲就讲吧，别总拿人身或族群生事。</text:p>
      <text:p text:style-name="P1"><text:span text:style-name="T1">乔木</text:span><text:s/>  |  2019.02.12 23:42   |   <text:a xlink:type="simple" xlink:href="http://palinfo.habago.org/Entry?Command=Information_PrintForum&amp;iPage=36#FORUM37203"><text:span text:style-name="T2">#</text:span></text:a></text:p>
      <text:p text:style-name="P7"><text:span text:style-name="T3">1</text:span><text:span text:style-name="T1">、只要有</text:span>钱就能拍出这样的片，这是多傲慢才说出这种话？这就好比说，只要有钱，任何国家都能成立一个台积电，只要有钱，任何国家都能生产航空母舰。<text:span text:style-name="T3"><text:s/><text:line-break/><text:line-break/></text:span><text:span text:style-name="T1">这个世界只有好</text:span>莱坞才能拍出这样的片子，是因为只有它才具备电影的工业化，其他国家都不具备。这次流浪地球让大家激动的一个原因是它超过七成由国内公司制作完成，这等于说，中国的电影工业化已经初具规模了。我们学习好莱坞，是学习它的工业化。<text:span text:style-name="T3"><text:s/><text:line-break/><text:line-break/>2</text:span><text:span text:style-name="T1">、政府动用</text:span>资源鼓吹这部片<text:span text:style-name="T3">?</text:span><text:span text:style-name="T1">这是有多大的偏见才</text:span>说出这种话？当初中影公司想拍这部片，结果所有国际国内的知名导演都拒绝了，最后找了郭帆让他试试看。<text:span text:style-name="T3"><text:s/><text:line-break/><text:line-break/></text:span><text:span text:style-name="T1">郭帆是个只拍过两部小片的小</text:span>导演，根本没人认识。他为了接这部片，自己花了一百万做前期工作，到好莱坞学习，就像卡梅隆为阿凡达建立了一个世界那样，郭帆也找了很多科学家一起，为流浪地球建立了一套世界观，当他为中影的领导们展示流浪地球的世界观架构说明书，流浪地球的<text:span text:style-name="T3">100</text:span><text:span text:style-name="T1">年</text:span>编年史，<text:span text:style-name="T3">3000</text:span>张概念图、<text:span text:style-name="T3">8000</text:span>张分镜头，惊心动魄而充满中国味的剧本时，他们都感动的流泪了，第二天就通知郭帆正式接拍这部片。<text:span text:style-name="T3"><text:s/><text:line-break/><text:line-break/></text:span><text:span text:style-name="T1">拍这部片途中，</text:span>预算不够，投资商不看好，撤资。郭帆把全副身家<text:span text:style-name="T3">900</text:span><text:span text:style-name="T1">万拿出</text:span>来，编剧卖车凑钱，摄影自己买器材给剧组用，整个剧组主动减薪，最后主演之一吴京免费出演，还投了<text:span text:style-name="T3">6000</text:span><text:span text:style-name="T1">万才度过</text:span>难关。这部片就是这么拼出来的。而且因为不被看好，春节档期排片计划并不多。但是所有看完这部片的人都在社交媒体和朋友圈狂推，票房越来越高，电影院线才不断加影。这里面有个屁政府的作用，还观察者网？那算个屁主流媒体，它连共党的亲儿子都不算。这部片就是彻头彻尾的民间投资民间追捧，不管什么官媒发文或是什么部委表态，都只是和全世界的新闻媒体一样，在蹭热度帮助自己涨粉而已。不要以为自己看了几篇文章，就洞悉了什么一样，这样不但可笑，而且我们大陆人越来越恶心你们台湾人动不动就拿政治说事，你们到底有多懂共产党？所有媒体都是共党的，媒体间经常意见不同甚至打仗，那你们会不会觉得共党精神分裂？真搞笑。<text:span text:style-name="T3"><text:s/><text:line-break/><text:line-break/>3</text:span><text:span text:style-name="T1">、流浪地球是</text:span>烂片，我不赞成不反对。事实上我根本不会和任何一个看电脑资源的人讨论这部片。我看这部片头半小时也看不下去。但是越往后越激动。这就是一部中国科幻电影的里程碑之作。中国的审片制度，让我一度认为中国电影只能拍些低俗搞笑的或者是小众文艺的，又或者古装的又或者爱国的，但是流浪地球打开了这扇科幻电影的大门，我看着小孩看完电影后兴奋的整晚叫喊，我就为他感到幸福。他妈的我们这代人，看变形金刚动画片，看星球大战系列片长大，科幻的代名词就是美国，翘首羡慕但是遥远而不可及。他们这一代，总算可以自己参与到这个科幻世界里了，他们可以产生共鸣，他们甚至可以去创造去改变，因为所有的一切都在中国。<text:span text:style-name="T3"><text:s/><text:line-break/></text:span></text:p>
      <text:p text:style-name="P1"><text:span text:style-name="T1">陳真</text:span><text:s/>  |  2019.02.12 20:27   |   <text:a xlink:type="simple" xlink:href="http://palinfo.habago.org/Entry?Command=Information_PrintForum&amp;iPage=36#FORUM37202"><text:span text:style-name="T2">#</text:span></text:a></text:p>
      <text:p text:style-name="P3"><text:span text:style-name="T3">"</text:span>小武<text:span text:style-name="T3">" </text:span>這電影，<text:span text:style-name="T3"><text:s/></text:span>史詩一般，只要想到它，我感覺自己心裡頭就開始不平靜；相信這電影會成為人類影史上的不朽經典，而它卻僅僅只花了<text:span text:style-name="T3">20</text:span>萬人民幣。賈樟柯因此成名後，各方資金到位，錢多了，拍出的電影卻反倒遜色許多，例如<text:span text:style-name="T3"><text:s/>"</text:span>天註定<text:span text:style-name="T3">"</text:span>。<text:span text:style-name="T3"><text:s/><text:line-break/><text:line-break/></text:span>不可思議的是，<text:span text:style-name="T3">"</text:span>小武<text:span text:style-name="T3">" </text:span>至今無法在大陸公開放映。這樣一部震撼世人的電影，在自己的國家卻反而成為禁片，而<text:span text:style-name="T3"><text:s/>"</text:span>流浪地球<text:span text:style-name="T3">" </text:span>這樣一部大爛片，黨卻大吹大擂，甚至還動用官方力量助長票房，我真是很難理解祖國到底是在想什麼。<text:span text:style-name="T3"><text:s/><text:line-break/><text:line-break/></text:span>講到<text:span text:style-name="T3"><text:s/>"</text:span>小武<text:span text:style-name="T3">"</text:span>，賈樟柯說：「這是一部關於現實焦灼的電影，一些美好的東西正在從我們的生活迅速消失。我們面對坍塌，身處困境，生命再次變得孤獨，從而也顯得高貴。」<text:span text:style-name="T3"><text:s/><text:line-break/><text:line-break/></text:span>我對這些話頗有同感，有時還真有一種四面楚歌彷彿真得烏江自刎的衝動。</text:p>
      <text:p text:style-name="P1"><text:span text:style-name="T1">陳真</text:span><text:s/>  |  2019.02.12 17:34   |   <text:a xlink:type="simple" xlink:href="http://palinfo.habago.org/Entry?Command=Information_PrintForum&amp;iPage=36#FORUM37201"><text:span text:style-name="T2">#</text:span></text:a></text:p>
      <text:p text:style-name="P2">學姊中午對我提出糾正說：變形金剛她只能忍受<text:span text:style-name="T3"><text:s/>3 </text:span>秒鐘。<text:span text:style-name="T3"><text:s/><text:line-break/><text:line-break/></text:span>我還在英國時，有一年聖誕節，看英國的報紙報導說法國正舉行侯孝賢影展。報上還附上一張照片，聖誕節慶中的熱鬧巴黎街頭，懸掛著侯孝賢的電影旗幟。<text:span text:style-name="T3"><text:s/><text:line-break/><text:line-break/></text:span>舉這例子並非要說獲得洋人的賞識很重要，而只是想說，文化畢竟有著一定的內在價值。惟有這樣一種價值，方才具有文化上的滲透力。<text:span text:style-name="T3"><text:s/><text:line-break/><text:line-break/></text:span>我相信，任何一個人當導演拍電影肯定都能比蘇古諾夫的電影還賣座，但我也相信，只要有電影天空存在的一天，蘇古諾夫就永遠會是那最耀眼的一顆星。不管影像、聲音、線條或文字，乃至思想與行為，任何一種形式的<text:span text:style-name="T3"><text:s/>"</text:span>作品<text:span text:style-name="T3">" </text:span>都一樣：品質，而非市場，決定了價值。<text:span text:style-name="T3"><text:s/><text:line-break/><text:line-break/></text:span>賈樟柯的<text:span text:style-name="T3"><text:s/>"</text:span>小武<text:span text:style-name="T3">" </text:span>比<text:span text:style-name="T3"><text:s/>"</text:span>大象席地而坐<text:span text:style-name="T3">" </text:span>更省錢，總共只花了<text:span text:style-name="T3"><text:s/>20</text:span>萬人民幣。拍一部<text:span text:style-name="T3"><text:s/>"</text:span>流浪地球<text:span text:style-name="T3">" </text:span>的錢，恐怕可以拍幾千部<text:span text:style-name="T3"><text:s/>"</text:span>小武<text:span text:style-name="T3">"</text:span>。但是，哪個更有價值這還用說嗎？法國<text:span text:style-name="T3"><text:s/>"</text:span>電影筆記<text:span text:style-name="T3">" </text:span>說，<text:span text:style-name="T3">"</text:span>小武<text:span text:style-name="T3">" </text:span>的出現，<text:span text:style-name="T3">"</text:span>標示了中國電影的復甦和活力<text:span text:style-name="T3">"</text:span>。馬丁史柯西斯說，<text:span text:style-name="T3">"</text:span>小武<text:span text:style-name="T3">" </text:span>讓他很感動，讓他很想再拍電影，燃起他重拾導演筒的熱情。<text:span text:style-name="T3"><text:s/><text:line-break/><text:line-break/></text:span>我一直記得三十幾年前第一次看侯孝賢的<text:span text:style-name="T3"><text:s/>"</text:span>童年往事<text:span text:style-name="T3">" </text:span>的巨大震撼，事後逢人就說起侯孝賢，如果我可以再活個三千年，我還是會說侯孝賢。知識與權力不斷更迭與換新，但是一個好的人事物卻永遠不會過時；惟有這樣一些東西，才是文化的核心與仰望。<text:span text:style-name="T3"><text:s/><text:line-break/><text:line-break/></text:span>我當然也不反對諸如張藝謀所提倡的所謂拍<text:span text:style-name="T3"><text:s/>"</text:span>國際大片<text:span text:style-name="T3">"</text:span>，也就是類似像好萊塢那樣一些十分賣座的<text:span text:style-name="T3"><text:s/>"</text:span>大製作<text:span text:style-name="T3">"</text:span>，但光是<text:span text:style-name="T3"><text:s/>"</text:span>大<text:span text:style-name="T3">" </text:span>沒有用，你還是得把它拍<text:span text:style-name="T3"><text:s/>"</text:span>好<text:span text:style-name="T3">" </text:span>才行。拍不好其實也沒多大關係，但若是拍得爛到爆，那就真的太離譜了。<text:span text:style-name="T3"><text:s/><text:line-break/><text:line-break/></text:span>我看<text:span text:style-name="T3"><text:s/>"</text:span>流浪地球<text:span text:style-name="T3">" </text:span>前五分鐘就開始覺得訝異了。天啊！這是小學生在拍電影嗎？跟台灣電視上的一些偶像劇水平差不多，光看幾幕就覺得非常彆扭。</text:p>
      <text:p text:style-name="P1"><text:span text:style-name="T1">陳真</text:span><text:s/>  |  2019.02.12 11:34   |   <text:a xlink:type="simple" xlink:href="http://palinfo.habago.org/Entry?Command=Information_PrintForum&amp;iPage=36#FORUM37200"><text:span text:style-name="T2">#</text:span></text:a></text:p>
      <text:p text:style-name="P3">只要錢太多願意拿來亂花，相信世界上幾乎任何一個國家都有<text:span text:style-name="T3"><text:s/>"</text:span>能力<text:span text:style-name="T3">" </text:span>拍出<text:span text:style-name="T3"><text:s/>"</text:span>流浪地球<text:span text:style-name="T3">" </text:span>這種大爛片。這根本不是能力上做不做得到的問題，而是有沒有哪個國家會無聊、自卑到想要這麼做的問題。當然，若是為了撈錢，那肯定是能大撈一筆。<text:span text:style-name="T3"><text:s/><text:line-break/><text:line-break/></text:span>胡波的<text:span text:style-name="T3"><text:s/>"</text:span>大象席地而坐<text:span text:style-name="T3">" </text:span>據說只花了<text:span text:style-name="T3">65</text:span>萬人民幣<text:span text:style-name="T3"><text:s/>(</text:span>胡波的酬勞僅有<text:span text:style-name="T3">2</text:span>萬元，但他卻曾拒絕接受拍攝撈錢片的邀請<text:span text:style-name="T3">)</text:span>，只佔<text:span text:style-name="T3"><text:s/>"</text:span>流浪地球<text:span text:style-name="T3">" </text:span>的千分之一預算，但前者的價值卻是後者的無限倍數。後者是一種理當直接丟進垃圾桶的廢棄物，爛到無法再爛，前者卻價值非凡。這些日子，我老想念起那頭大象，經常就想發出象鳴，如同片尾那驚人的一幕。<text:span text:style-name="T3"><text:s/><text:line-break/><text:line-break/></text:span>我知道流行文化這類東西往往是越爛越有市場。反之，你看蘇古諾夫的電影，十之八九根本沒有人願意賠錢上映，勉強得到上映機會，兩天就下片了。比方說<text:span text:style-name="T3"><text:s/>"</text:span>羅浮宮<text:span text:style-name="T3">"</text:span>，高雄如果總共賣出<text:span text:style-name="T3"><text:s/>10</text:span>張票，裏頭有<text:span text:style-name="T3">5</text:span>張就是我買的，觀眾真是少得可憐。任何一個人來拍片肯定都比它賣座。但是，哪一個才真正具有文化影響力與存在價值呢？<text:span text:style-name="T3"><text:s/><text:line-break/><text:line-break/></text:span>市場與影響力不是壞事，但你總得弄出個好字吧，不能爛到爆啊。爛到爆的東西即便點閱率無限，依然只是惹來訕笑與輕視，對所謂文化更是一種傷害，而非助益。<text:span text:style-name="T3"><text:s/><text:line-break/><text:line-break/></text:span>學習西方是學它的優點長處，而不是丟棄自己之優點，卻反而去學習人家最低級劣質的東西，然後以為這是一項光榮。<text:span text:style-name="T3"><text:s/><text:line-break/><text:line-break/></text:span>聽學姊說，<text:span text:style-name="T3">"</text:span>觀察者網<text:span text:style-name="T3">" </text:span>對<text:span text:style-name="T3"><text:s/>"</text:span>流浪地球<text:span text:style-name="T3">" </text:span>十分推崇。這我不意外。共產黨在文化政策與對外宣傳上，腦子向來不太清醒。<text:span text:style-name="T3"><text:s/><text:line-break/><text:line-break/></text:span>學姊說<text:span text:style-name="T3"><text:s/>"</text:span>變形金剛<text:span text:style-name="T3">" </text:span>她能忍受<text:span text:style-name="T3">5</text:span>分鐘，問我<text:span text:style-name="T3"><text:s/>"</text:span>流浪地球<text:span text:style-name="T3">" </text:span>能忍受多久？我說大約頂多<text:span text:style-name="T3">2-3</text:span>分鐘。因為從小看香港與好萊塢爛片長大，我對電影向來特別包容，雅的俗的都能看，而且極少快轉，再爛的片通常都還是能把它看完。但是，諸如好萊塢這類無腦科技大片，我的忍受度大約就只有<text:span text:style-name="T3">15</text:span>分鐘，<text:span text:style-name="T3">"</text:span>流浪地球<text:span text:style-name="T3">" </text:span>算是破了一項記錄，<text:span text:style-name="T3">2</text:span>分鐘就讓人受不了。能爛到這種地步，這導演還真是個<text:span text:style-name="T3"><text:s/>"</text:span>天才<text:span text:style-name="T3">"</text:span>。我原本還納悶我是不是看到片名一樣的假電影。</text:p>
      <text:p text:style-name="P1"><text:span text:style-name="T1">孫韋懷</text:span><text:s/>  |  2019.02.12 07:47   |   <text:a xlink:type="simple" xlink:href="http://palinfo.habago.org/Entry?Command=Information_PrintForum&amp;iPage=36#FORUM37199"><text:span text:style-name="T2">#</text:span></text:a></text:p>
      <text:p text:style-name="P2">上週末帶我弟去看流浪地球，電影院內的座椅在電影出現爆炸等畫面的時候會隨之振動，於是在電影後半段座椅不斷晃動，左搖右擺，累的夠嗆。我對這電影的印象有兩點，一是中國人把中國元素放在科幻電影里，跟老外大不一樣。派出所的招牌，座椅板凳，中學校服等等都讓我感到很新鮮。二就矛盾了，畫面製作上大大進步卻連台詞也做不好，如果這樣叫進步還不如不要。但我畢竟活在這社會里，與別人有交集，希望政府不要輕視文化產業，希望國家被人正視。這種意義下，現在沒有什麼科幻電影比流浪地球更好了，我舉雙手支持。奇怪的是與我弟一起回家的路上，花費時間想著沒有答案的問題最讓我開心：我應該為自己難過嗎？<text:span text:style-name="T3"><text:s/><text:line-break/></text:span>題外話：看新聞的標題，著名導演對該片大加讚賞，點進去一看，此君果然是卡梅隆。</text:p>
      <text:p text:style-name="P1">Ethan   |  2019.02.12 00:14   |   <text:a xlink:type="simple" xlink:href="http://palinfo.habago.org/Entry?Command=Information_PrintForum&amp;iPage=36#FORUM37198"><text:span text:style-name="T2">#</text:span></text:a></text:p>
      <text:p text:style-name="P3"><text:span text:style-name="T3">https://youtu.be/_ROLXnNVXqU <text:line-break/></text:span>談華為案與美國的司法體系。<text:span text:style-name="T3"><text:s/></text:span>可以看出美國這個體系很會用法律程序來訛詐牟利。<text:span text:style-name="T3"><text:s/><text:line-break/></text:span>其中也可以看出中國大陸很多地方的軟實力還是差強人意。<text:span text:style-name="T3"><text:s/><text:line-break/></text:span>有機會可以看看這個影片。</text:p>
      <text:p text:style-name="P1"><text:span text:style-name="T1">鄭豐遠</text:span><text:s/>  |  2019.02.11 21:37   |   <text:a xlink:type="simple" xlink:href="http://palinfo.habago.org/Entry?Command=Information_PrintForum&amp;iPage=36#FORUM37197"><text:span text:style-name="T2">#</text:span></text:a></text:p>
      <text:p text:style-name="P2">周星馳以前的電影裡，有許多模仿美國演員金凱瑞<text:span text:style-name="T3"><text:s/>(Jim Carrey) </text:span>的畫面，多不勝數，表情動作聲音節奏幾乎是完全照抄金凱瑞。我上上禮拜才剛複習完大話西遊上下集，裡頭的孫悟空就是完全照著金凱瑞的樣子在演，很粗糙，可以說是完全抄襲。我不知道一個演員的自我修養究竟為何，但這種模仿卻無損我對周星馳的評價，因為他終究是他自己，終究走上一條命中註定的道路。<text:span text:style-name="T3"><text:s/><text:line-break/><text:line-break/></text:span>另外說個題外話，那就是科技作為一種敘事主題，也許看似與傳統中國文化突出的那些部份<text:span text:style-name="T3"><text:s/>(</text:span>比如文學<text:span text:style-name="T3">) </text:span>八竿子打不著，但別忘了中國可是人類歷史上的科技超級強國，在工業革命發生之前，世界許多最頂尖的科技都在中國。擁有先進科技這事本身就是中國文化的一個特色。中國的現代科技如果在未來成了一種呼風喚雨的存在<text:span text:style-name="T3"><text:s/>(</text:span>我是說如果<text:span text:style-name="T3">)</text:span>，套句少林足球裡的話，那也是很合邏輯的。</text:p>
      <text:p text:style-name="P1"><text:span text:style-name="T1">鄭豐遠</text:span><text:s/>  |  2019.02.11 13:21   |   <text:a xlink:type="simple" xlink:href="http://palinfo.habago.org/Entry?Command=Information_PrintForum&amp;iPage=36#FORUM37196"><text:span text:style-name="T2">#</text:span></text:a></text:p>
      <text:p text:style-name="P3">我的想法是，凡事先求有再求好，中國作為一個尋求復興的發展中國家，模仿和摸索是免不了的。上個世紀，中國面臨各種技術封鎖的局面下，靠著所謂模仿和土法練鋼，一步步建立了自己的工業體系，而後才真正意義上質變成了一個現代國家，才有了一個個其他的<text:span text:style-name="T3">"</text:span>國之重器<text:span text:style-name="T3">"</text:span>比如衛星、核彈、航母、量子技術或現在的<text:span text:style-name="T3"><text:s/>5G </text:span>等等。電影工業我想也是一樣，在整個體系落後別人幾十年的局面下，能拍出流浪地球這樣的電影我認為是很了不起的。走出電影院我其實是挺感動的，並不是因為電影本身特別好看或是有什麼藝術價值，而是我想到中國人的團隊能突破重重困難，做到這些原本旁人認為完全不可能辦到的事，就覺得於與有榮焉。<text:span text:style-name="T3"><text:s/><text:line-break/><text:line-break/></text:span>我當然不是說技術等於藝術，也不是說這樣那樣的電影或製作思維就是理想的文化呈現媒介，我應該還不至於那麼笨，我應該對藝術、對美與醜還有那麼一點點感受能力，只不過我這麼一點點似有似無的美感，花了我差不多三四十年才在心中萌芽，因此我對好壞美醜一向是很寬容的，只要能看到進步，基本上就很滿足了，更不用說流浪地球這種飛躍式的提升。<text:span text:style-name="T3"><text:s/><text:line-break/><text:line-break/></text:span>不論技術，這電影當然很多政治在裡頭，宣示意味很明顯，要宣揚所謂中國特色。很多人批評這部電影旨在激起所謂愛國主義，在我看這不但不應該批評，反而應該鼓勵。我記得出國前在巴勒網寫過一篇留言，我說道我不是愛國主義者，但中國人或俄國人的愛國，我認為是適當的，原因無他，唯苦難兩字。<text:span text:style-name="T3"><text:s/><text:line-break/><text:line-break/></text:span>生平沒吃過什麼苦，但對流浪二字知其滋味。流浪代表的便是艱難，有家庭的人分分鐘可以辦到的事，對我來說往往就像登山那樣困難。踏著這樣一種艱難旅途，我看待自己好不容易完成的各種可有可無的<text:span text:style-name="T3">"</text:span>成就<text:span text:style-name="T3">"</text:span>，哪怕只是彈一首三歲小孩都能彈的簡單小曲，都是十分珍惜的。我如此看待自己，自然也是如此看待對岸的祖國，因為那裡同樣有著人在做著艱難的奮鬥。</text:p>
      <text:p text:style-name="P5"/>
      <text:p text:style-name="P1"><text:span text:style-name="T1">陳真</text:span><text:s/>  |  2019.02.11 01:59   |   <text:a xlink:type="simple" xlink:href="http://palinfo.habago.org/Entry?Command=Information_PrintForum&amp;iPage=37#FORUM37195"><text:span text:style-name="T2">#</text:span></text:a></text:p>
      <text:p text:style-name="P3">我和學姊曾誤入電影院，看了<text:span text:style-name="T3"><text:s/>"</text:span>變形金鋼<text:span text:style-name="T3">"</text:span>，五分鐘後我就睡著了。很吵，睡睡醒醒，電影好像永遠演不完似的。雖然學過速讀，一分鐘可以看一萬多字，但我看那畫面幾乎就是動個不停，根本看不清楚，而且看起來好像是同一個畫面，總之就是一片混亂。至於劇情，雖然只看了五分鐘，但結局不用看也知道，從頭到尾大概就是不斷這樣打來打去，並且開開低級玩笑自以為幽默。好萊塢始終就是玩這一套無腦公式，好像永遠玩不膩。<text:span text:style-name="T3"><text:s/><text:line-break/><text:line-break/></text:span>散場時，我方才清醒，被學姊一路罵回家，罵我帶她來看這什麼大爛片。<text:span text:style-name="T3"><text:s/><text:line-break/><text:line-break/></text:span>我也看過<text:span text:style-name="T3"><text:s/>"</text:span>阿凡達<text:span text:style-name="T3">"</text:span>，散場時，我摀臉低頭做沉思狀，其實是怕被人認出來，太丟臉了，竟然來看這種電影。後來幾乎是掩面逃離現場。<text:span text:style-name="T3"><text:s/><text:line-break/><text:line-break/></text:span>最近有大陸朋友來訪，教我怎麼從網上看電影，我很排斥看小銀幕的電影，但還是把這部<text:span text:style-name="T3"><text:s/>"</text:span>流浪的地球<text:span text:style-name="T3">" </text:span>給找來看。頭兩分鐘就已經很忍耐了，但我堅持忍住，勉強看了十五分鐘，實在看不下去，感覺實在有夠彆扭而無聊，於是就弄快轉，一開始是<text:span text:style-name="T3">1.25</text:span>倍，依舊很沉悶，於是就改為<text:span text:style-name="T3">1.5</text:span>倍，還是沉悶，而且聽那對白真是起雞皮疙瘩，於是就改為兩倍無聲快轉，還是受不了，最後決定直接關機。<text:span text:style-name="T3"><text:s/><text:line-break/><text:line-break/></text:span>我並不排斥通俗，更非嚮往曲高和寡，事實上我自己身上就流著通俗文化的血液，問題是，通俗也不能搞得很難看啊。<text:span text:style-name="T3"><text:s/><text:line-break/><text:line-break/></text:span>我認為，模仿好萊塢拍這樣一些爛片，只是在貶低自己，毫無意義。我對中華文化佩服得五體投地，自不在話下。最近才剛託人買了老子、莊子及唐詩宋詞，準備教小孩。每隔幾天，我和學姊就教她背上幾段。這兩天教的是王翰的<text:span text:style-name="T3"><text:s/>"</text:span>涼洲詞<text:span text:style-name="T3">"</text:span>：<text:span text:style-name="T3"><text:s/><text:line-break/><text:line-break/></text:span>葡萄美酒夜光杯，欲飲琵琶馬上催，醉臥沙場君莫笑，古來征戰幾人回？<text:span text:style-name="T3"><text:s/><text:line-break/><text:line-break/></text:span>小孩問我：<text:span text:style-name="T3">"</text:span>把拔，為什麼你都喜歡悲傷可憐的詩？<text:span text:style-name="T3">" </text:span>我說，<text:span text:style-name="T3">"</text:span>因為悲劇內在往往有一種深刻的美感<text:span text:style-name="T3">"</text:span>。小孩估計是聽不懂我在說什麼，但也許有一天她就會懂。<text:span text:style-name="T3"><text:s/><text:line-break/><text:line-break/></text:span>當然不是說一個民族的文化就僅僅在於特定某些經典，而是說，學習或模彷西方文化中最低俗劣質的那些東西<text:span text:style-name="T3"><text:s/>(</text:span>例如好萊塢<text:span text:style-name="T3">)</text:span>，那豈不是在自虐或自殘嗎？當然，誰掌握了這一套低俗的流行事物，誰就擁有了群眾，但這畢竟只是一種政治操作，而非文化本身。<text:span text:style-name="T3"><text:s/><text:line-break/><text:line-break/></text:span>古有各方經典文物，今有侯孝賢、沈從文等等，這些人事物，或許才具有永恆價值。這些東西，不管觀眾多少，依舊長存。在文化上，東風也許無所謂壓不壓得倒西風，但東、西一體長存，卻似乎是遲早的事。</text:p>
      <text:p text:style-name="P1"><text:span text:style-name="T1">老楊</text:span><text:s/>  |  2019.02.10 14:00   |   <text:a xlink:type="simple" xlink:href="http://palinfo.habago.org/Entry?Command=Information_PrintForum&amp;iPage=37#FORUM37194"><text:span text:style-name="T2">#</text:span></text:a></text:p>
      <text:p text:style-name="P2">「流浪地球」的原著小說作者劉慈欣的更為有名的作品「三體」也曾經被考慮過拍成電影，但當時似乎是因為困難度太高而中止。<text:span text:style-name="T3"><text:s/><text:line-break/><text:line-break/></text:span>這段<text:span text:style-name="T3"><text:s/>YouTube </text:span>影片是「火鍋大王」<text:span text:style-name="T3">Nathan Rich </text:span>對「流浪地球」的觀感；他的公司直接參與了該片的特效製作。<text:span text:style-name="T3"><text:s/>https://youtu.be/69xw44enIDI <text:line-break/><text:line-break/></text:span>這位「火鍋大王」就是前兩天<text:span text:style-name="T3"><text:s/>Ibboy </text:span>提到的那位仗義直言的老外。</text:p>
      <text:p text:style-name="P1"><text:span text:style-name="T1">鄭豐遠</text:span><text:s/>  |  2019.02.10 10:04   |   <text:a xlink:type="simple" xlink:href="http://palinfo.habago.org/Entry?Command=Information_PrintForum&amp;iPage=37#FORUM37193"><text:span text:style-name="T2">#</text:span></text:a></text:p>
      <text:p text:style-name="P3">這幾個月，經常反覆想著這麼一件事，在這年頭，小至個人大至國家，比起拳頭，話語權才是真正生存的關鍵。誰能在話語權上占了席位，誰才能活。就算一個小小個人，每個人也該對自己有一番說法，而不是凡事被動地讓別人為所欲為地定義你的人生。生活在澳洲，這樣的感覺特別強烈。我經常看到在這裡生活工作的華人同胞，特別是台灣年輕一代，面對西方人，好像成了啞吧，成了一隻乖順完全不會吠叫的狗，任其上下其手隨意欺壓。私下卻又是另一番光景，各種牢騷抱怨和同胞之間的勾心鬥角令人眼花撩亂。面對同胞我常感無奈，我心裡總覺得你們要是把這些精力哪怕花個百分之十在讓自己變成一個理直氣壯，不卑不亢的人，你還會如此窩囊地活嗎<text:span text:style-name="T3">? <text:line-break/><text:line-break/></text:span>一個國家或一個民族或許也是一樣，軍事和經濟也許至關重要，但終究你得有塊黑板，對著聽眾說你自己的故事，講你的夢，否則永遠得淪為買票的、聽講的。這時代，鏡頭就是槍，麥克風就是砲彈，我之前就不解你一個四五千年的偉大文明，無數動人的精采故事，以如今祖國如此強大的實力，為什麼在這方面如此無所作為<text:span text:style-name="T3">? <text:line-break/><text:line-break/></text:span>中國在世界各地有所謂孔子學院，負責做些文化傳播，但似乎挺保守，而且官僚氣很重。我本想去孔子學院貢獻一己微薄之力，但接觸的觀感不好，不得其門而入，於是我最近想那我是不是就投筆從戎，自己來弄一個平台什麼的，用西方人能懂的語言來宣揚一下中華文化。<text:span text:style-name="T3"><text:s/><text:line-break/><text:line-break/></text:span>前思後想了很久，做些了準備工作，直到昨晚在布里斯本看了中國大年初一上映的電影《流浪地球》，忽然覺得好像沒我什麼事了。原來不是世人皆醉我獨醒，而是世人皆醒我獨醉，中國人不是傻<text:span text:style-name="T3">B</text:span>，不但不是，而且幹啥都行，連好萊塢祕而不宣的鏡頭語言也能操縱自如，而且心思慎密，畫面很多細節經過特意安排，非常恰當。<text:span text:style-name="T3"><text:s/><text:line-break/><text:line-break/></text:span>台灣估計是看不到這部電影了，否則一些整天還在醜化低貶中國什麼又髒又窮又破的人，看了恐怕要打一個洞跳進去自殺了。我這輩子最正確的決定之一大概就是離開台灣，不必整天和可怕的台灣人夾纏。<text:span text:style-name="T3"><text:s/><text:line-break/><text:line-break/></text:span>我這樣一說也許有人會以為《流浪地球》是什麼偉大藝術創作，其實也沒有，它是一部科幻電影，很多特效聲光刺激，是台灣人喜歡說的<text:span text:style-name="T3">”</text:span>爽片<text:span text:style-name="T3">”</text:span>，適合我這樣的文藝水平和心智年齡。點子挺好，中國人顧家，家庭有難時，西方人往往拋家棄子，另覓天地，中國人竟然把地球整個打包帶走了<text:span text:style-name="T3">! </text:span>地球出軌後，太陽就氣得爆炸了<text:span text:style-name="T3"><text:s/>(</text:span>實際劇情<text:span text:style-name="T3">)</text:span>。<text:span text:style-name="T3"><text:s/><text:line-break/><text:line-break/></text:span>總之，<text:span text:style-name="T3">2019 </text:span>似乎在許多意義上會是某種元年，一切在這一年會變得不一樣，希望上天能保祐中國和俄國，繼續維護世界和平。</text:p>
      <text:p text:style-name="P1"><text:span text:style-name="T1">陳真</text:span><text:s/>  |  2019.02.09 01:48   |   <text:a xlink:type="simple" xlink:href="http://palinfo.habago.org/Entry?Command=Information_PrintForum&amp;iPage=37#FORUM37192"><text:span text:style-name="T2">#</text:span></text:a></text:p>
      <text:p text:style-name="P2">叔本華說，<text:span text:style-name="T3">"</text:span>有才華的人總是可以比別人把事情做得更好，但是，天才卻是致力於人們根本所未曾想像的目標<text:span text:style-name="T3">"</text:span>。簡單說，天才具有一種獨特性，指向一種新的可能。<text:span text:style-name="T3"><text:s/><text:line-break/><text:line-break/></text:span>我看最近新聞一直在講周星馳的新片<text:span text:style-name="T3"><text:s/>"</text:span>新喜劇之王<text:span text:style-name="T3">" </text:span>在春節票房上屈居第幾名，意謂著周星馳已過氣，已無昔日丰采。尤有甚者，對其近年幾部作品多所貶抑，說他江郎才盡云云。而我想說的是，天才就算放個屁其實都彌足珍貴。一個天才再怎麼粗製濫造的作品，我也照樣買單，視如珍寶。至於那些<text:span text:style-name="T3"><text:s/>"</text:span>有才華的人<text:span text:style-name="T3">"</text:span>，各行各業都一樣，也許偶而會有些還不錯的<text:span text:style-name="T3"><text:s/>"</text:span>作品<text:span text:style-name="T3">" </text:span>或<text:span text:style-name="T3"><text:s/>"</text:span>表現<text:span text:style-name="T3">"</text:span>，但頂多也就是那樣一些可有可無的東西了。但是，天才卻是另一種生物，他的存在本身就已無價，一言一行都值得聆聽與關注。<text:span text:style-name="T3"><text:s/><text:line-break/><text:line-break/></text:span>就如侯孝賢所說，<text:span text:style-name="T3">"</text:span>人有多大，作品就有多大<text:span text:style-name="T3">"</text:span>，<text:span text:style-name="T3">"</text:span>作品<text:span text:style-name="T3">" </text:span>是一個人靈魂的展現；人不對，一切也就不對了；人對了，一切也就對了。我不相信一個天才會弄出一個拙劣可笑的東西。同樣地，我也不相信一個庸才會有什麼值得一顧的言行表現<text:span text:style-name="T3"><text:s/>(</text:span>或者說<text:span text:style-name="T3"><text:s/>"</text:span>作品<text:span text:style-name="T3">")</text:span>。我們不但應該以貌取人，更應以人廢言。你看，市面上那些政治人渣，個個就是一副獐頭鼠目的人渣嘴臉，光憑那副長相，就該槍斃。至於人渣與蠢材們講些什麼或寫些什麼，實在毫無意義。<text:span text:style-name="T3"><text:s/><text:line-break/><text:line-break/></text:span>當然，我眼中之貌很可能與你所見相去甚遠，我眼中的醜八怪，很可能是你眼中的美西施，反之亦然。也就是說，以貌取人是對的，但是關鍵卻在於你眼中所見之<text:span text:style-name="T3"><text:s/>"</text:span>貌<text:span text:style-name="T3">" </text:span>是否傳神，是否具有識人之慧眼。<text:span text:style-name="T3"><text:s/><text:line-break/><text:line-break/></text:span>古往今來，天底下有那麼多所謂喜劇演員或導演，但除了卓別林和周星馳，你還能講出幾個真正具有價值者？我敢說，我的孫子的孫子的孫子<text:span text:style-name="T3">...</text:span>，將來一樣也還是會活在周星馳所創造的天地下。至於他的哪部片賣座第幾，或哪部片是否粗製濫造、是否有夠好笑，有什麼差別嗎？我會豎耳傾聽一個天才的哪怕只是一句胡言亂語，也不會有一絲衝動想去關注一個<text:span text:style-name="T3"><text:s/>"</text:span>有才華的人<text:span text:style-name="T3">" </text:span>的鉅著，更不用說市面上放眼所見四處皆是的庸才所製造之氾濫成災的垃圾了。<text:span text:style-name="T3"><text:s/><text:line-break/><text:line-break/></text:span>事實上，我並不認為周星馳的偉大名號之前應該加上<text:span text:style-name="T3"><text:s/>"</text:span>喜劇<text:span text:style-name="T3">" </text:span>二字，難道他的偉大只是因為好笑？倘若不好笑，作品便失去價值？<text:span text:style-name="T3">(</text:span>我倒是覺得他始終有夠好笑<text:span text:style-name="T3">) <text:line-break/><text:line-break/></text:span>我給三歲小女看的第一部電影就是周星馳的<text:span text:style-name="T3"><text:s/>"</text:span>長江七號<text:span text:style-name="T3">"</text:span>，她看得哭得一把眼淚一把鼻涕。特別是當周小迪的爸爸死掉時，她更是哭得比劇中人還傷心。我每次看周星馳也常受感動。一種所謂喜劇，如果不會引人熱淚，光是耍滑稽，有何意義？我並不是很喜歡卓別林，也許那是因為他的電影就是少了一點感情。<text:span text:style-name="T3"><text:s/><text:line-break/><text:line-break/></text:span>最近買了兩個叉燒包給小孩吃，順便教她唱周星馳的<text:span text:style-name="T3"><text:s/>"</text:span>上海灘賭聖<text:span text:style-name="T3">" </text:span>裏的叉燒包之歌：<text:span text:style-name="T3"><text:s/><text:line-break/><text:line-break/>https://www.youtube.com/watch?v=5pZgZh4XlJQ <text:line-break/><text:line-break/></text:span>我還跟她說，如果有人問妳周星馳是誰，妳就說<text:span text:style-name="T3"><text:s/>"</text:span>他是我把拔的偶像<text:span text:style-name="T3">"</text:span>。<text:span text:style-name="T3"><text:s/><text:line-break/><text:line-break/></text:span>底下這歌是<text:span text:style-name="T3"><text:s/>"</text:span>新喜劇之王<text:span text:style-name="T3">" </text:span>的主題曲<text:span text:style-name="T3">--"</text:span>疾風<text:span text:style-name="T3">"</text:span>，原唱是陳百強。台灣人大概不知道誰是陳百強，但他卻是我年少歲月所熟知的一位英年早逝的傳奇歌星，一個多愁善感抑鬱寡歡的悲劇人物。從小唱他和許冠傑的歌長大<text:span text:style-name="T3"><text:s/>(</text:span>例如<text:span text:style-name="T3"><text:s/>"</text:span>喝采<text:span text:style-name="T3">")</text:span>，驟然聽到底下這歌，感觸之深，難以言喻。<text:span text:style-name="T3"><text:s/><text:line-break/><text:line-break/></text:span>陳百強唱的粵語<text:span text:style-name="T3"><text:s/>"</text:span>疾風<text:span text:style-name="T3">"</text:span>：<text:span text:style-name="T3"><text:s/><text:line-break/><text:line-break/>https://www.youtube.com/watch?v=Dd717bJuqyg <text:line-break/><text:line-break/></text:span>原唱：陳百強<text:span text:style-name="T3"><text:s/><text:line-break/></text:span>作詞：卡龍<text:span text:style-name="T3"><text:s/><text:line-break/></text:span>作曲：<text:span text:style-name="T3">Sager Bacharach Roberts <text:line-break/></text:span>編曲：<text:span text:style-name="T3">Andy Bautista <text:line-break/><text:line-break/></text:span>問野風踏遍幾多長路<text:span text:style-name="T3"><text:s/><text:line-break/></text:span>方可見到理想都？<text:span text:style-name="T3"><text:s/><text:line-break/></text:span>踏破多少波浪和荒土<text:span text:style-name="T3"><text:s/><text:line-break/></text:span>至能含笑地停步？<text:span text:style-name="T3"><text:s/><text:line-break/><text:line-break/></text:span>風卻沒理起始終<text:span text:style-name="T3"><text:s/><text:line-break/></text:span>它只知發力去衝<text:span text:style-name="T3"><text:s/><text:line-break/></text:span>從未多過問亦從沒關心<text:span text:style-name="T3"><text:s/><text:line-break/></text:span>路長和浪濤洶湧<text:span text:style-name="T3"><text:s/><text:line-break/><text:line-break/></text:span>風呀<text:span text:style-name="T3"><text:s/></text:span>讓我一起去衝<text:span text:style-name="T3"><text:s/><text:line-break/></text:span>不分春秋與夏與冬<text:span text:style-name="T3"><text:s/><text:line-break/></text:span>無論多遠近<text:span text:style-name="T3"><text:s/><text:line-break/></text:span>願懷著天真<text:span text:style-name="T3"><text:s/><text:line-break/></text:span>披清風<text:span text:style-name="T3"><text:s/><text:line-break/></text:span>默默去衝<text:span text:style-name="T3"><text:s/><text:line-break/><text:line-break/></text:span>啊<text:span text:style-name="T3">…… <text:line-break/></text:span>如內心有夢便全力追蹤<text:span text:style-name="T3"><text:s/><text:line-break/></text:span>不須計哪天才可終<text:span text:style-name="T3"><text:s/><text:line-break/><text:line-break/></text:span>啊<text:span text:style-name="T3">…… <text:line-break/></text:span>如內心有夢便全力追蹤<text:span text:style-name="T3"><text:s/><text:line-break/></text:span>好比天空疾勁野風<text:span text:style-name="T3"><text:s/><text:line-break/><text:line-break/>---------------------- <text:line-break/></text:span>疾風少女唱的普通話<text:span text:style-name="T3"><text:s/>"</text:span>疾風<text:span text:style-name="T3">"</text:span>：<text:span text:style-name="T3"><text:s/><text:line-break/><text:line-break/>https://www.youtube.com/watch?v=iRVDd5FUDY8 <text:line-break/><text:line-break/></text:span>演唱：疾風少女（李子璇<text:span text:style-name="T3">/</text:span>王菊<text:span text:style-name="T3">/</text:span>劉人語<text:span text:style-name="T3">/</text:span>高穎浠<text:span text:style-name="T3">/</text:span>戚硯迪<text:span text:style-name="T3">/</text:span>呂小雨<text:span text:style-name="T3">/</text:span>陳芳語）<text:span text:style-name="T3"><text:s/><text:line-break/></text:span>編曲：<text:span text:style-name="T3">Chris Babida <text:line-break/></text:span>原作詞：林振強<text:span text:style-name="T3"><text:s/><text:line-break/></text:span>改編詞：翟劍<text:span text:style-name="T3"><text:s/><text:line-break/><text:line-break/></text:span>像一陣狂風<text:span text:style-name="T3"><text:s/></text:span>划過天空<text:span text:style-name="T3"><text:s/><text:line-break/></text:span>吹遍南北和西東<text:span text:style-name="T3"><text:s/><text:line-break/></text:span>玩世不恭<text:span text:style-name="T3"><text:s/></text:span>與眾更不同<text:span text:style-name="T3"><text:s/><text:line-break/></text:span>只想全力往前衝<text:span text:style-name="T3"><text:s/><text:line-break/><text:line-break/></text:span>風啊<text:span text:style-name="T3"><text:s/></text:span>帶著我一起衝<text:span text:style-name="T3"><text:s/><text:line-break/></text:span>衝過每個春夏秋冬<text:span text:style-name="T3"><text:s/><text:line-break/></text:span>縱然多艱難也始終從容<text:span text:style-name="T3"><text:s/><text:line-break/></text:span>任憑浪濤多洶湧<text:span text:style-name="T3"><text:s/><text:line-break/><text:line-break/></text:span>風啊<text:span text:style-name="T3"><text:s/></text:span>帶著我一起衝<text:span text:style-name="T3"><text:s/><text:line-break/></text:span>衝過每個烈日寒冬<text:span text:style-name="T3"><text:s/><text:line-break/></text:span>無論走多遠<text:span text:style-name="T3"><text:s/></text:span>不忘記初衷<text:span text:style-name="T3"><text:s/><text:line-break/></text:span>跟著風<text:span text:style-name="T3"><text:s/></text:span>勇敢去衝<text:span text:style-name="T3"><text:s/><text:line-break/><text:line-break/></text:span>啊<text:span text:style-name="T3"><text:s/></text:span>啊<text:span text:style-name="T3"><text:s/></text:span>啊<text:span text:style-name="T3"><text:s/></text:span>啊<text:span text:style-name="T3"><text:s/><text:line-break/></text:span>你有你光榮<text:span text:style-name="T3"><text:s/></text:span>我做我的夢<text:span text:style-name="T3"><text:s/><text:line-break/></text:span>就算痛<text:span text:style-name="T3"><text:s/></text:span>也帶著笑容<text:span text:style-name="T3"><text:s/><text:line-break/><text:line-break/></text:span>啊<text:span text:style-name="T3"><text:s/></text:span>啊<text:span text:style-name="T3"><text:s/></text:span>啊<text:span text:style-name="T3"><text:s/></text:span>啊<text:span text:style-name="T3"><text:s/><text:line-break/></text:span>我願帶著夢<text:span text:style-name="T3"><text:s/></text:span>乘風上高空<text:span text:style-name="T3"><text:s/><text:line-break/></text:span>終有一天<text:span text:style-name="T3"><text:s/></text:span>擁抱彩虹<text:span text:style-name="T3"><text:s/><text:line-break/><text:line-break/></text:span>像一陣狂風<text:span text:style-name="T3"><text:s/></text:span>掠過山峰<text:span text:style-name="T3"><text:s/><text:line-break/></text:span>去向大海的盡頭<text:span text:style-name="T3"><text:s/><text:line-break/></text:span>衝破所有禁錮和牢籠<text:span text:style-name="T3"><text:s/><text:line-break/></text:span>才能看得見晴空<text:span text:style-name="T3"><text:s/><text:line-break/><text:line-break/></text:span>風啊<text:span text:style-name="T3"><text:s/></text:span>帶著我一起衝<text:span text:style-name="T3"><text:s/><text:line-break/></text:span>衝過每個春夏秋冬<text:span text:style-name="T3"><text:s/><text:line-break/></text:span>縱然多艱難也始終從容<text:span text:style-name="T3"><text:s/><text:line-break/><text:line-break/></text:span>任憑浪濤多洶湧<text:span text:style-name="T3"><text:s/><text:line-break/></text:span>風啊<text:span text:style-name="T3"><text:s/></text:span>帶著我一起衝<text:span text:style-name="T3"><text:s/><text:line-break/></text:span>衝過每個春夏秋冬<text:span text:style-name="T3"><text:s/><text:line-break/></text:span>無論走多遠<text:span text:style-name="T3"><text:s/></text:span>不忘記初衷<text:span text:style-name="T3"><text:s/><text:line-break/><text:line-break/></text:span>跟著風<text:span text:style-name="T3"><text:s/></text:span>勇敢去衝<text:span text:style-name="T3"><text:s/><text:line-break/></text:span>啊<text:span text:style-name="T3"><text:s/></text:span>啊<text:span text:style-name="T3"><text:s/></text:span>啊<text:span text:style-name="T3"><text:s/></text:span>啊<text:span text:style-name="T3"><text:s/><text:line-break/></text:span>你有你光榮<text:span text:style-name="T3"><text:s/></text:span>我做我的夢<text:span text:style-name="T3"><text:s/><text:line-break/></text:span>就算痛<text:span text:style-name="T3"><text:s/></text:span>也帶著笑容<text:span text:style-name="T3"><text:s/><text:line-break/><text:line-break/></text:span>啊<text:span text:style-name="T3"><text:s/></text:span>啊<text:span text:style-name="T3"><text:s/></text:span>啊<text:span text:style-name="T3"><text:s/></text:span>啊<text:span text:style-name="T3"><text:s/><text:line-break/></text:span>我願帶著夢<text:span text:style-name="T3"><text:s/></text:span>乘風上高空<text:span text:style-name="T3"><text:s/><text:line-break/></text:span>終有一天<text:span text:style-name="T3"><text:s/></text:span>擁抱彩虹</text:p>
      <text:p text:style-name="P1">lbboy   |  2019.02.08 12:00   |   <text:a xlink:type="simple" xlink:href="http://palinfo.habago.org/Entry?Command=Information_PrintForum&amp;iPage=37#FORUM37191"><text:span text:style-name="T2">#</text:span></text:a></text:p>
      <text:p text:style-name="P3"><text:span text:style-name="T3"><text:line-break/></text:span>這個老外拍了一個對美國紐約時報批評的影片<text:span text:style-name="T3"><text:s/><text:line-break/>https://youtu.be/mvpo2jv5eqI <text:line-break/><text:line-break/><text:line-break/></text:span>結果發現後來的訂閱戶會被<text:span text:style-name="T3">youtube</text:span>刪除。<text:span text:style-name="T3"><text:s/><text:line-break/>https://youtu.be/CFMAvDjPt40 <text:line-break/><text:line-break/></text:span>我今天凌晨<text:span text:style-name="T3">2/8</text:span>看到的訂閱戶是接近<text:span text:style-name="T3">1500</text:span>，今天中午<text:span text:style-name="T3">2/8/11:54</text:span>剩<text:span text:style-name="T3">973</text:span>個訂閱戶。這種透過演算法來控制過濾資訊的傳遞，是成本低且效率高的方法。<text:span text:style-name="T3"><text:s/></text:span>反應在數字的變化還是容易察覺的部分，<text:span text:style-name="T3"><text:s/></text:span>很多透過機率分佈的事先過濾的程序，觀眾是根本無法察覺的。</text:p>
      <text:p text:style-name="P1"><text:span text:style-name="T1">陳真</text:span><text:s/>  |  2019.02.06 02:13   |   <text:a xlink:type="simple" xlink:href="http://palinfo.habago.org/Entry?Command=Information_PrintForum&amp;iPage=37#FORUM37190"><text:span text:style-name="T2">#</text:span></text:a></text:p>
      <text:p text:style-name="P2">我常有個很無奈的感嘆：每一件只須<text:span text:style-name="T3"><text:s/>"</text:span>我<text:span text:style-name="T3">" </text:span>自己一人就能幹的事，不管多麼艱難，我差不多都能做到。但是，一旦需要他人配合才能做的事，通常就是一種折騰了。有求於人是很痛苦的，因為事情成不成就很難說了。<text:span text:style-name="T3"><text:s/><text:line-break/><text:line-break/></text:span>關於一些事，我不太能想像世上會有多少人會有跟我一樣的心情。比方說沒法從大銀幕看周星馳的電影，這種難以言喻的挫折與痛苦，有幾個人是跟我一樣的呢？<text:span text:style-name="T3">(</text:span>我講的是大銀幕，那才叫做電影；不是從電視或電腦那種小框框看，那是在殘害電影。<text:span text:style-name="T3">) <text:line-break/><text:line-break/>"</text:span>我<text:span text:style-name="T3">" </text:span>這心情，毫無疑問就是一種恨了。我們生命中極端珍貴的東西就這樣被這些政治人渣給剝奪了。光憑這一點，就該立個法，島內這些人渣就該被依法槍斃。但<text:span text:style-name="T3"><text:s/>"</text:span>我們<text:span text:style-name="T3">" </text:span>卻做不到，只能任這些人渣橫行。<text:span text:style-name="T3"><text:s/><text:line-break/><text:line-break/>p.s.: </text:span>周星馳的無數女主角之中，就數這位鄂靖文氣質最好。我特別愛看<text:span text:style-name="T3"><text:s/>1</text:span>分<text:span text:style-name="T3">13</text:span>秒到<text:span text:style-name="T3">1</text:span>分<text:span text:style-name="T3">20</text:span>秒這一段：<text:span text:style-name="T3"><text:s/><text:line-break/><text:line-break/>https://www.youtube.com/watch?v=SmomiOikKY8</text:span></text:p>
      <text:p text:style-name="P1"><text:span text:style-name="T1">陳真</text:span><text:s/>  |  2019.02.05 17:26   |   <text:a xlink:type="simple" xlink:href="http://palinfo.habago.org/Entry?Command=Information_PrintForum&amp;iPage=37#FORUM37189"><text:span text:style-name="T2">#</text:span></text:a></text:p>
      <text:p text:style-name="P6"><text:span text:style-name="T1">粵語比較好笑：</text:span><text:s/><text:line-break/>https://www.youtube.com/watch?v=hwWyRDiUYWE <text:line-break/><text:line-break/><text:span text:style-name="T1">普通話：</text:span><text:s/><text:line-break/>https://www.youtube.com/watch?v=FZVzWWIi_p8</text:p>
      <text:p text:style-name="P1"><text:span text:style-name="T1">陳真</text:span><text:s/>  |  2019.02.05 17:14   |   <text:a xlink:type="simple" xlink:href="http://palinfo.habago.org/Entry?Command=Information_PrintForum&amp;iPage=37#FORUM37188"><text:span text:style-name="T2">#</text:span></text:a></text:p>
      <text:p text:style-name="P2">【特稿】台灣又不能過年看星爺《新喜劇之王》　李安的話文化部聽得懂嗎<text:span text:style-name="T3"><text:s/><text:line-break/><text:line-break/>2018/11/30 </text:span>蘋果日報<text:span text:style-name="T3"><text:s/><text:line-break/><text:line-break/></text:span>我們又不能在春節過年看周星馳的電影了！當然，這不是純粹為星爺電影發聲，只是一個好例子。<text:span text:style-name="T3"><text:s/><text:line-break/><text:line-break/></text:span>雖然有部分觀眾不在乎，但依然還是大批周星馳（星爺）的粉絲期待著。他終於又推出新片《新喜劇之王》，剛釋出的前導海報上是白雪公主的背影拿著「民間<text:span text:style-name="T3">7</text:span>大兇器之首」的折凳，中國定檔大年初一上映，讓粉絲鼓躁期待，相隔<text:span text:style-name="T3">19</text:span>年，再度拍攝自己曾與張柏芝主演的經典喜劇續集。<text:span text:style-name="T3"><text:s/><text:line-break/><text:line-break/></text:span>許多粉絲看到海報已覺好笑，跟著「喊燒」；但笑不出來的是，這部片，台灣根本沒辦法在過年看到，因為台灣陋規「中國片每年只能抽籤<text:span text:style-name="T3">10</text:span>部上映」，依然穩穩停在彷彿上個世代，無視<text:span text:style-name="T3">OTT</text:span>平台潮流一直在前進，台灣這部分，沒有改變。</text:p>
      <text:p text:style-name="P1"><text:span text:style-name="T1">陳真</text:span><text:s/>  |  2019.02.05 17:03   |   <text:a xlink:type="simple" xlink:href="http://palinfo.habago.org/Entry?Command=Information_PrintForum&amp;iPage=37#FORUM37187"><text:span text:style-name="T2">#</text:span></text:a></text:p>
      <text:p text:style-name="P3">入行<text:span text:style-name="T3">39</text:span>年不再演戲<text:span text:style-name="T3"><text:s/></text:span>周星馳曝「我過氣了」<text:span text:style-name="T3"><text:s/><text:line-break/><text:line-break/></text:span>聯合新聞網<text:span text:style-name="T3"><text:s/><text:line-break/><text:line-break/></text:span>記者陳建嘉╱即時報導<text:span text:style-name="T3"><text:s/><text:line-break/><text:line-break/>2019</text:span>年<text:span text:style-name="T3">2</text:span>月<text:span text:style-name="T3">5</text:span>日<text:span text:style-name="T3"><text:s/><text:line-break/><text:line-break/></text:span>周星馳今年帶來賀歲新片「新喜劇之王」，電影還未上映已在大陸引起瘋狂討論，不過周星馳已經只導不演多年，先前王寶強才說「如果周星馳能夠主演電影，一定能破<text:span text:style-name="T3">50</text:span>億人民幣<text:span text:style-name="T3">(</text:span>約新台幣<text:span text:style-name="T3">200</text:span>億<text:span text:style-name="T3">)</text:span>」，但當時周星馳笑而不答，如今周星馳也向媒體表示，他認為自己早已過氣。<text:span text:style-name="T3"><text:s/><text:line-break/><text:line-break/></text:span>王寶強在片中飾演過氣男演員，周星馳則在香港「蘋果日報」訪問時透露：「我也經歷過，現在的我也都過氣了。」有人誇他越來越紅，他則微笑否認：「不，其實呢，就是這些人生中的甜酸苦辣都經過，我對這種人物特別有感覺」，周星馳也說他所謂的「過氣」跟一般人的認知不太一樣，比較像是覺得自己做得不夠好，「這不是過不過氣問題，而是你會做，但你知道做得可以再好一點。」</text:p>
      <text:p text:style-name="P1"><text:span text:style-name="T1">老楊</text:span><text:s/>  |  2019.02.04 08:51   |   <text:a xlink:type="simple" xlink:href="http://palinfo.habago.org/Entry?Command=Information_PrintForum&amp;iPage=37#FORUM37186"><text:span text:style-name="T2">#</text:span></text:a></text:p>
      <text:p text:style-name="P2">「我是人、我反核」這個標語本身並不是什麼精心策劃的陰謀或是「某種力量」。當初是因為馬英九的一句話「現在還有人反核嗎」，所以反核團體出台了這句標語。如果不論反核背後的意識形態，這標語其實兼具幽默與宣傳效果。類似的情況就像陳水扁的總統任內後期，有一次記者訪問吳淑珍對數日後要上街抗議的民眾談論感想，吳淑珍就說了類似「反正只有小貓兩三隻」；後來就有好些民眾抱了家裡的貓一起上街頭。<text:span text:style-name="T3"><text:s/><text:line-break/><text:line-break/></text:span>邱世卿的另一句話「然而，如果我們仔細觀察這近<text:span text:style-name="T3">20</text:span>年來，卻有一種力量在利用這種民主架構的特徵在傷害民主」是有問題的。這不是什麼「近<text:span text:style-name="T3"><text:s/>20 </text:span>年來」的力量，而是選票政治（我實在不喜歡把<text:span text:style-name="T3"><text:s/>democracy </text:span>翻譯成民主，名不符實）內在的缺陷，只是當社會財富分佈相對均衡，人民對國家社會的認同大體一致時，這種內在缺陷不明顯而已。把台灣政黨之間的問題牽拖到中共非常荒謬。<text:span text:style-name="T3"><text:s/><text:line-break/><text:line-break/></text:span>選票政治註定了任何台上和台下的人都必須把眼光放在下一次選舉，而不是下一代；更註定了要刻意誇大對方的缺點，抹滅其優點，以及利用意識形態鞏固其基本盤（如果你稱讚執政黨幹得好，那選民幹嘛投票給你）和亂開支票，隨意提高福利（讓下一代買單）來收買人心。這些操作手法與效果遠在大陸還沒對外開放之前就已經在西方國家存在了。<text:span text:style-name="T3"><text:s/><text:line-break/><text:line-break/></text:span>以「民主的燈塔」美國來說，五十州裡面所謂的「搖擺州」不過十來個，其他的都是長期共和黨或是民主黨的堅定支持州，換言之，對那些民眾來說他們根本不在乎自己支持的政黨「長期、永久」執政，有個所謂的反對黨在那裡不過就是擺門面的。什麼「用選票教訓做不好的」完全是自欺欺人。</text:p>
      <text:p text:style-name="P1"><text:span text:style-name="T1">陳真</text:span><text:s/>  |  2019.02.03 16:22   |   <text:a xlink:type="simple" xlink:href="http://palinfo.habago.org/Entry?Command=Information_PrintForum&amp;iPage=37#FORUM37185"><text:span text:style-name="T2">#</text:span></text:a></text:p>
      <text:p text:style-name="P3">我去看了胡波的<text:span text:style-name="T3"><text:s/>"</text:span>大象席地而坐<text:span text:style-name="T3">"</text:span>。就藝術而言，不是很滿意，但我知道有些東西質勝於文，內在實質比諸形式上的美學遠遠要來得重要。影評這類東西是我向來十分反感的，只能說，這應該是我過去一年來看過最好的電影。我要是能夠再找出時間，一定會再多看幾次。<text:span text:style-name="T3"><text:s/><text:line-break/><text:line-break/></text:span>厭世者也許有兩種，一種苦瓜臉，另一種也是苦瓜臉，但多少會講幾句笑話。我應該是後面這一種。就像電影中的對白，總覺得活著很累，從來沒有什麼好事，只是一波接一波永遠處理不完的災難。<text:span text:style-name="T3">"</text:span>我的生活就是一堆破爛，每天堆到跟前，我清一塊，就有新的又堆上來。<text:span text:style-name="T3">"</text:span>以為山海的那一頭會有更好的生活，其實不管去到哪都一樣。<text:span text:style-name="T3"><text:s/><text:line-break/><text:line-break/></text:span>胡波是個好導演，只可惜這是他的第一部，也是最後一部了。一個人居然可以這樣活著，然後那樣死去，我也就沒什麼好說的了。</text:p>
      <text:p text:style-name="P5"/>
      <text:p text:style-name="P1"><text:span text:style-name="T1">陳真</text:span><text:s/>  |  2019.02.03 16:03   |   <text:a xlink:type="simple" xlink:href="http://palinfo.habago.org/Entry?Command=Information_PrintForum&amp;iPage=38#FORUM37184"><text:span text:style-name="T2">#</text:span></text:a></text:p>
      <text:p text:style-name="P3">前幾天修車傷了手，流很多血，臨時跑去藥妝店買藥來包紮。挑選藥物時，聽到櫃台甲乙丙三位小姐之間極為興奮的一段對話。大約是這樣，她們聊著剛剛發生、令人興奮的一幕：<text:span text:style-name="T3"><text:s/><text:line-break/><text:line-break/></text:span>就在剛才，來了一位中年洋人，提著行李，用中文說要買衛生套。衛生套是大陸用法，台灣叫做保險套。甲女不懂什麼是衛生套，乙女就走過來，用她自認為<text:span text:style-name="T3"><text:s/>"</text:span>很好笑<text:span text:style-name="T3">" </text:span>的<text:span text:style-name="T3"><text:s/>"</text:span>破英文<text:span text:style-name="T3">" </text:span>說：<text:span text:style-name="T3">what do you want? </text:span>洋人依舊用中文說要買<text:span text:style-name="T3"><text:s/>"</text:span>衛生套<text:span text:style-name="T3">"</text:span>。於是，丙女趕緊也上前服務，問說：<text:span text:style-name="T3">what</text:span>？<text:span text:style-name="T3">i don't know. sorry. <text:line-break/><text:line-break/></text:span>精采的一幕來了，據說洋人立即擺動下體，做出性交動作，而且還<text:span text:style-name="T3"><text:s/>"</text:span>帶著表情<text:span text:style-name="T3">"</text:span>。甲、乙、丙三女就開始猜謎，一個說：<text:span text:style-name="T3">"</text:span>像在開車，他是要買車子座墊嗎？<text:span text:style-name="T3">" </text:span>至於另外兩位猜些什麼我沒聽清楚。<text:span text:style-name="T3"><text:s/><text:line-break/><text:line-break/></text:span>總之，最後是那位洋人阿伯打開行李箱，拿出剩餘的保險套現貨，三個女服務生才哈哈大笑地恍然大悟，趕緊去架上拿保險套給阿伯。<text:span text:style-name="T3"><text:s/><text:line-break/><text:line-break/></text:span>甲女在轉述此事時還說：<text:span text:style-name="T3">"</text:span>我也不知道要挑什麼尺寸的給他<text:span text:style-name="T3">"</text:span>。還沒講完，我就出現了，手上拿著<text:span text:style-name="T3">ok</text:span>繃結帳，她們三人依舊興高采烈你一句我一句回味剛剛這一幕。從她們如此興奮的回味中，我能感覺到一種<text:span text:style-name="T3"><text:s/>"</text:span>與西方人產生連結<text:span text:style-name="T3">" </text:span>的<text:span text:style-name="T3"><text:s/>"</text:span>榮耀<text:span text:style-name="T3">"</text:span>，哪怕這項連結只是買個保險套。<text:span text:style-name="T3"><text:s/><text:line-break/><text:line-break/></text:span>我納悶的是，如果把同樣的事調換一下場景，調換一下膚色，比方說一個泰國或台灣來的阿伯，同樣也前後擺動下體做出性交動作說要買保險套，西方女店員會興奮得花枝亂顫嗎？</text:p>
      <text:p text:style-name="P1"><text:span text:style-name="T1">陳真</text:span><text:s/>  |  2019.02.03 15:32   |   <text:a xlink:type="simple" xlink:href="http://palinfo.habago.org/Entry?Command=Information_PrintForum&amp;iPage=38#FORUM37183"><text:span text:style-name="T2">#</text:span></text:a></text:p>
      <text:p text:style-name="P2">中國副總理劉鶴，帶領貿易代表團前往美國與川普談判，遭到川普與美國政府的種種公開羞辱，比方說故意弄個小板凳讓劉鶴跟一夥中、美幕僚排排坐，像做錯事的小朋友被老師訓話那樣，極盡羞辱之能事：<text:span text:style-name="T3"><text:s/><text:line-break/><text:line-break/>https://goo.gl/zTnvmG <text:line-break/><text:line-break/></text:span>這事在我看來，感同身受。換言之，被如此羞辱的不是別人，而是我自己。即便我不想當個民族主義者，我都必須是個民族主義者，因為現實中沒有更好的選擇。<text:span text:style-name="T3"><text:s/><text:line-break/><text:line-break/>"</text:span>我是誰？<text:span text:style-name="T3">"</text:span>，在個人層次上由你自己說了算，但在集體意義上，卻是由他人<text:span text:style-name="T3">(</text:span>特別是敵人<text:span text:style-name="T3">)</text:span>所定義。當你走在西方街頭，當你生活在西方社會，你很快就能明白你是誰。你不是什麼世界人，你就是華人，就是<text:span text:style-name="T3">Chinese</text:span>，就是西方人眼中所謂的<text:span text:style-name="T3"><text:s/>"</text:span>有色人種<text:span text:style-name="T3">"(</text:span>難道他們是水母？透明無色的生物？<text:span text:style-name="T3">) <text:line-break/><text:line-break/></text:span>年少時，我不太能明白為何甘地在對抗大英帝國的過程中，不願那些同情印度的西方人加入運動。很快我就懂了，因為這是<text:span text:style-name="T3"><text:s/>"</text:span>我們<text:span text:style-name="T3">" </text:span>家的事，我們自己處理就行。即便是一個友善的西方人，依然是<text:span text:style-name="T3"><text:s/>"</text:span>他們<text:span text:style-name="T3">" </text:span>而不是<text:span text:style-name="T3"><text:s/>"</text:span>我們<text:span text:style-name="T3">"</text:span>。<text:span text:style-name="T3">"</text:span>民族<text:span text:style-name="T3">" </text:span>或<text:span text:style-name="T3"><text:s/>"</text:span>種族<text:span text:style-name="T3">"</text:span>，終究<text:span text:style-name="T3">means something. </text:span>你畢竟不可能以一種挨打者、被羞辱者的身份，自欺欺人地去忽視那些紮紮實實存在於現實中、由強勢一方所設下的分界線。你想<text:span text:style-name="T3"><text:s/>"</text:span>融入<text:span text:style-name="T3">" </text:span>他們，問題是有可能嗎？或者說，以何種東西做為融入的代價呢？<text:span text:style-name="T3"><text:s/><text:line-break/><text:line-break/></text:span>國父說得很對，民族主義是對抗帝國主義的法寶，是<text:span text:style-name="T3"><text:s/>"</text:span>國家圖發達和種族圖生存的寶貝<text:span text:style-name="T3">"</text:span>。<text:span text:style-name="T3"><text:s/><text:line-break/><text:line-break/></text:span>在西方人學會尊重他人、與人平起平坐之前，我們就是我們，他們就是他們。西方人相信拳頭就是真理，因此，惟有像拳頭那樣一種東西的力量大到足以與人抗衡時，那些軟綿綿的東西，例如文化，例如人性與尊嚴，才有可能得到一點尊重。</text:p>
      <text:p text:style-name="P1"><text:span text:style-name="T1">王修亮</text:span><text:s/>  |  2019.02.03 14:54   |   <text:a xlink:type="simple" xlink:href="http://palinfo.habago.org/Entry?Command=Information_PrintForum&amp;iPage=38#FORUM37182"><text:span text:style-name="T2">#</text:span></text:a></text:p>
      <text:p text:style-name="P3">專制當然有它的問題，民主當然有它的優點。<text:span text:style-name="T3"><text:s/><text:line-break/></text:span>但這個世界目前根本沒有知行合一的民主。<text:span text:style-name="T3"><text:s/><text:line-break/><text:line-break/></text:span>所謂的民主，表象上看起來就是投票與言論自由、行動自由。<text:span text:style-name="T3"><text:s/><text:line-break/><text:line-break/></text:span>但是能投誰呢<text:span text:style-name="T3">?</text:span>檯面上推出來的幾乎都是人渣。<text:span text:style-name="T3"><text:s/><text:line-break/></text:span>不論是哪個黨。<text:span text:style-name="T3"><text:s/><text:line-break/><text:line-break/></text:span>偶而或許出來一個知行合一的真實者，很快會被自由言論<text:span text:style-name="T3">(</text:span>真假難分的系統性大量訊息<text:span text:style-name="T3">)</text:span>與自由行動<text:span text:style-name="T3">(</text:span>個人性的丟鞋、乎巴掌，群體的鬥爭抗議<text:span text:style-name="T3">)</text:span>抹黑鬥臭。<text:span text:style-name="T3"><text:s/><text:line-break/><text:line-break/></text:span>生意人比政客還精明幹練，兩者結合無人能敵。<text:span text:style-name="T3"><text:s/><text:line-break/></text:span>民主無能控制甚至無能監視背後操縱的黑手。<text:span text:style-name="T3"><text:s/><text:line-break/></text:span>舉世所謂的專制兩大國，反倒知行合一的宣示著自己的理念與行為。<text:span text:style-name="T3"><text:s/><text:line-break/></text:span>如果專制是一場不公平的遊戲，那民主更只是一場虛假的遊戲。<text:span text:style-name="T3"><text:s/><text:line-break/><text:line-break/></text:span>世界上有真實的民主嗎<text:span text:style-name="T3">? <text:line-break/><text:line-break/></text:span>所謂的言論自由，一群人譏笑大陸的和諧，但台灣在媒體與臉書等「被消失」的言論，從來沒有申訴的自由。<text:span text:style-name="T3"><text:s/><text:line-break/></text:span>所謂的行動自由，你闖立法院可以，我挨近個官衙門邊就被刀片拒馬擋，被束條綁。<text:span text:style-name="T3"><text:s/><text:line-break/></text:span>自私自利的民主，理直氣壯的自私自利。<text:span text:style-name="T3"><text:s/><text:line-break/></text:span>自私自利至少還自知貪婪，那些不自知而跟著搖旗吶喊無所獲利的人，我真的不懂為的是甚麼。<text:span text:style-name="T3"><text:s/><text:line-break/><text:line-break/></text:span>或許，不自知的人只是群性的空虛，恐懼於自己被孤立。<text:span text:style-name="T3"><text:s/><text:line-break/><text:line-break/></text:span>遺世而獨立又如何<text:span text:style-name="T3">?</text:span>非得拿爛泥抹上赤裸裸的口鼻皮膚嗎<text:span text:style-name="T3">? <text:line-break/><text:line-break/></text:span>繼續認真做我該做的事務，我不愛談這些，不表示我無心，只是懂得心的人太少。<text:span text:style-name="T3"><text:s/><text:line-break/></text:span>台灣會自食其果的，雖然我也無可奈何在其中，但我至少自知。<text:span text:style-name="T3"><text:s/><text:line-break/></text:span>分享一位邱先生的臉書所言，他的談論對我來說獲益良多。<text:span text:style-name="T3"><text:s/><text:line-break/>.................................................... <text:line-break/><text:line-break/></text:span>邱<text:span text:style-name="T3"><text:s/></text:span>世卿<text:span text:style-name="T3"><text:s/><text:line-break/><text:line-break/></text:span>半島電視台的一則報導<text:span text:style-name="T3"><text:s/>- </text:span>委內瑞拉反對派領袖瓜伊多警告警察以及軍人離他的家人遠一點，同時美國政府也警告委內瑞拉政府如果傷害瓜伊多，就會面臨嚴重的後果。<text:span text:style-name="T3"><text:s/><text:line-break/><text:line-break/></text:span>通常西方主流的標準下，評估一個國家是否民主的指標除了定期的公平選舉之外，還有一個重要的參考是基於相互制衡的原則，其國內是否有足夠強大的反對黨。<text:span text:style-name="T3"><text:s/><text:line-break/><text:line-break/></text:span>理論上，當二股相互制衡的力量達到均衡時，應該會對人民造成的利益損害最低，因為均衡的關係，國家政策形成的過程也會顯得更合理而可預測<text:span text:style-name="T3"><text:s/>- </text:span>因為沒有一方取得絕對優勢。<text:span text:style-name="T3"><text:s/><text:line-break/><text:line-break/></text:span>這也是我們長期以來認為民主架構要優於獨裁或專制政體的原因。<text:span text:style-name="T3"><text:s/><text:line-break/><text:line-break/></text:span>然而，如果我們仔細觀察這近<text:span text:style-name="T3">20</text:span>年來，卻有一種力量在利用這種民主架構的特徵在傷害民主。<text:span text:style-name="T3"><text:s/><text:line-break/><text:line-break/></text:span>在某一種限度內，一個國家內的二個或二個以上的政黨或是立場競爭，可以對國家產生進步的動力，但是如果經過某些刻意的製造或加工，讓這些有共識但互相競爭的政黨或團體產生裂痕，只要裂痕足夠大，那麼這個國家的內部就會處於一種極度不穩定狀態，只要能操作這種狀態的規模或嚴重的程度，某種程度來說就可以掌控這個國家。<text:span text:style-name="T3"><text:s/><text:line-break/><text:line-break/></text:span>我們現在談的，不是什麼民主價值或是什麼更超然的道德目標，我們談的是生意，是一個價值幾十億甚至幾百億美元的新興產業<text:span text:style-name="T3"><text:s/>-</text:span>顛覆政權。<text:span text:style-name="T3"><text:s/><text:line-break/><text:line-break/></text:span>投資市場上有二種賺錢的方式，一種是透過成長而獲利，另一種則是透過危機而獲利。投資的一項原則是風險越高，則一旦獲利，得到的財富也越多。<text:span text:style-name="T3"><text:s/><text:line-break/><text:line-break/></text:span>那麼假設有一種投資，他的風險不在投資人身上，而是一個國家的人民呢<text:span text:style-name="T3">? <text:line-break/><text:line-break/></text:span>幾年前，我與一位朋友討論中國對台灣的最佳策略時，我想到一個操作的方式<text:span text:style-name="T3"><text:s/>- </text:span>幫助在野黨，而且是包含國民黨、親民黨、民進黨、時代力量、白色力量<text:span text:style-name="T3">...</text:span>不論是哪一黨或哪一派，只要能維持台灣內部既對立又均衡，就能達到控制的效果。<text:span text:style-name="T3"><text:s/><text:line-break/><text:line-break/></text:span>你們可以仔細觀察看看，是不是有這樣的操作痕跡呢<text:span text:style-name="T3">? <text:line-break/><text:line-break/></text:span>中國可以用這樣策略，那美國，俄羅斯，歐洲與日本呢<text:span text:style-name="T3">? <text:line-break/><text:line-break/></text:span>這些國家如此，那麼國際上許多自稱支持民主、開放的超大型私募基金呢<text:span text:style-name="T3">? <text:line-break/><text:line-break/></text:span>如果你對國際局勢的變化觀察的夠仔細，自然知道我所說的這些沾滿鮮血的足跡。<text:span text:style-name="T3"><text:s/><text:line-break/><text:line-break/></text:span>我們如果舉委內瑞拉現在情況做例子，在雙方風聲鶴唳，劍拔弩張的緊張對抗下，如果有人特別製造幾件<text:span text:style-name="T3">"</text:span>意外<text:span text:style-name="T3">"</text:span>，油價會不會急速攀高<text:span text:style-name="T3">? </text:span>金價會不會直線飆漲，日幣會不會被國際市場搶光<text:span text:style-name="T3">? <text:line-break/><text:line-break/></text:span>引燃委內瑞拉國內局勢失控的最佳的方式不是暗殺瓜伊多，而是讓瓜伊多活著，但是他<text:span text:style-name="T3">20</text:span>個月大的女兒犧牲。<text:span text:style-name="T3"><text:s/><text:line-break/><text:line-break/></text:span>讓你猜猜看，有誰有這個動機這樣操作<text:span text:style-name="T3">? <text:line-break/><text:line-break/></text:span>這不是幾十萬或幾百萬的獲利，這是用卡車在割韭菜，搶鈔票。<text:span text:style-name="T3"><text:s/><text:line-break/><text:line-break/></text:span>至於之後該國會不會因為這些動亂而有更多無辜的人民喪生或是爆發嚴重的內戰，在這些操盤的人的眼裡，這些只是<text:span text:style-name="T3"><text:s/>- </text:span>風險，或者說是投資。<text:span text:style-name="T3"><text:s/><text:line-break/><text:line-break/></text:span>相似的操作我們在敘利亞、烏克蘭、利比亞都看過，而且未來還會有更多國家也會發生，因為這些人發動攻擊的缺口，恰恰是我們引以為傲的民主價值。<text:span text:style-name="T3"><text:s/><text:line-break/><text:line-break/>"</text:span>我是人我反核<text:span text:style-name="T3">"</text:span>，那麼不反核的難道不是人嗎<text:span text:style-name="T3">? <text:line-break/><text:line-break/></text:span>正是上面這句標語讓我察覺到這股力量也進入台灣了，用不同的管道與意識型態的包裝，先撕裂再對抗。<text:span text:style-name="T3"><text:s/><text:line-break/><text:line-break/></text:span>妳可以用心理武裝人民對抗一個外國，但是你沒法用心理去武裝人民對抗人民自己，又或者你自己本身就是這些力量的工具。<text:span text:style-name="T3"><text:s/></text:span></text:p>
      <text:p text:style-name="P1"><text:span text:style-name="T1">鄭豐遠</text:span><text:s/>  |  2019.02.03 08:00   |   <text:a xlink:type="simple" xlink:href="http://palinfo.habago.org/Entry?Command=Information_PrintForum&amp;iPage=38#FORUM37181"><text:span text:style-name="T2">#</text:span></text:a></text:p>
      <text:p text:style-name="P2">美國這國家靠著從不停歇、毫無人性的戰爭侵略、顛覆、和屠殺手段，靠著大量謊言和洗腦而成為了所謂世界霸權。相較之下，中國的崛起卻充滿艱辛和屈辱，是通過中國人自身的努力和智慧達成，關鍵是這一過程完全是通過和平方式實現，並沒有花費一兵一卒在對外侵略上。人們如果願意稍微睜開眼睛和耳朵，加上一點基本智能思考，很快應該就能明白這一事實，進而做出正確的道德評價。可惜的是這一過程將會荒謬且漫長<text:span text:style-name="T3">… <text:line-break/><text:line-break/></text:span>底下這視頻是張維為最近的演講之一，講得很好，是關於中國崛起的一種基本常識。相關影片多不勝數，只要你有心都可以找到很多。<text:span text:style-name="T3"><text:s/><text:line-break/><text:line-break/>https://youtu.be/r5J7CMcwJpA</text:span></text:p>
      <text:p text:style-name="P1"><text:span text:style-name="T1">陳真</text:span><text:s/>  |  2019.02.01 03:00   |   <text:a xlink:type="simple" xlink:href="http://palinfo.habago.org/Entry?Command=Information_PrintForum&amp;iPage=38#FORUM37180"><text:span text:style-name="T2">#</text:span></text:a></text:p>
      <text:p text:style-name="P3">美國顛覆委內瑞拉實錄<text:span text:style-name="T3"><text:s/><text:line-break/><text:line-break/></text:span>作者：<text:span text:style-name="T3">Tony Cartalucci <text:line-break/></text:span>譯者：陳真<text:span text:style-name="T3"><text:s/><text:line-break/></text:span>來源：<text:span text:style-name="T3">Global Research (https://goo.gl/1JDE3A) <text:line-break/></text:span>文章原始出處：<text:span text:style-name="T3">Land Destroyer Report (https://goo.gl/XASqK3) <text:line-break/></text:span>日期：<text:span text:style-name="T3">2019</text:span>年<text:span text:style-name="T3"><text:s/>1</text:span>月<text:span text:style-name="T3">25</text:span>日<text:span text:style-name="T3"><text:s/><text:line-break/><text:line-break/><text:line-break/></text:span>美國及其盟友策立反政府人士瓜伊多<text:span text:style-name="T3"><text:s/>(Juan Guaido) </text:span>為總統，卻宣稱真正的合法總統馬杜洛<text:span text:style-name="T3"><text:s/>(Nicolas Maduro) </text:span>已不再被美國認可。馬杜洛<text:span text:style-name="T3"><text:s/>(Nicolas Maduro) </text:span>旋即與美斷交，並要求美外交人員離境。此一政變的正反雙方支持群眾紛紛走上街頭造勢，以奪得政治先機。<text:span text:style-name="T3"><text:s/><text:line-break/><text:line-break/></text:span>然而，事件何以發生呢？<text:span text:style-name="T3"><text:s/><text:line-break/><text:line-break/></text:span>根據美國國務卿蓬佩奧<text:span text:style-name="T3">(Mike Pompeo) </text:span>的說法，美國之所以對委內瑞拉感興趣是因為：「委內瑞拉人民受苦太久了！」路透社在一篇文章中<text:span text:style-name="T3"><text:s/>(https://goo.gl/tW9pbH) </text:span>提到：「蓬佩奧除了要求馬杜洛下台，同時也要求委國軍方支持瓜伊多。」文中並提到美國之所以支持瓜伊多是因為他成立了一個過渡政府，並已開始準備一場總統大選。蓬佩奧說：「委內瑞拉人民在馬杜洛的災難式獨裁統治下，真的已經過了太多苦日子！因此，我們要求馬杜洛應尊重民意，讓位給具有正當性的領袖瓜伊多。」<text:span text:style-name="T3"><text:s/><text:line-break/><text:line-break/></text:span>事實上，美國之策動委內瑞拉政變的目的之一就是為了石油。根據「石油輸出國組織」<text:span text:style-name="T3"><text:s/>(OPEC) </text:span>的統計，委內瑞拉具有全世界最大的儲油量，比沙烏地阿拉伯還多，佔了「石油輸出國組織」總產量的將近四分之一。<text:span text:style-name="T3"><text:s/><text:line-break/><text:line-break/></text:span>就能源本身來講，美國並不一定需要這些石油，但若著眼於維持美國單邊領導的國際秩序而言，控制或癱瘓那些擁有產油能力的國家，就顯得十分重要，以防止其它開發中國家<text:span text:style-name="T3">--</text:span>例如俄羅斯及新近崛起的全球強權中國<text:span text:style-name="T3">--</text:span>所欲尋求的世界多邊領導的狀況出現。<text:span text:style-name="T3"><text:s/><text:line-break/><text:line-break/></text:span>因此，一個由穩定政治勢力所領導而走向繁榮的委內瑞拉，對美國華爾街及華府而言都是無法忍受的，因為它將透過其豐富的石油礦產，帶給委內瑞拉人民巨大財富，同時也將有助於創造一種多邊國際秩序。這也是為什麼美國長年以來不惜耗費大量力氣、金錢與時間及動用各種手段企圖在委內瑞拉製造動亂的原因，甚至在<text:span text:style-name="T3">2002</text:span>年發動軍事政變企圖推翻查維茲<text:span text:style-name="T3"><text:s/>(Hugo Chávez) </text:span>總統所領導的政府。<text:span text:style-name="T3"><text:s/><text:line-break/><text:line-break/></text:span>美國干預委內瑞拉內政<text:span text:style-name="T3"><text:s/><text:line-break/><text:line-break/></text:span>即便是西方媒體也不否認，美國長年以來資助培植委內瑞拉的反對人士，藉以干涉內政。英國獨立報在最近一篇題為「委內瑞拉軍方高層對馬杜洛宣誓效忠，並警告美國勿干預」的文章中<text:span text:style-name="T3"><text:s/>(https://goo.gl/mFJ1rT) </text:span>承認了這一點。文中提到：<text:span text:style-name="T3"><text:s/><text:line-break/><text:line-break/></text:span>美國長年以來想方設法干預委內瑞拉透過民主選舉方式所選出的政府，企圖削弱現任總統馬杜洛和前總統查維茲的民選政府。作法之一就是透過美國民主基金會<text:span text:style-name="T3"><text:s/>(National Endowment for Democracy</text:span>，<text:span text:style-name="T3">NED) (</text:span>陳真按：美國中情局所實質控制的顛覆它國組織<text:span text:style-name="T3">)</text:span>，資助委國反政府組織，有些時候則儘搞些負面宣傳。<text:span text:style-name="T3"><text:s/><text:line-break/><text:line-break/></text:span>座落於華盛頓的「經濟與政策研究中心」主任韋斯布羅特<text:span text:style-name="T3"><text:s/>(Mark Weisbrot) </text:span>指出，過去二十幾年來，顛覆委內瑞拉一直是美國的既定政策。川普擺明支持瓜伊多，打擊現有政府，算是歷年來比較明目張膽的一次表態。美國民主基金會甚至在它現行的網站上<text:span text:style-name="T3"><text:s/>(https://goo.gl/mCf8XE) </text:span>公然列舉他們如何在每一個你所能想像得到的委內瑞拉國內事務上，透過金援，進行直接干預與培植。策動項目包括：<text:span text:style-name="T3"><text:s/><text:line-break/><text:line-break/>1. </text:span>鼓吹有關民主的政治研究分析，並提出策略，以捍衛委國民主勢力發展空間，包括監控各項政治活動。<text:span text:style-name="T3"><text:s/><text:line-break/><text:line-break/>2. </text:span>透過各項工作會議，加強足以因應各種政治與社會情勢的民主演員<text:span text:style-name="T3"><text:s/>(democratic actors) </text:span>與國內相關學者專家的戰略能力<text:span text:style-name="T3"><text:s/>(Strategic Capacity)</text:span>。<text:span text:style-name="T3"><text:s/><text:line-break/><text:line-break/>3. </text:span>建立具有整合性的戰略溝通網絡：鼓吹委內瑞拉人民對於國家未來前途追求民主自決的意願，並提供技術援助，建立全國性的相互支援網絡，善用非傳統媒體傳遞訊息。<text:span text:style-name="T3"><text:s/><text:line-break/><text:line-break/>4. </text:span>捍衛人權受害者，擴大渲染其國際效應，並收集相關司法情資，以發表委國人權報告。<text:span text:style-name="T3"><text:s/><text:line-break/><text:line-break/>5. </text:span>發展快速雙向溝通與民調工具，藉以察覺民眾思維走向，及早因應。<text:span text:style-name="T3"><text:s/><text:line-break/><text:line-break/>6. </text:span>全面深化公民意識，對象包括政府機關與意見領袖、私人企業主、公民社會代表及年輕人等，加強自由市場導向之民主改革，鼓勵民眾參與公眾事務並投入改革。<text:span text:style-name="T3"><text:s/><text:line-break/><text:line-break/>7. </text:span>透過國內外人權組織，提出人道救援訴訟等方式，向委國內部與國際發聲，使委國之弱勢民眾的處境廣為人知，並藉以提出全面性的公共政策改革方案。<text:span text:style-name="T3"><text:s/><text:line-break/><text:line-break/>8. </text:span>加強委國內部政治組織之策略性溝通能力與共識凝聚力，發展民調分析，鼓吹民主價值。<text:span text:style-name="T3"><text:s/><text:line-break/><text:line-break/>9. </text:span>鼓吹中小企業捍衛民主與自由市場機制，特別鼓吹私人企業主扮演委國民主發展的帶頭角色。此一計畫，著重於鼓吹自由市場的重要價值將有助於發展私人事業。<text:span text:style-name="T3"><text:s/><text:line-break/><text:line-break/>10. </text:span>建構民眾對於能源政策的共識，發揚民主意識，使委國人民能夠對於導致經濟與社會衰敗之不民主的現行政治體制做出有效反應。<text:span text:style-name="T3"><text:s/><text:line-break/><text:line-break/>11. </text:span>在委國各地方推展民主領導方式，發展一系列論壇，鼓吹民眾政治參與，使之遍及全國。另外並將從外部提供獨立政治分析與社會經濟發展建議，擴及一般大眾。<text:span text:style-name="T3"><text:s/><text:line-break/><text:line-break/>12. </text:span>經營地方民主勢力：在委國各地發展民主領導方式，培植地方性意見領袖，處理地方事務。這些領袖將負責主導與地方政府周旋。<text:span text:style-name="T3"><text:s/><text:line-break/><text:line-break/>13. </text:span>領導能力的栽培，加強民眾之政治與社會參與：使之有機會參與民主集體審議過程，加強民眾對於政府更大的施壓能力。<text:span text:style-name="T3"><text:s/><text:line-break/><text:line-break/>14. </text:span>收集人權資料，提出分析報告，並加強民主價值之思想訓練，散播委國人權資料於國際。<text:span text:style-name="T3"><text:s/><text:line-break/><text:line-break/>15. </text:span>加強協助邊緣弱勢族群之取得司法與各項公共服務，以曝光其邊緣處境之人權堪憂。<text:span text:style-name="T3"><text:s/><text:line-break/><text:line-break/>16. </text:span>提倡民主制衡：提供相關技術訓練，鼓吹學者專家與民眾加強對話，以影響決策。<text:span text:style-name="T3"><text:s/><text:line-break/><text:line-break/>17. </text:span>鼓吹公民記者行為，協助發展使用非傳統媒體的能力，捍衛言論自由，擴大宣傳與散播足以影響社會大眾的重大負面訊息。<text:span text:style-name="T3"><text:s/><text:line-break/><text:line-break/>18. </text:span>加強人民監督與捍衛人權之能力，特別是捍衛言論自由：利用藝術與網路社群，多方協助發展相關活動，推展委國民主。<text:span text:style-name="T3"><text:s/><text:line-break/><text:line-break/>19. </text:span>加強民主領導觀念，加強人民與民選代表之間的關係，使之順應民意。特別是在地方選舉之前，須多加強民眾政治參與。<text:span text:style-name="T3"><text:s/><text:line-break/><text:line-break/>20. </text:span>強化民主意識：特別須針對弱勢族群鼓吹領導價值，使其在委國各組織與社團中扮演更多領導角色。<text:span text:style-name="T3"><text:s/><text:line-break/><text:line-break/>21. </text:span>提昇對話功能，促進不同意識形態之間的共識與和解。<text:span text:style-name="T3"><text:s/><text:line-break/><text:line-break/>22. </text:span>提倡組織結社自由以推廣民主，訓練領導幹部政治參與與營造共識能力，特別應提昇弱勢族群之權利意識覺醒。<text:span text:style-name="T3"><text:s/><text:line-break/><text:line-break/>23. </text:span>提倡言論自由與取得資訊之權利：發展獨立媒體，出具報告，揭發委國對於言論自由之壓迫，使大眾廣為周知。<text:span text:style-name="T3"><text:s/><text:line-break/><text:line-break/>24. </text:span>發行刊物，組織營隊與工作坊，訓練領導幹部，加強委國人權組織對於國際人權標準之認識，使人民了解委國在政治、經濟與社會方面之敗壞，以提昇人民之民主意識，並在各地發起運動，合縱連橫。<text:span text:style-name="T3"><text:s/><text:line-break/><text:line-break/>25. </text:span>培養社運人才與人權活動家：加強技巧訓練，揭露委國人權缺失。<text:span text:style-name="T3"><text:s/><text:line-break/><text:line-break/>26. </text:span>提倡公民政治參與之文化，強化人權意識：相關訓練宜特別針對邊緣族群，培植草根社運領袖，訓練其數位媒體之使用技巧與說故事能力。<text:span text:style-name="T3"><text:s/><text:line-break/><text:line-break/>27. </text:span>提倡獨立媒體，捍衛民主與言論自由：相關訓練包括調查性報導能力及社群媒體之使用。<text:span text:style-name="T3"><text:s/><text:line-break/><text:line-break/>28. </text:span>提昇公民教育：特別應針對邊緣族群提昇政治參與，並鼓吹民選代表在各地傳布民主理念。<text:span text:style-name="T3"><text:s/><text:line-break/><text:line-break/>29. </text:span>訓練年輕人領導技巧，發展相關工具、社團與知識，以加強民主意識之散布。<text:span text:style-name="T3"><text:s/><text:line-break/><text:line-break/>30. </text:span>結合各界領袖與學者專家，透過研討會與工作坊，發展政治對話；提出政策，揭露不民主乃是委國最嚴重之根本問題。<text:span text:style-name="T3"><text:s/><text:line-break/><text:line-break/>31. </text:span>鼓勵民眾參與地方與全國性政治事務，使政府能順應民意。<text:span text:style-name="T3"><text:s/><text:line-break/><text:line-break/>32. </text:span>司法改革：訓練與培養人權律師之專業技巧，同時亦應著重其國際訴訟能力。<text:span text:style-name="T3"><text:s/><text:line-break/><text:line-break/>33. </text:span>提倡轉型正義原則：透過人權組織，發起有關轉型正義之各項社會活動，建立受害人登錄制度，包括糾舉與賠償，建立人權案件資料庫等等。<text:span text:style-name="T3"><text:s/><text:line-break/><text:line-break/>34. </text:span>保護人權捍衛者：發展全國性人權網絡，提供技術訓練與安全保障。<text:span text:style-name="T3"><text:s/><text:line-break/><text:line-break/>35. </text:span>特別著重弱勢族群之人權問題：透過資料收集、口述訪談及資料分析等方法，向社會大眾揭露該國人權缺失。<text:span text:style-name="T3"><text:s/><text:line-break/><text:line-break/>36. </text:span>加強各地公民團體對於人權缺失與社會衝突之敏感度，並加強其提倡公民社會之能力。<text:span text:style-name="T3"><text:s/><text:line-break/><text:line-break/>37. </text:span>透過司法改革，提倡轉型正義：提出改革計畫，質疑司法機構之獨立性與相關程序問題，重建法條與相關法制，並提供轉型正義與委國人權侵害之相關比較分析。<text:span text:style-name="T3"><text:s/><text:line-break/><text:line-break/>38. </text:span>加強提倡組織結社自由：本計畫包括違反勞工權利之普查，並廣為宣傳。<text:span text:style-name="T3"><text:s/><text:line-break/><text:line-break/>39. </text:span>從各界公民領袖中訓練更多人權捍衛者，揭露委國人權缺失，並加強其互相之間的連繫與互動。<text:span text:style-name="T3"><text:s/><text:line-break/><text:line-break/></text:span>由此可見，從媒體到司法，從意識型態灌輸到政治行動的策畫，美國事實上幾乎資助、培植了反政府活動的每一項層面，並滲透到經濟問題上。尤有甚者，以所謂「人權」做為護身符，保護這些由美國資助的政治煽動家免於法律制裁。<text:span text:style-name="T3"><text:s/><text:line-break/><text:line-break/></text:span>美國企圖顛覆委內瑞拉的各項行動中，有一回是透過一個由美國民主基會所資助的委內瑞拉「公民團體」<text:span text:style-name="T3">--</text:span>「奮起」<text:span text:style-name="T3">(Súmate) --</text:span>發動罷免查維茲總統公投。結果，查維茲贏了。華盛頓郵報在<text:span text:style-name="T3">2006</text:span>年的一篇題為「查維茲政府調查美國資金介入」的文章中<text:span text:style-name="T3"><text:s/>(https://goo.gl/JdqCer) </text:span>承認：<text:span text:style-name="T3"><text:s/><text:line-break/><text:line-break/>2004</text:span>年，美國國際開發署<text:span text:style-name="T3"><text:s/>(USAID) </text:span>斥資雇用了總部位於馬里蘭的一家公司名叫「另類發展」<text:span text:style-name="T3">(Development Alternatives Inc.) </text:span>來發動「罷免總統公投」，該公司拒絕指認款項流向哪些委內瑞拉人，以免他們遭到起訴或恐嚇。<text:span text:style-name="T3"><text:s/><text:line-break/><text:line-break/></text:span>長年以來，美國雖刻意隱身幕後，不過，從委國公民團體「奮起」提出罷免查維茲總統的公投案可以看出，居然整個公投之推動，完全就是由美方所一手主導與出資。由此可見，美國之介入委國內政，到了一種如何肆無忌憚的程度。「奮起」的發起人叫做馬麗亞馬查多<text:span text:style-name="T3"><text:s/>(Maria Corina Machado)</text:span>，自稱是一個監督選舉的公民團體，但事實上它就是由美國中情局的「民主基金會」所資助成立。小布希總統在<text:span text:style-name="T3">2002</text:span>年發動軍事政變綁架查維茲，最後仍然政變失敗，馬查多當時就曾跟布希見過面。<text:span text:style-name="T3"><text:s/><text:line-break/><text:line-break/></text:span>「民主基金會」並且同時和其它許多組織聯手介入委國內政，其中包括已被定罪<text:span text:style-name="T3"><text:s/>(https://goo.gl/kL2oZv) </text:span>的國際金融罪犯索羅斯所成立的「開放社會基金會」，共同聯手企圖全面推翻委內瑞拉的一切政府組織與運作方式及整個司法制度，並企圖以一個完全聽命於美國的傀儡政權來取而代之，其所作所為並非僅僅只是廣泛性地打造一種反政府勢力，而且也針對個別的反政府人士提供金錢資助。<text:span text:style-name="T3"><text:s/><text:line-break/><text:line-break/></text:span>在一份<text:span text:style-name="T3">2004</text:span>年標註為「卡普利萊斯與『奮起』之現況」的美國國務院解密文件中<text:span text:style-name="T3"><text:s/>(https://goo.gl/DGt6ri) </text:span>明白指出：民主基金會始終介入委國內政，當時美國國務院並提供各項支援給民主基金會所資助成立的「奮起」，幫助他們免於公然叛國之司法指控。該文件並闡明國務院支持反政府領袖恩里克<text:span text:style-name="T3">·</text:span>卡普利萊斯<text:span text:style-name="T3">·</text:span>拉東斯基<text:span text:style-name="T3"><text:s/>(Henrique Capriles Radonski) </text:span>的立場。<text:span text:style-name="T3"><text:s/><text:line-break/><text:line-break/></text:span>卡普利萊斯連同另一位反政府政治人物羅培茲<text:span text:style-name="T3"><text:s/>(Leopoldo Lopez)</text:span>，扮演現在這位自稱總統的政變領袖瓜伊多的思想導師。瓜伊多並公然接受了美國國務院兩千萬美元的金援。<text:span text:style-name="T3"><text:s/><text:line-break/><text:line-break/></text:span>美國致力於摧毀委國經濟<text:span text:style-name="T3"><text:s/><text:line-break/><text:line-break/></text:span>路透社在一篇題為「美國國務卿蓬佩奧敦促區域盟友支持瓜伊多」的文章中<text:span text:style-name="T3"><text:s/>(https://goo.gl/e8f5XG) </text:span>指出：<text:span text:style-name="T3"><text:s/><text:line-break/><text:line-break/></text:span>蓬佩奧表示，委國經濟崩潰，通膨嚴重，食物與藥品亦短缺，因此他將承諾提供兩千萬美元做為人道救援，「拯救委國人民於水火，使其百萬民眾免於流離失所」。<text:span text:style-name="T3"><text:s/><text:line-break/><text:line-break/></text:span>其所宣稱的「人道救援」聽起來極為諷刺，因為美國向來的作法就是拼命打擊委國經濟，企圖使之崩潰瓦解，導致該國高度通膨及食品藥品匱乏。尤其針對前總統查維茲及現任總統馬杜洛所領導下的委內瑞拉，更是用盡手段打擊經濟，製造社會動亂。<text:span text:style-name="T3"><text:s/><text:line-break/><text:line-break/></text:span>美國財政部並特別針對委內瑞拉的中央銀行及國營石油瓦斯公司<text:span text:style-name="T3"><text:s/>PdVSA (Petroleos de Venezuela, S.A.) </text:span>進行經濟制裁<text:span text:style-name="T3"><text:s/>(https://goo.gl/BfGSC2)</text:span>，限制融資並阻斷其通路。另一方面，美國則聯合「石油輸出國組織」其它國家，調降全球油價，一來摧毀以石油為國家主要收入來源的委國經濟，同時也能打擊伊朗和俄羅斯。<text:span text:style-name="T3"><text:s/><text:line-break/><text:line-break/></text:span>西方媒體對此卻不斷撒謊說美國的經濟制裁只限於委內瑞拉的政府官員，但華盛頓郵報的一篇題為「委內瑞拉的石油不足以幫忙馬杜洛對抗美國」的文章<text:span text:style-name="T3"><text:s/>(https://goo.gl/S31e9L) </text:span>卻洩了底：<text:span text:style-name="T3"><text:s/><text:line-break/><text:line-break/></text:span>「<text:span text:style-name="T3"><text:s/></text:span>『百分之七十五的石油獲利都跑來我這裏了<text:span text:style-name="T3"><text:s/></text:span>』，美國能源公司<text:span text:style-name="T3">Rapidan Energy </text:span>的執行長史考特摩德爾<text:span text:style-name="T3"><text:s/>(Scott Modell)</text:span>，同時也是駐拉丁美洲的前中情局官員如此說道。他還說：雖然委內瑞拉數量可觀的石油都賣給了它的外交夥伴例如中國和俄羅斯，但幾乎所有獲利全數都得用來支付先前的國家債務。『他們很需要現金，但幾乎一毛錢也拿不到。』」<text:span text:style-name="T3"><text:s/><text:line-break/><text:line-break/></text:span>文章還提到：<text:span text:style-name="T3"><text:s/><text:line-break/><text:line-break/></text:span>「雪鐵戈石油公司<text:span text:style-name="T3"><text:s/>(Citgo) </text:span>的經營所有權究竟誰屬，一直是美國和委內瑞拉之間的爭議焦點。<text:span text:style-name="T3">2017</text:span>年<text:span text:style-name="T3">8</text:span>月，川普簽署一項行政命令，禁止該公司歸還分紅利潤，並對委國人員實施經濟禁令，這更使得雪鐵戈石油公司的經營雪上加霜。<text:span text:style-name="T3"><text:s/><text:line-break/><text:line-break/></text:span>委內瑞拉國營石油瓦斯公司<text:span text:style-name="T3"><text:s/>PdVSA </text:span>將近一半的股權，都用來抵押委內瑞拉政府於<text:span text:style-name="T3">2016</text:span>年從俄羅斯能源公司<text:span text:style-name="T3"><text:s/>Rosneft </text:span>所取得的十五億美元融資，因此有些外國債權人主張有權擁有部份的雪鐵戈石油公司。史考特摩德爾說，美國一直在考慮是否直接奪下該公司，但有些人反對，理由是說雪鐵戈應該做為「後馬杜洛時代」的重要資產，以便「讓這個百病叢生的國家，可以在新政府成立後藉著石油經濟而復甦。」<text:span text:style-name="T3"><text:s/><text:line-break/><text:line-break/></text:span>事實一再表明：美國儘管用盡手段企圖摧毀委國的石油經濟，防止它從中獲利，但美方相關人士同時也承認，他們不太確定如何拿捏，究竟要摧毀這個國家到何種程度。因為他們其實也明白，一旦美國將不再對它實施經濟制裁，那麼，依舊保存完善的民生基礎設施，將有助於「讓這個百病叢生的國家，可以在新政府成立後藉著石油經濟而復甦」。<text:span text:style-name="T3"><text:s/><text:line-break/><text:line-break/></text:span>另一個針對委國的經濟戰爭的例子是：根據英國泰晤士報的報導<text:span text:style-name="T3"><text:s/>(https://goo.gl/sXUAFM)</text:span>，委內瑞拉有著巨量的黃金被英國扣押，始終拒絕歸還。<text:span text:style-name="T3"><text:s/><text:line-break/><text:line-break/></text:span>至於國內方面，那些由美國資助的反政府團體則有其它作法，他們大量囤積基本民生物資，以製造市面上物資短缺的現象。於是，當大財團或大地主僱用武裝份子攻擊那些由國家支持的農民與企業時，物價與民生供需將更進一步失衡惡化。華盛頓郵報在一篇題為「委內瑞拉的弔詭：人民很餓，但農民卻無法餵養」的文章中<text:span text:style-name="T3"><text:s/>(https://goo.gl/C8SmTa) </text:span>明白指出：這些武裝人員根本就是罪犯。委國政府則只能努力平穩物價，並在這樣一種艱困險惡的經濟戰爭中，提供緊急援助與各項補償，但效果不一。<text:span text:style-name="T3"><text:s/><text:line-break/><text:line-break/></text:span>製造經濟動亂一直是美國顛覆委內瑞拉的一個最主要手段，同樣的手法也用在其他國家，包括對付伊拉克、利比亞、敘利亞、伊朗、北韓、俄羅斯，以及任何美國所宣稱「違反人權」並虛構說是對美國構成安全威脅的任何國家。但是，很諷刺的是，那些真正惡名昭彰的國家卻反而沒事。比方說沙烏地阿拉伯，是地球上人權記錄最惡劣的國家之一，美國前國務卿希拉蕊甚至還承認說：「沙國暗中資助並協助武裝伊斯蘭國<text:span text:style-name="T3"><text:s/>(ISIS)</text:span>以及該地區的極端遜尼教派」，但美國對於沙烏地阿拉伯卻不但不制裁，而且對他罄竹難書的種種傷害人權惡行及違反國際法行徑，卻連最基本的一句譴責都沒有。<text:span text:style-name="T3"><text:s/><text:line-break/><text:line-break/></text:span>這個明顯的雙重標準幫我們了解事實真相，亦即美國之所謂制裁，總是出於政治動機，完全只針對他所鎖定的國家進行攻擊。另一方面，則使用一堆最為廉價的漂亮修辭來博得美名。即使是像俄羅斯或中國那樣強大的國家，依然得耗費數十年的努力，才有可能在美元霸權的全球經濟體系外打出小小的一片天，更不用說委內瑞拉了。這個國家幾十年來被美國所製造與挑起的動亂糟蹋得奄奄一息，在一連串的經濟制裁與經濟戰爭中，更是氣如游絲，如今又面臨美國公然發動政變。<text:span text:style-name="T3"><text:s/><text:line-break/><text:line-break/></text:span>問題在帝國主義，不是社會主義<text:span text:style-name="T3"><text:s/><text:line-break/><text:line-break/></text:span>委內瑞拉坐擁汪洋，得天獨厚，擁有全世界最豐富的石油礦產，但他數十年來卻不斷遭到美國製造動亂與政變之蹂躪。時下這個由美國資助的反對派，垂涎於權力之掠奪，但其目的並不是要追求委內瑞拉人民的福祉，而是追求美國的利益。美國對於委內瑞拉所發動的經濟戰爭，同時也用在其它無數的國家；那些國家一個個陷於動亂，有的被推翻，有的被入侵佔領，要不就是被破壞得千瘡百孔。同樣的作為不曾停止，持續使用在更多國家身上，企圖顛覆與摧毀之。至於委內瑞拉的悲劇，則只是這本美國侵略史教科書其中的一頁。<text:span text:style-name="T3"><text:s/><text:line-break/><text:line-break/></text:span>有些人說，委內瑞拉的動亂來自其社會主義，但是，儘管你刻意忽略美國長年以來所造成的傷害，這仍然還是說不通。中國不也是社會主義？甚至是共產主義，擁有一種高度的中央控制之計畫經濟形式，但它依舊繁榮，不但擁有地球上最多最迅速的高鐵網絡，並有能力把人送上外太空，並且是全球第二大經濟體。而美國雖是第一大經濟體，卻只一心想要擴張其全球霸權。<text:span text:style-name="T3"><text:s/><text:line-break/><text:line-break/></text:span>一個國家的成與敗，或許並不是在於它是社會主義或資本主義。不管這些辭彙究竟意味著何種內涵，至少對於委內瑞拉來說，它的沉淪，完全就是美國帝國主義長年以來所一手造成。惟有揭露此一事實，並制止美國黑手之介入，或許委內瑞拉的悲劇命運才有可能翻轉。<text:span text:style-name="T3"><text:s/><text:line-break/><text:line-break/>(</text:span>作者介紹：<text:span text:style-name="T3">Tony Cartalucci </text:span>是泰國曼谷的一位地緣政治研究者，常為刊物<text:span text:style-name="T3"><text:s/>“New Eastern Outlook” </text:span>寫稿，同時也是<text:span text:style-name="T3"><text:s/>"Global Research" </text:span>的主要作者之一。個人網站叫<text:span text:style-name="T3"><text:s/>Land Destroyer Report</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